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in"/>
    </style:style>
    <style:style style:name="co2" style:family="table-column">
      <style:table-column-properties fo:break-before="auto" style:column-width="3.552in"/>
    </style:style>
    <style:style style:name="co3" style:family="table-column">
      <style:table-column-properties fo:break-before="auto" style:column-width="2.0189in"/>
    </style:style>
    <style:style style:name="co4"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00"/>
    </style:style>
    <style:style style:name="ce2" style:family="table-cell" style:parent-style-name="Default">
      <style:table-cell-properties fo:background-color="#eb613d"/>
    </style:style>
    <style:style style:name="ce3" style:family="table-cell" style:parent-style-name="Default">
      <style:table-cell-properties fo:background-color="#cccccc"/>
    </style:style>
    <style:style style:name="ce4" style:family="table-cell" style:parent-style-name="Default">
      <style:table-cell-properties fo:background-color="#ffff00"/>
    </style:style>
    <style:style style:name="ce5" style:family="table-cell" style:parent-style-name="Default">
      <style:table-cell-properties fo:background-color="#00ffff"/>
    </style:style>
    <style:style style:name="ce6" style:family="table-cell" style:parent-style-name="Default">
      <style:table-cell-properties fo:background-color="#008000"/>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table-cell office:value-type="string">
            <text:p>RAW</text:p>
          </table:table-cell>
          <table:table-cell office:value-type="string">
            <text:p>NS_VERSION</text:p>
          </table:table-cell>
          <table:table-cell office:value-type="string">
            <text:p>LOKI_VERSIONFRETUEG EDWARD||FRETUEG DEBBIE||FRETUEG EDWARD A</text:p>
          </table:table-cell>
          <table:table-cell office:value-type="string">
            <text:p>Edward Fretueg, Debbie Fretueg and Edward A Fretueg</text:p>
          </table:table-cell>
          <table:table-cell office:value-type="string">
            <text:p>Debbie and Edward A. Fretueg</text:p>
          </table:table-cell>
        </table:table-row>
        <table:table-row table:style-name="ro1">
          <table:table-cell office:value-type="string">
            <text:p>HARDERS HARVEY W JR||HARDERS MARLENE R</text:p>
          </table:table-cell>
          <table:table-cell office:value-type="string">
            <text:p>Harvey W Harders Jr and Marlene R Harders</text:p>
          </table:table-cell>
          <table:table-cell table:style-name="ce1" office:value-type="string">
            <text:p>Harvey W. Harders Jr. and Marlene R. Harders</text:p>
          </table:table-cell>
          <table:table-cell table:number-columns-repeated="2"/>
        </table:table-row>
        <table:table-row table:style-name="ro2">
          <table:table-cell office:value-type="string">
            <text:p>COLE LOUIS F||COLE MAUREEN H</text:p>
          </table:table-cell>
          <table:table-cell office:value-type="string">
            <text:p>Louis F Cole and Maureen H Cole</text:p>
          </table:table-cell>
          <table:table-cell table:style-name="ce1" office:value-type="string">
            <text:p>Louis F. and Maureen H. Cole</text:p>
          </table:table-cell>
          <table:table-cell table:number-columns-repeated="2"/>
        </table:table-row>
        <table:table-row table:style-name="ro1">
          <table:table-cell office:value-type="string">
            <text:p>FREELAND GAIL J - SUCCESSOR/TRUSTEE||ONCHAK JOSEPH A||ONCHAK STELLA R||JOSEPH A ONCHAK &amp;amp; STELLA R ONCHAK TRUST</text:p>
          </table:table-cell>
          <table:table-cell office:value-type="string">
            <text:p>Gail J Successor, Trustee Freeland, Joseph A Onchak, Onchak Stella R and Joseph A Onchak Stella R Onchak (Trust)</text:p>
          </table:table-cell>
          <table:table-cell table:style-name="ce1" office:value-type="string">
            <text:p>Gail J. Freeland (successor trustee) and Joseph A. Onchak &amp; Stella R. Onchak (trust)</text:p>
          </table:table-cell>
          <table:table-cell table:number-columns-repeated="2"/>
        </table:table-row>
        <table:table-row table:style-name="ro2">
          <table:table-cell office:value-type="string">
            <text:p>KENNY SEAN P||KENNY CATHERINE C</text:p>
          </table:table-cell>
          <table:table-cell office:value-type="string">
            <text:p>Sean P Kenny and Catherine C Kenny</text:p>
          </table:table-cell>
          <table:table-cell table:style-name="ce1" office:value-type="string">
            <text:p>Sean P. and Catherine C. Kenny</text:p>
          </table:table-cell>
          <table:table-cell table:number-columns-repeated="2"/>
        </table:table-row>
        <table:table-row table:style-name="ro2">
          <table:table-cell office:value-type="string">
            <text:p>BANK ONE||FIRST NATIONAL BANK OF CHICAGO - TRUSTEE||RESIDENTIAL FUNDING CORP</text:p>
          </table:table-cell>
          <table:table-cell office:value-type="string">
            <text:p>Bank One, First National Bank Of Chicago and Residential Funding Corp</text:p>
          </table:table-cell>
          <table:table-cell table:style-name="ce2" office:value-type="string">
            <text:p>Bank One, First National Bank of, Chicago (trustee) and Residential Funding Corp.</text:p>
          </table:table-cell>
          <table:table-cell table:number-columns-repeated="2"/>
        </table:table-row>
        <table:table-row table:style-name="ro2">
          <table:table-cell office:value-type="string">
            <text:p>FANNIE MAE</text:p>
          </table:table-cell>
          <table:table-cell office:value-type="string">
            <text:p>Fannie Mae</text:p>
          </table:table-cell>
          <table:table-cell table:style-name="ce1" office:value-type="string">
            <text:p>Fannie Mae</text:p>
          </table:table-cell>
          <table:table-cell table:number-columns-repeated="2"/>
        </table:table-row>
        <table:table-row table:style-name="ro1">
          <table:table-cell office:value-type="string">
            <text:p>CHASON LARRY D</text:p>
          </table:table-cell>
          <table:table-cell office:value-type="string">
            <text:p>Larry D Chason</text:p>
          </table:table-cell>
          <table:table-cell table:style-name="ce1" office:value-type="string">
            <text:p>Larry D. Chason</text:p>
          </table:table-cell>
          <table:table-cell table:number-columns-repeated="2"/>
        </table:table-row>
        <table:table-row table:style-name="ro2">
          <table:table-cell office:value-type="string">
            <text:p>HANSEN CHRISTIAN H</text:p>
          </table:table-cell>
          <table:table-cell office:value-type="string">
            <text:p>Christian H Hansen</text:p>
          </table:table-cell>
          <table:table-cell table:style-name="ce1" office:value-type="string">
            <text:p>Christian H. Hansen</text:p>
          </table:table-cell>
          <table:table-cell table:number-columns-repeated="2"/>
        </table:table-row>
        <table:table-row table:style-name="ro2">
          <table:table-cell office:value-type="string">
            <text:p>EXCLUSIVE CARTAGE INC</text:p>
          </table:table-cell>
          <table:table-cell office:value-type="string">
            <text:p>Exclusive Cartage Inc</text:p>
          </table:table-cell>
          <table:table-cell table:style-name="ce1" office:value-type="string">
            <text:p>Exclusive Cartage Inc.</text:p>
          </table:table-cell>
          <table:table-cell table:number-columns-repeated="2"/>
        </table:table-row>
        <table:table-row table:style-name="ro1">
          <table:table-cell office:value-type="string">
            <text:p>HEIDBRINK CHRISTOPHER J||HEIDBRINK LINA E</text:p>
          </table:table-cell>
          <table:table-cell office:value-type="string">
            <text:p>Christopher J Heidbrink and Lina E Heidbrink</text:p>
          </table:table-cell>
          <table:table-cell table:style-name="ce1" office:value-type="string">
            <text:p>Christopher J. and Lina E. Heidbrink</text:p>
          </table:table-cell>
          <table:table-cell table:number-columns-repeated="2"/>
        </table:table-row>
        <table:table-row table:style-name="ro1">
          <table:table-cell office:value-type="string">
            <text:p>RONCHETTI THOMAS J||RONCHETTI CHRYSTAL</text:p>
          </table:table-cell>
          <table:table-cell office:value-type="string">
            <text:p>Thomas J Ronchetti and Chrystal Ronchetti</text:p>
          </table:table-cell>
          <table:table-cell table:style-name="ce1" office:value-type="string">
            <text:p>Thomas J. and Chrystal Ronchetti</text:p>
          </table:table-cell>
          <table:table-cell table:number-columns-repeated="2"/>
        </table:table-row>
        <table:table-row table:style-name="ro1">
          <table:table-cell office:value-type="string">
            <text:p>NOM BOLINGBROOK LLC</text:p>
          </table:table-cell>
          <table:table-cell office:value-type="string">
            <text:p>Nom Bolingbrook Llc</text:p>
          </table:table-cell>
          <table:table-cell table:style-name="ce1" office:value-type="string">
            <text:p>Nom Bolingbrook LLC</text:p>
          </table:table-cell>
          <table:table-cell table:number-columns-repeated="2"/>
        </table:table-row>
        <table:table-row table:style-name="ro2">
          <table:table-cell office:value-type="string">
            <text:p>GARCIA SALVADOR</text:p>
          </table:table-cell>
          <table:table-cell office:value-type="string">
            <text:p>Salvador Garcia</text:p>
          </table:table-cell>
          <table:table-cell table:style-name="ce1" office:value-type="string">
            <text:p>Salvador Garcia</text:p>
          </table:table-cell>
          <table:table-cell table:number-columns-repeated="2"/>
        </table:table-row>
        <table:table-row table:style-name="ro1">
          <table:table-cell office:value-type="string">
            <text:p>PULTE HOMES||PULTE HOME CORP</text:p>
          </table:table-cell>
          <table:table-cell office:value-type="string">
            <text:p>Pulte Home Corporation</text:p>
          </table:table-cell>
          <table:table-cell table:style-name="ce1" office:value-type="string">
            <text:p>Pulte Homes and Pulte Home Corp.</text:p>
          </table:table-cell>
          <table:table-cell table:number-columns-repeated="2"/>
        </table:table-row>
        <table:table-row table:style-name="ro1">
          <table:table-cell office:value-type="string">
            <text:p>US BANK NATIONAL ASSN - TRUSTEE||AMERIQUEST MORTGGE SECURITIES INC</text:p>
          </table:table-cell>
          <table:table-cell office:value-type="string">
            <text:p>Us Bank National Assn (Trustee) and Ameriquest Mortgge Securities Inc</text:p>
          </table:table-cell>
          <table:table-cell table:style-name="ce1" office:value-type="string">
            <text:p>US Bank National Association (trustee) and Ameriquest Mortgge Securities Inc.</text:p>
          </table:table-cell>
          <table:table-cell table:number-columns-repeated="2"/>
        </table:table-row>
        <table:table-row table:style-name="ro1">
          <table:table-cell office:value-type="string">
            <text:p>CENTEX HOMES</text:p>
          </table:table-cell>
          <table:table-cell office:value-type="string">
            <text:p>Centex Homes</text:p>
          </table:table-cell>
          <table:table-cell table:style-name="ce1" office:value-type="string">
            <text:p>Centex Homes</text:p>
          </table:table-cell>
          <table:table-cell table:number-columns-repeated="2"/>
        </table:table-row>
        <table:table-row table:style-name="ro2">
          <table:table-cell office:value-type="string">
            <text:p>DRH CAMBRIDGE HOMES INC</text:p>
          </table:table-cell>
          <table:table-cell office:value-type="string">
            <text:p>DRH Cambridge Homes, Inc</text:p>
          </table:table-cell>
          <table:table-cell table:style-name="ce1" office:value-type="string">
            <text:p>DRH Cambridge Homes Inc.</text:p>
          </table:table-cell>
          <table:table-cell table:number-columns-repeated="2"/>
        </table:table-row>
        <table:table-row table:style-name="ro1">
          <table:table-cell office:value-type="string">
            <text:p>DANIELLES BEACH CLUB INC</text:p>
          </table:table-cell>
          <table:table-cell office:value-type="string">
            <text:p>Danielles Beach Club Inc</text:p>
          </table:table-cell>
          <table:table-cell table:style-name="ce1" office:value-type="string">
            <text:p>Danielles Beach Club Inc.</text:p>
          </table:table-cell>
          <table:table-cell table:number-columns-repeated="2"/>
        </table:table-row>
        <table:table-row table:style-name="ro1">
          <table:table-cell office:value-type="string">
            <text:p>FIRST MIDWEST BANK||7220600 FMB</text:p>
          </table:table-cell>
          <table:table-cell office:value-type="string">
            <text:p>First Midwest Bank and Fmb 7220600</text:p>
          </table:table-cell>
          <table:table-cell table:style-name="ce1" office:value-type="string">
            <text:p>First Midwest Bank (Trust No. 7220600)</text:p>
          </table:table-cell>
          <table:table-cell table:number-columns-repeated="2"/>
        </table:table-row>
        <table:table-row table:style-name="ro1">
          <table:table-cell office:value-type="string">
            <text:p>HALL ARTHURLENE G||HALL JOSEPH E||DISCOVER BANK||ILLINOIS STATE OF</text:p>
          </table:table-cell>
          <table:table-cell office:value-type="string">
            <text:p>Arthurlene G Hall, Joseph E Hall, Discover Bank and Illinois State Of</text:p>
          </table:table-cell>
          <table:table-cell table:style-name="ce3" office:value-type="string">
            <text:p>Arthurlene G. and Joseph E. Hall, Discover Bank and Illinois State of</text:p>
          </table:table-cell>
          <table:table-cell table:number-columns-repeated="2"/>
        </table:table-row>
        <table:table-row table:style-name="ro1">
          <table:table-cell office:value-type="string">
            <text:p>KARAPAS ELENA P - TRUSTEE||ELENA P KARAPAS TRUST</text:p>
          </table:table-cell>
          <table:table-cell office:value-type="string">
            <text:p>Elena P Karapas (Trustee) and Elena P Karapas (Trust)</text:p>
          </table:table-cell>
          <table:table-cell table:style-name="ce1" office:value-type="string">
            <text:p>Elena P. Karapas (trustee) and Elena P. Karapas (trust)</text:p>
          </table:table-cell>
          <table:table-cell table:number-columns-repeated="2"/>
        </table:table-row>
        <table:table-row table:style-name="ro1">
          <table:table-cell office:value-type="string">
            <text:p>FANNIE MAE||FEDERAL NATONAL MORTGAGE ASSOCIATION</text:p>
          </table:table-cell>
          <table:table-cell office:value-type="string">
            <text:p>Fannie Mae and Federal Natonal Mortgage Association</text:p>
          </table:table-cell>
          <table:table-cell table:style-name="ce1" office:value-type="string">
            <text:p>Fannie Mae and Federal Natonal Mortgage Association</text:p>
          </table:table-cell>
          <table:table-cell table:number-columns-repeated="2"/>
        </table:table-row>
        <table:table-row table:style-name="ro1">
          <table:table-cell office:value-type="string">
            <text:p>GASCA LAURIE</text:p>
          </table:table-cell>
          <table:table-cell office:value-type="string">
            <text:p>Laurie Gasca</text:p>
          </table:table-cell>
          <table:table-cell table:style-name="ce1" office:value-type="string">
            <text:p>Laurie Gasca</text:p>
          </table:table-cell>
          <table:table-cell table:number-columns-repeated="2"/>
        </table:table-row>
        <table:table-row table:style-name="ro1">
          <table:table-cell office:value-type="string">
            <text:p>GERDEZ DEAN H||DERDEZ H DEAN||GERDEZ DEAN</text:p>
          </table:table-cell>
          <table:table-cell office:value-type="string">
            <text:p>Dean H Gerdez, H Dean Derdez and Dean Gerdez</text:p>
          </table:table-cell>
          <table:table-cell table:style-name="ce3" office:value-type="string">
            <text:p>Dean H. Gerdez and H. Dean Derdez</text:p>
          </table:table-cell>
          <table:table-cell table:number-columns-repeated="2"/>
        </table:table-row>
        <table:table-row table:style-name="ro1">
          <table:table-cell office:value-type="string">
            <text:p>VENNER PRESSURE PUMP SUPPLY CORP</text:p>
          </table:table-cell>
          <table:table-cell office:value-type="string">
            <text:p>Venner Pressure Pump Supply Corp</text:p>
          </table:table-cell>
          <table:table-cell table:style-name="ce1" office:value-type="string">
            <text:p>Venner Pressure Pump Supply Corp.</text:p>
          </table:table-cell>
          <table:table-cell table:number-columns-repeated="2"/>
        </table:table-row>
        <table:table-row table:style-name="ro1">
          <table:table-cell office:value-type="string">
            <text:p>PRUSANK SHARON E</text:p>
          </table:table-cell>
          <table:table-cell office:value-type="string">
            <text:p>Sharon E Prusank</text:p>
          </table:table-cell>
          <table:table-cell table:style-name="ce1" office:value-type="string">
            <text:p>Sharon E. Prusank</text:p>
          </table:table-cell>
          <table:table-cell table:number-columns-repeated="2"/>
        </table:table-row>
        <table:table-row table:style-name="ro1">
          <table:table-cell office:value-type="string">
            <text:p>DOWNEY JAY R||HANANIA CAROLYN A</text:p>
          </table:table-cell>
          <table:table-cell office:value-type="string">
            <text:p>Jay R Downey and Carolyn A Hanania</text:p>
          </table:table-cell>
          <table:table-cell table:style-name="ce1" office:value-type="string">
            <text:p>Jay R. Downey and Carolyn A. Hanania</text:p>
          </table:table-cell>
          <table:table-cell table:number-columns-repeated="2"/>
        </table:table-row>
        <table:table-row table:style-name="ro2">
          <table:table-cell office:value-type="string">
            <text:p>DRH CAMBRIDGE HOMES INC</text:p>
          </table:table-cell>
          <table:table-cell office:value-type="string">
            <text:p>DRH Cambridge Homes, Inc</text:p>
          </table:table-cell>
          <table:table-cell table:style-name="ce1" office:value-type="string">
            <text:p>DRH Cambridge Homes Inc.</text:p>
          </table:table-cell>
          <table:table-cell table:number-columns-repeated="2"/>
        </table:table-row>
        <table:table-row table:style-name="ro1">
          <table:table-cell office:value-type="string">
            <text:p>KOTH WILLIAM R||KOTH MARY E</text:p>
          </table:table-cell>
          <table:table-cell office:value-type="string">
            <text:p>William R Koth and Mary E Koth</text:p>
          </table:table-cell>
          <table:table-cell table:style-name="ce1" office:value-type="string">
            <text:p>William R. and Mary E. Koth</text:p>
          </table:table-cell>
          <table:table-cell table:number-columns-repeated="2"/>
        </table:table-row>
        <table:table-row table:style-name="ro1">
          <table:table-cell office:value-type="string">
            <text:p>EULBERG KARL A||EULBERG PAMELA A</text:p>
          </table:table-cell>
          <table:table-cell office:value-type="string">
            <text:p>Karl A Eulberg and Pamela A Eulberg</text:p>
          </table:table-cell>
          <table:table-cell table:style-name="ce1" office:value-type="string">
            <text:p>Karl A. and Pamela A. Eulberg</text:p>
          </table:table-cell>
          <table:table-cell table:number-columns-repeated="2"/>
        </table:table-row>
        <table:table-row table:style-name="ro2">
          <table:table-cell office:value-type="string">
            <text:p>WILL COUNTY</text:p>
          </table:table-cell>
          <table:table-cell office:value-type="string">
            <text:p>Will County</text:p>
          </table:table-cell>
          <table:table-cell table:style-name="ce1" office:value-type="string">
            <text:p>Will County</text:p>
          </table:table-cell>
          <table:table-cell table:number-columns-repeated="2"/>
        </table:table-row>
        <table:table-row table:style-name="ro1">
          <table:table-cell office:value-type="string">
            <text:p>HSBC BANK USA - TRUSTEE||ACE 2006-HE1||WELLS FARGO BANK - ATTORNEY IN FACT</text:p>
          </table:table-cell>
          <table:table-cell office:value-type="string">
            <text:p>Hsbc Bank Usa (Trustee), Ace 2006-He1 and Wells Fargo Bank Attorney In Fact</text:p>
          </table:table-cell>
          <table:table-cell table:style-name="ce1" office:value-type="string">
            <text:p>HSBC Bank USA (trustee), Ace 2006-HE1 and Wells Fargo Bank (as attorney-in-fact)</text:p>
          </table:table-cell>
          <table:table-cell table:number-columns-repeated="2"/>
        </table:table-row>
        <table:table-row table:style-name="ro2">
          <table:table-cell office:value-type="string">
            <text:p>GONZALES CHERYL LYNN</text:p>
          </table:table-cell>
          <table:table-cell office:value-type="string">
            <text:p>Cheryl Lynn Gonzales</text:p>
          </table:table-cell>
          <table:table-cell table:style-name="ce1" office:value-type="string">
            <text:p>Cheryl Lynn Gonzales</text:p>
          </table:table-cell>
          <table:table-cell table:number-columns-repeated="2"/>
        </table:table-row>
        <table:table-row table:style-name="ro1">
          <table:table-cell office:value-type="string">
            <text:p>LA GIOIA CONSTRUCTION INC</text:p>
          </table:table-cell>
          <table:table-cell office:value-type="string">
            <text:p>La Gioia Construction Inc</text:p>
          </table:table-cell>
          <table:table-cell table:style-name="ce1" office:value-type="string">
            <text:p>La Gioia Construction Inc.</text:p>
          </table:table-cell>
          <table:table-cell table:number-columns-repeated="2"/>
        </table:table-row>
        <table:table-row table:style-name="ro1">
          <table:table-cell office:value-type="string">
            <text:p>HABIGER CYRIL W||HABIGER DIANE F</text:p>
          </table:table-cell>
          <table:table-cell office:value-type="string">
            <text:p>Cyril W Habiger and Diane F Habiger</text:p>
          </table:table-cell>
          <table:table-cell table:style-name="ce1" office:value-type="string">
            <text:p>Cyril W. and Diane F. Habiger</text:p>
          </table:table-cell>
          <table:table-cell table:number-columns-repeated="2"/>
        </table:table-row>
        <table:table-row table:style-name="ro2">
          <table:table-cell office:value-type="string">
            <text:p>LEACH HOMES INC</text:p>
          </table:table-cell>
          <table:table-cell office:value-type="string">
            <text:p>Leach Homes Inc</text:p>
          </table:table-cell>
          <table:table-cell table:style-name="ce1" office:value-type="string">
            <text:p>Leach Homes Inc.</text:p>
          </table:table-cell>
          <table:table-cell table:number-columns-repeated="2"/>
        </table:table-row>
        <table:table-row table:style-name="ro1">
          <table:table-cell office:value-type="string">
            <text:p>PIGGUSH KENNETH - IND EXEC||PIGGUSH ALBERT A - DECEASED</text:p>
          </table:table-cell>
          <table:table-cell office:value-type="string">
            <text:p>Kenneth Ind Exec Piggush and Albert A Piggush</text:p>
          </table:table-cell>
          <table:table-cell table:style-name="ce4" office:value-type="string">
            <text:p>Kenneth - Ind Exec Piggush and Albert A. Piggush (deceased)</text:p>
          </table:table-cell>
          <table:table-cell table:number-columns-repeated="2"/>
        </table:table-row>
        <table:table-row table:style-name="ro1">
          <table:table-cell office:value-type="string">
            <text:p>AURORA LAND LLC</text:p>
          </table:table-cell>
          <table:table-cell office:value-type="string">
            <text:p>Aurora Land Llc</text:p>
          </table:table-cell>
          <table:table-cell table:style-name="ce1" office:value-type="string">
            <text:p>Aurora Land LLC</text:p>
          </table:table-cell>
          <table:table-cell table:number-columns-repeated="2"/>
        </table:table-row>
        <table:table-row table:style-name="ro1">
          <table:table-cell office:value-type="string">
            <text:p>MC ELRATH COY JONES||MC ELRATH TROY LEE||SMITH MILTON III||SMITH GARY WAYNE||GHOLSTON BELINDA||JORDAN VERNETTA</text:p>
          </table:table-cell>
          <table:table-cell office:value-type="string">
            <text:p>Coy Jones McElrath, Troy Lee McElrath, Milton Smith III, Gary Wayne Smith, Belinda Gholston and Vernetta Jordan</text:p>
          </table:table-cell>
          <table:table-cell table:style-name="ce4" office:value-type="string">
            <text:p>Coy Jones and Troy Lee McElrath, Milton and Gary Wayne Smith III, Belinda Gholston and Vernetta Jordan</text:p>
          </table:table-cell>
          <table:table-cell table:number-columns-repeated="2"/>
        </table:table-row>
        <table:table-row table:style-name="ro1">
          <table:table-cell office:value-type="string">
            <text:p>OLD KENT BANK||FIRST NATL BANK EVERGREEN PARK||4671 OLKB &amp;amp; FNBEP</text:p>
          </table:table-cell>
          <table:table-cell office:value-type="string">
            <text:p>Old Kent Bank, First Natl Bank Evergreen Park, Olkb 4671 and Amp; Fnbep</text:p>
          </table:table-cell>
          <table:table-cell table:style-name="ce1" office:value-type="string">
            <text:p>Old Kent Bank and First National Bank Evergreen Park (Trust No. 4671)</text:p>
          </table:table-cell>
          <table:table-cell table:number-columns-repeated="2"/>
        </table:table-row>
        <table:table-row table:style-name="ro2">
          <table:table-cell office:value-type="string">
            <text:p>WOOD ANTHONY||WOOD KIMBERLY K</text:p>
          </table:table-cell>
          <table:table-cell office:value-type="string">
            <text:p>Anthony Wood and Kimberly K Wood</text:p>
          </table:table-cell>
          <table:table-cell table:style-name="ce1" office:value-type="string">
            <text:p>Anthony and Kimberly K. Wood</text:p>
          </table:table-cell>
          <table:table-cell table:number-columns-repeated="2"/>
        </table:table-row>
        <table:table-row table:style-name="ro2">
          <table:table-cell office:value-type="string">
            <text:p>DRH CAMBRIDGE HOMES INC</text:p>
          </table:table-cell>
          <table:table-cell office:value-type="string">
            <text:p>DRH Cambridge Homes, Inc</text:p>
          </table:table-cell>
          <table:table-cell table:style-name="ce1" office:value-type="string">
            <text:p>DRH Cambridge Homes Inc.</text:p>
          </table:table-cell>
          <table:table-cell table:number-columns-repeated="2"/>
        </table:table-row>
        <table:table-row table:style-name="ro1">
          <table:table-cell office:value-type="string">
            <text:p>BULDAK THOMAS R||BULDAK THOMAS||BULDAK JACQUELINE R</text:p>
          </table:table-cell>
          <table:table-cell office:value-type="string">
            <text:p>Thomas R Buldak, Thomas Buldak and Jacqueline R Buldak</text:p>
          </table:table-cell>
          <table:table-cell table:style-name="ce1" office:value-type="string">
            <text:p>Thomas R. and Jacqueline R. Buldak</text:p>
          </table:table-cell>
          <table:table-cell table:number-columns-repeated="2"/>
        </table:table-row>
        <table:table-row table:style-name="ro1">
          <table:table-cell office:value-type="string">
            <text:p>CHURIK ROBERT C||CHURIK NANCY L</text:p>
          </table:table-cell>
          <table:table-cell office:value-type="string">
            <text:p>Robert C Churik and Nancy L Churik</text:p>
          </table:table-cell>
          <table:table-cell table:style-name="ce1" office:value-type="string">
            <text:p>Robert C. and Nancy L. Churik</text:p>
          </table:table-cell>
          <table:table-cell table:number-columns-repeated="2"/>
        </table:table-row>
        <table:table-row table:style-name="ro1">
          <table:table-cell office:value-type="string">
            <text:p>AGUIRRE VINCENTE||AGUIRRE CONSUELO</text:p>
          </table:table-cell>
          <table:table-cell office:value-type="string">
            <text:p>Vincente Aguirre and Consuelo Aguirre</text:p>
          </table:table-cell>
          <table:table-cell table:style-name="ce1" office:value-type="string">
            <text:p>Vincente and Consuelo Aguirre</text:p>
          </table:table-cell>
          <table:table-cell table:number-columns-repeated="2"/>
        </table:table-row>
        <table:table-row table:style-name="ro1">
          <table:table-cell office:value-type="string">
            <text:p>MIRRO MATHIAS||MIRRO MATHIAS M||MIRRO ROBIN||MIRRO ROBIN B</text:p>
          </table:table-cell>
          <table:table-cell office:value-type="string">
            <text:p>Mathias Mirro, Mathias M Mirro, Robin Mirro and Robin B Mirro</text:p>
          </table:table-cell>
          <table:table-cell table:style-name="ce1" office:value-type="string">
            <text:p>Mathias M. and Robin B. Mirro</text:p>
          </table:table-cell>
          <table:table-cell table:number-columns-repeated="2"/>
        </table:table-row>
        <table:table-row table:style-name="ro1">
          <table:table-cell office:value-type="string">
            <text:p>MA SEDLOCK INC</text:p>
          </table:table-cell>
          <table:table-cell office:value-type="string">
            <text:p>Ma Sedlock Inc</text:p>
          </table:table-cell>
          <table:table-cell table:style-name="ce5" office:value-type="string">
            <text:p>Ma Sedlock Inc.</text:p>
          </table:table-cell>
          <table:table-cell table:number-columns-repeated="2"/>
        </table:table-row>
        <table:table-row table:style-name="ro1">
          <table:table-cell office:value-type="string">
            <text:p>PATTERSON MARY C||WIET PATRICIA</text:p>
          </table:table-cell>
          <table:table-cell office:value-type="string">
            <text:p>Mary C Patterson and Patricia Wiet</text:p>
          </table:table-cell>
          <table:table-cell table:style-name="ce1" office:value-type="string">
            <text:p>Mary C. Patterson and Patricia Wiet</text:p>
          </table:table-cell>
          <table:table-cell table:number-columns-repeated="2"/>
        </table:table-row>
        <table:table-row table:style-name="ro1">
          <table:table-cell office:value-type="string">
            <text:p>MAZANEC JOHN F||MAZANEC JOSEPHINE M</text:p>
          </table:table-cell>
          <table:table-cell office:value-type="string">
            <text:p>John F Mazanec and Josephine M Mazanec</text:p>
          </table:table-cell>
          <table:table-cell table:style-name="ce1" office:value-type="string">
            <text:p>John F. and Josephine M. Mazanec</text:p>
          </table:table-cell>
          <table:table-cell table:number-columns-repeated="2"/>
        </table:table-row>
        <table:table-row table:style-name="ro2">
          <table:table-cell office:value-type="string">
            <text:p>GUZMAN JUAN SR||GUZMAN OFELIA</text:p>
          </table:table-cell>
          <table:table-cell office:value-type="string">
            <text:p>Juan Guzman Sr and Ofelia Guzman</text:p>
          </table:table-cell>
          <table:table-cell table:style-name="ce1" office:value-type="string">
            <text:p>Juan Guzman Sr. and Ofelia Guzman</text:p>
          </table:table-cell>
          <table:table-cell table:number-columns-repeated="2"/>
        </table:table-row>
        <table:table-row table:style-name="ro1">
          <table:table-cell office:value-type="string">
            <text:p>PASQUINELLI INC</text:p>
          </table:table-cell>
          <table:table-cell office:value-type="string">
            <text:p>Pasquinelli Inc</text:p>
          </table:table-cell>
          <table:table-cell table:style-name="ce1" office:value-type="string">
            <text:p>Pasquinelli Inc.</text:p>
          </table:table-cell>
          <table:table-cell table:number-columns-repeated="2"/>
        </table:table-row>
        <table:table-row table:style-name="ro1">
          <table:table-cell office:value-type="string">
            <text:p>LAKEWOOD HOMES INC||LAKEWOOD FALLS PHASE 7 LLC</text:p>
          </table:table-cell>
          <table:table-cell office:value-type="string">
            <text:p>Lakewood Homes Inc and Lakewood Falls Phase 7 Llc</text:p>
          </table:table-cell>
          <table:table-cell table:style-name="ce1" office:value-type="string">
            <text:p>Lakewood Homes Inc. and Lakewood Falls Phase 7 LLC</text:p>
          </table:table-cell>
          <table:table-cell table:number-columns-repeated="2"/>
        </table:table-row>
        <table:table-row table:style-name="ro1">
          <table:table-cell office:value-type="string">
            <text:p>NONAS GEORGE - TRUSTEE||PANAGIOTA NONAS LIVING TRUST</text:p>
          </table:table-cell>
          <table:table-cell office:value-type="string">
            <text:p>George Nonas (Trustee) and Panagiota Nonas (Living Trust)</text:p>
          </table:table-cell>
          <table:table-cell table:style-name="ce1" office:value-type="string">
            <text:p>George Nonas (trustee) and Panagiota Nonas (living trust)</text:p>
          </table:table-cell>
          <table:table-cell table:number-columns-repeated="2"/>
        </table:table-row>
        <table:table-row table:style-name="ro1">
          <table:table-cell office:value-type="string">
            <text:p>MARQUETTE BANK - TRUSTEE||18446 MARB</text:p>
          </table:table-cell>
          <table:table-cell office:value-type="string">
            <text:p>Marquette Bank (Trustee) and Marb 18446</text:p>
          </table:table-cell>
          <table:table-cell table:style-name="ce6" office:value-type="string">
            <text:p>Marquette Bank (trustee) (Trust No. 18446)</text:p>
          </table:table-cell>
          <table:table-cell table:number-columns-repeated="2"/>
        </table:table-row>
        <table:table-row table:style-name="ro1">
          <table:table-cell office:value-type="string">
            <text:p>RAPP PATRICIA A - SUCCESSOR/TRUSTEE||THERESA V FLETCHER REVOCABLE LIVING TRUST</text:p>
          </table:table-cell>
          <table:table-cell office:value-type="string">
            <text:p>Patricia A Successor, Trustee Rapp and Theresa V Fletcher (Revocable Living Trust)</text:p>
          </table:table-cell>
          <table:table-cell table:style-name="ce6" office:value-type="string">
            <text:p>Patricia A. Rapp (successor trustee) and Theresa V. Fletcher (revocable ) (living trust)</text:p>
          </table:table-cell>
          <table:table-cell table:number-columns-repeated="2"/>
        </table:table-row>
        <table:table-row table:style-name="ro2">
          <table:table-cell office:value-type="string">
            <text:p>PARDON MICHAEL D||PAISLEY-PARDON LEEANN J</text:p>
          </table:table-cell>
          <table:table-cell office:value-type="string">
            <text:p>Michael D Pardon and Leeann J Paisley-Pardon</text:p>
          </table:table-cell>
          <table:table-cell table:style-name="ce1" office:value-type="string">
            <text:p>Michael D. Pardon and Leeann J. Paisley-Pardon</text:p>
          </table:table-cell>
          <table:table-cell table:number-columns-repeated="2"/>
        </table:table-row>
        <table:table-row table:style-name="ro1">
          <table:table-cell office:value-type="string">
            <text:p>STONITSCH RONALD J</text:p>
          </table:table-cell>
          <table:table-cell office:value-type="string">
            <text:p>Stonitsch Ronald J</text:p>
          </table:table-cell>
          <table:table-cell table:style-name="ce1" office:value-type="string">
            <text:p>Ronald J. Stonitsch</text:p>
          </table:table-cell>
          <table:table-cell table:number-columns-repeated="2"/>
        </table:table-row>
        <table:table-row table:style-name="ro2">
          <table:table-cell office:value-type="string">
            <text:p>ROBINSON RICHARD B</text:p>
          </table:table-cell>
          <table:table-cell office:value-type="string">
            <text:p>Richard B Robinson</text:p>
          </table:table-cell>
          <table:table-cell table:style-name="ce1" office:value-type="string">
            <text:p>Richard B. Robinson</text:p>
          </table:table-cell>
          <table:table-cell table:number-columns-repeated="2"/>
        </table:table-row>
        <table:table-row table:style-name="ro1">
          <table:table-cell office:value-type="string">
            <text:p>FIRST NATIONAL BANK ILLINOIS||5715 FNBI</text:p>
          </table:table-cell>
          <table:table-cell office:value-type="string">
            <text:p>First National Bank Illinois and Fnbi 5715</text:p>
          </table:table-cell>
          <table:table-cell table:style-name="ce1" office:value-type="string">
            <text:p>First National Bank Illinois (Trust No. 5715)</text:p>
          </table:table-cell>
          <table:table-cell table:number-columns-repeated="2"/>
        </table:table-row>
        <table:table-row table:style-name="ro1">
          <table:table-cell office:value-type="string">
            <text:p>GREAT LAKES TRUST CO||BANK OF HOMEWOOD||MM043 GLTC &amp;amp; BKHOME</text:p>
          </table:table-cell>
          <table:table-cell office:value-type="string">
            <text:p>Great Lakes Trust Co, Bank Of Homewood, Gltc Mm043 and Amp; Bkhome</text:p>
          </table:table-cell>
          <table:table-cell table:style-name="ce1" office:value-type="string">
            <text:p>Great Lakes Trust Co. and Bank of Homewood (Trust No. MM043)</text:p>
          </table:table-cell>
          <table:table-cell table:number-columns-repeated="2"/>
        </table:table-row>
        <table:table-row table:style-name="ro1">
          <table:table-cell office:value-type="string">
            <text:p>LARGO PARTNERS II LLC</text:p>
          </table:table-cell>
          <table:table-cell office:value-type="string">
            <text:p>Largo Partners Llc II</text:p>
          </table:table-cell>
          <table:table-cell table:style-name="ce1" office:value-type="string">
            <text:p>Largo Partners II LLC</text:p>
          </table:table-cell>
          <table:table-cell table:number-columns-repeated="2"/>
        </table:table-row>
        <table:table-row table:style-name="ro1">
          <table:table-cell office:value-type="string">
            <text:p>MAF DEVELOPMENTS INC</text:p>
          </table:table-cell>
          <table:table-cell office:value-type="string">
            <text:p>Maf Developments Inc</text:p>
          </table:table-cell>
          <table:table-cell table:style-name="ce6" office:value-type="string">
            <text:p>Maf Developments Inc.</text:p>
          </table:table-cell>
          <table:table-cell table:number-columns-repeated="2"/>
        </table:table-row>
        <table:table-row table:style-name="ro1">
          <table:table-cell office:value-type="string">
            <text:p>TYME TEACHING YOUTH MEDIA EXPRESSIONS CULTURAL CENTER</text:p>
          </table:table-cell>
          <table:table-cell office:value-type="string">
            <text:p>Tyme Teaching Youth Media Expressions Cultural Center</text:p>
          </table:table-cell>
          <table:table-cell table:style-name="ce1" office:value-type="string">
            <text:p>Tyme Teaching Youth Media Expressions Cultural Center</text:p>
          </table:table-cell>
          <table:table-cell table:number-columns-repeated="2"/>
        </table:table-row>
        <table:table-row table:style-name="ro1">
          <table:table-cell office:value-type="string">
            <text:p>SCHOENBACH CARL||SCHOENBACH JACQUELINE||SCHOENBACH JACQUELINE A</text:p>
          </table:table-cell>
          <table:table-cell office:value-type="string">
            <text:p>Carl Schoenbach, Jacqueline Schoenbach and Jacqueline A Schoenbach</text:p>
          </table:table-cell>
          <table:table-cell table:style-name="ce1" office:value-type="string">
            <text:p>Carl and Jacqueline A. Schoenbach</text:p>
          </table:table-cell>
          <table:table-cell table:number-columns-repeated="2"/>
        </table:table-row>
        <table:table-row table:style-name="ro1">
          <table:table-cell office:value-type="string">
            <text:p>RAPCAN THOMAS M||RAPCAN BETH L</text:p>
          </table:table-cell>
          <table:table-cell office:value-type="string">
            <text:p>Thomas M Rapcan and Beth L Rapcan</text:p>
          </table:table-cell>
          <table:table-cell table:style-name="ce1" office:value-type="string">
            <text:p>Thomas M. and Beth L. Rapcan</text:p>
          </table:table-cell>
          <table:table-cell table:number-columns-repeated="2"/>
        </table:table-row>
        <table:table-row table:style-name="ro1">
          <table:table-cell office:value-type="string">
            <text:p>JOYCE MARY T - ESTATE OF||LATHAM PATRICIA J - IND EXEC</text:p>
          </table:table-cell>
          <table:table-cell office:value-type="string">
            <text:p>Mary T Joyce (Estate) and Patricia J Ind Exec Latham</text:p>
          </table:table-cell>
          <table:table-cell table:style-name="ce2" office:value-type="string">
            <text:p>Joyce Mary T-Estate of and Patricia J. - Ind Exec Latham</text:p>
          </table:table-cell>
          <table:table-cell table:number-columns-repeated="2"/>
        </table:table-row>
        <table:table-row table:style-name="ro1">
          <table:table-cell office:value-type="string">
            <text:p>LAKKAMSANI RAMAKRISHNA||LAKKAMSANI SANTHI</text:p>
          </table:table-cell>
          <table:table-cell office:value-type="string">
            <text:p>Ramakrishna Lakkamsani and Santhi Lakkamsani</text:p>
          </table:table-cell>
          <table:table-cell table:style-name="ce1" office:value-type="string">
            <text:p>Ramakrishna and Santhi Lakkamsani</text:p>
          </table:table-cell>
          <table:table-cell table:number-columns-repeated="2"/>
        </table:table-row>
        <table:table-row table:style-name="ro1">
          <table:table-cell office:value-type="string">
            <text:p>LAKEWOOD HONES INC||LAKEWOOD FALLS PHASE 7C LLC</text:p>
          </table:table-cell>
          <table:table-cell office:value-type="string">
            <text:p>Lakewood Hones Inc and Lakewood Falls Phase 7c Llc</text:p>
          </table:table-cell>
          <table:table-cell table:style-name="ce1" office:value-type="string">
            <text:p>Lakewood Hones Inc. and Lakewood Falls Phase 7C LLC</text:p>
          </table:table-cell>
          <table:table-cell table:number-columns-repeated="2"/>
        </table:table-row>
        <table:table-row table:style-name="ro1">
          <table:table-cell office:value-type="string">
            <text:p>PILATO CHRISTOPHER MICHAEL||PILATO AMY LYN</text:p>
          </table:table-cell>
          <table:table-cell office:value-type="string">
            <text:p>Christopher Michael Pilato and Amy Lyn Pilato</text:p>
          </table:table-cell>
          <table:table-cell table:style-name="ce1" office:value-type="string">
            <text:p>Christopher Michael and Amy Lyn Pilato</text:p>
          </table:table-cell>
          <table:table-cell table:number-columns-repeated="2"/>
        </table:table-row>
        <table:table-row table:style-name="ro1">
          <table:table-cell office:value-type="string">
            <text:p>DABULSKIS JAMES R</text:p>
          </table:table-cell>
          <table:table-cell office:value-type="string">
            <text:p>James R Dabulskis</text:p>
          </table:table-cell>
          <table:table-cell table:style-name="ce1" office:value-type="string">
            <text:p>James R. Dabulskis</text:p>
          </table:table-cell>
          <table:table-cell table:number-columns-repeated="2"/>
        </table:table-row>
        <table:table-row table:style-name="ro1">
          <table:table-cell office:value-type="string">
            <text:p>BRUTI ASSOCIATES LTD</text:p>
          </table:table-cell>
          <table:table-cell office:value-type="string">
            <text:p>Bruti Associates Ltd</text:p>
          </table:table-cell>
          <table:table-cell table:style-name="ce4" office:value-type="string">
            <text:p>Bruti Associates Ltd</text:p>
          </table:table-cell>
          <table:table-cell office:value-type="string">
            <text:p>period not applied to Ltd? <text:s/>Odd.</text:p>
          </table:table-cell>
          <table:table-cell/>
        </table:table-row>
        <table:table-row table:style-name="ro1">
          <table:table-cell office:value-type="string">
            <text:p>VELANDIA JULIO||VELANDIA MARIA||INDIAN OAKS RECREATION CENTER</text:p>
          </table:table-cell>
          <table:table-cell office:value-type="string">
            <text:p>Julio Velandia, Maria Velandia and Indian Oaks Recreation Center</text:p>
          </table:table-cell>
          <table:table-cell table:style-name="ce1" office:value-type="string">
            <text:p>Julio and Maria Velandia and Indian Oaks Recreation Center</text:p>
          </table:table-cell>
          <table:table-cell table:number-columns-repeated="2"/>
        </table:table-row>
        <table:table-row table:style-name="ro2">
          <table:table-cell office:value-type="string">
            <text:p>ROURKE RUSSELL P||ROURKE SUSAN D</text:p>
          </table:table-cell>
          <table:table-cell office:value-type="string">
            <text:p>Russell P Rourke and Susan D Rourke</text:p>
          </table:table-cell>
          <table:table-cell table:style-name="ce1" office:value-type="string">
            <text:p>Russell P. and Susan D. Rourke</text:p>
          </table:table-cell>
          <table:table-cell table:number-columns-repeated="2"/>
        </table:table-row>
        <table:table-row table:style-name="ro2">
          <table:table-cell office:value-type="string">
            <text:p>DEUTSCHE BANK NATIONAL TRUST COMPANY - INDENTURE TRUSTEE||NEW CENTURY HOME EQUITY LOAN||20042 NCHEL</text:p>
          </table:table-cell>
          <table:table-cell office:value-type="string">
            <text:p>Deutsche Bank National Trust Company Indenture (Trustee), New Century Home Equity Loan and 20042 Nchel</text:p>
          </table:table-cell>
          <table:table-cell office:value-type="string">
            <text:p>Deutsche Bank National Trust Company-Indenture (trustee) and New Century Home Equity Loan (Trust No. 20042)</text:p>
          </table:table-cell>
          <table:table-cell table:number-columns-repeated="2"/>
        </table:table-row>
        <table:table-row table:style-name="ro2">
          <table:table-cell office:value-type="string">
            <text:p>FIRST MIDWEST BANK||832270 FMB</text:p>
          </table:table-cell>
          <table:table-cell office:value-type="string">
            <text:p>First Midwest Bank and Fmb 832270</text:p>
          </table:table-cell>
          <table:table-cell office:value-type="string">
            <text:p>First Midwest Bank (Trust No. 832270)</text:p>
          </table:table-cell>
          <table:table-cell table:number-columns-repeated="2"/>
        </table:table-row>
        <table:table-row table:style-name="ro2">
          <table:table-cell office:value-type="string">
            <text:p>TAUSCH RENEE C||TAUSCH JAMES P</text:p>
          </table:table-cell>
          <table:table-cell office:value-type="string">
            <text:p>Renee C Tausch and James P Tausch</text:p>
          </table:table-cell>
          <table:table-cell office:value-type="string">
            <text:p>Renee C. and James P. Tausch</text:p>
          </table:table-cell>
          <table:table-cell table:number-columns-repeated="2"/>
        </table:table-row>
        <table:table-row table:style-name="ro2">
          <table:table-cell office:value-type="string">
            <text:p>RINKE JAMES A||RINKE LYNNE A||RINKE LYNNE</text:p>
          </table:table-cell>
          <table:table-cell office:value-type="string">
            <text:p>James A Rinke, Lynne A Rinke and Lynne Rinke</text:p>
          </table:table-cell>
          <table:table-cell office:value-type="string">
            <text:p>James A. and Lynne A. Rinke</text:p>
          </table:table-cell>
          <table:table-cell table:number-columns-repeated="2"/>
        </table:table-row>
        <table:table-row table:style-name="ro2">
          <table:table-cell office:value-type="string">
            <text:p>STEWART ESTELLA</text:p>
          </table:table-cell>
          <table:table-cell office:value-type="string">
            <text:p>Stewart Estella</text:p>
          </table:table-cell>
          <table:table-cell office:value-type="string">
            <text:p>Estella Stewart</text:p>
          </table:table-cell>
          <table:table-cell table:number-columns-repeated="2"/>
        </table:table-row>
        <table:table-row table:style-name="ro2">
          <table:table-cell office:value-type="string">
            <text:p>NEWELL JERRY C JR||NEWELL VICTORIA A</text:p>
          </table:table-cell>
          <table:table-cell office:value-type="string">
            <text:p>Jerry C Newell Jr and Victoria A Newell</text:p>
          </table:table-cell>
          <table:table-cell office:value-type="string">
            <text:p>Jerry C. Newell Jr. and Victoria A. Newell</text:p>
          </table:table-cell>
          <table:table-cell table:number-columns-repeated="2"/>
        </table:table-row>
        <table:table-row table:style-name="ro2">
          <table:table-cell office:value-type="string">
            <text:p>FLIGHT KEVIN J||FLIGHT LINDA J</text:p>
          </table:table-cell>
          <table:table-cell office:value-type="string">
            <text:p>Kevin J Flight and Linda J Flight</text:p>
          </table:table-cell>
          <table:table-cell office:value-type="string">
            <text:p>Kevin J. and Linda J. Flight</text:p>
          </table:table-cell>
          <table:table-cell table:number-columns-repeated="2"/>
        </table:table-row>
        <table:table-row table:style-name="ro2">
          <table:table-cell office:value-type="string">
            <text:p>COGNAC GREGG A||COGNAC CARRIE L</text:p>
          </table:table-cell>
          <table:table-cell office:value-type="string">
            <text:p>Gregg A Cognac and Carrie L Cognac</text:p>
          </table:table-cell>
          <table:table-cell office:value-type="string">
            <text:p>Gregg A. and Carrie L. Cognac</text:p>
          </table:table-cell>
          <table:table-cell table:number-columns-repeated="2"/>
        </table:table-row>
        <table:table-row table:style-name="ro2">
          <table:table-cell office:value-type="string">
            <text:p>TREIDA ERIC B||TREIDA LISA</text:p>
          </table:table-cell>
          <table:table-cell office:value-type="string">
            <text:p>Eric B Treida and Lisa Treida</text:p>
          </table:table-cell>
          <table:table-cell office:value-type="string">
            <text:p>Eric B. and Lisa Treida</text:p>
          </table:table-cell>
          <table:table-cell table:number-columns-repeated="2"/>
        </table:table-row>
        <table:table-row table:style-name="ro2">
          <table:table-cell office:value-type="string">
            <text:p>DOMIAN JOSE||DAMIAN JOSE</text:p>
          </table:table-cell>
          <table:table-cell office:value-type="string">
            <text:p>Jose Domian and Jose Damian</text:p>
          </table:table-cell>
          <table:table-cell office:value-type="string">
            <text:p>Jose Domian and Jose Damian</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VASILJ MICHAEL||VASILJ MILJENKO</text:p>
          </table:table-cell>
          <table:table-cell office:value-type="string">
            <text:p>Michael Vasilj and Miljenko Vasilj</text:p>
          </table:table-cell>
          <table:table-cell office:value-type="string">
            <text:p>Michael and Miljenko Vasilj</text:p>
          </table:table-cell>
          <table:table-cell table:number-columns-repeated="2"/>
        </table:table-row>
        <table:table-row table:style-name="ro2">
          <table:table-cell office:value-type="string">
            <text:p>KASHIN STEPHEN ANTHONY||KASHIN KAREN DEE</text:p>
          </table:table-cell>
          <table:table-cell office:value-type="string">
            <text:p>Kashin Stephen Anthony and Karen Dee Kashin</text:p>
          </table:table-cell>
          <table:table-cell office:value-type="string">
            <text:p>Stephen Anthony and Karen Dee Kashin</text:p>
          </table:table-cell>
          <table:table-cell table:number-columns-repeated="2"/>
        </table:table-row>
        <table:table-row table:style-name="ro2">
          <table:table-cell office:value-type="string">
            <text:p>LEONG CARMELITA M</text:p>
          </table:table-cell>
          <table:table-cell office:value-type="string">
            <text:p>Carmelita M Leong</text:p>
          </table:table-cell>
          <table:table-cell office:value-type="string">
            <text:p>Carmelita M. Leong</text:p>
          </table:table-cell>
          <table:table-cell table:number-columns-repeated="2"/>
        </table:table-row>
        <table:table-row table:style-name="ro2">
          <table:table-cell office:value-type="string">
            <text:p>BROOKS ANTONIA||REED MARY G</text:p>
          </table:table-cell>
          <table:table-cell office:value-type="string">
            <text:p>Antonia Brooks and Mary G Reed</text:p>
          </table:table-cell>
          <table:table-cell office:value-type="string">
            <text:p>Antonia Brooks and Mary G. Reed</text:p>
          </table:table-cell>
          <table:table-cell table:number-columns-repeated="2"/>
        </table:table-row>
        <table:table-row table:style-name="ro2">
          <table:table-cell office:value-type="string">
            <text:p>DRH CAMBRIDGE HOMES INC</text:p>
          </table:table-cell>
          <table:table-cell office:value-type="string">
            <text:p>Drh Cambridge Homes Inc</text:p>
          </table:table-cell>
          <table:table-cell office:value-type="string">
            <text:p>DRH Cambridge Homes Inc.</text:p>
          </table:table-cell>
          <table:table-cell table:number-columns-repeated="2"/>
        </table:table-row>
        <table:table-row table:style-name="ro2">
          <table:table-cell office:value-type="string">
            <text:p>MERCHPRESS INC</text:p>
          </table:table-cell>
          <table:table-cell office:value-type="string">
            <text:p>Merchpress Inc</text:p>
          </table:table-cell>
          <table:table-cell office:value-type="string">
            <text:p>Merchpress Inc.</text:p>
          </table:table-cell>
          <table:table-cell table:number-columns-repeated="2"/>
        </table:table-row>
        <table:table-row table:style-name="ro2">
          <table:table-cell office:value-type="string">
            <text:p>MC COY FARM LLC||COURTYARDS OF KIPLING ESTATES</text:p>
          </table:table-cell>
          <table:table-cell office:value-type="string">
            <text:p>McCoy Farm Llc and Courtyards Of Kipling Estates</text:p>
          </table:table-cell>
          <table:table-cell office:value-type="string">
            <text:p>McCoy Farm LLC and Courtyards of Kipling Estates</text:p>
          </table:table-cell>
          <table:table-cell table:number-columns-repeated="2"/>
        </table:table-row>
        <table:table-row table:style-name="ro2">
          <table:table-cell office:value-type="string">
            <text:p>PIGNATIELLO PETER||PIGNATIELLO ELIZABETH</text:p>
          </table:table-cell>
          <table:table-cell office:value-type="string">
            <text:p>Peter Pignatiello and Elizabeth Pignatiello</text:p>
          </table:table-cell>
          <table:table-cell office:value-type="string">
            <text:p>Peter and Elizabeth Pignatiello</text:p>
          </table:table-cell>
          <table:table-cell table:number-columns-repeated="2"/>
        </table:table-row>
        <table:table-row table:style-name="ro2">
          <table:table-cell office:value-type="string">
            <text:p>REMINGTON AT TALL GRASS LLC</text:p>
          </table:table-cell>
          <table:table-cell office:value-type="string">
            <text:p>Remington At Tall Grass Llc</text:p>
          </table:table-cell>
          <table:table-cell office:value-type="string">
            <text:p>Remington at Tall Grass LLC</text:p>
          </table:table-cell>
          <table:table-cell table:number-columns-repeated="2"/>
        </table:table-row>
        <table:table-row table:style-name="ro2">
          <table:table-cell office:value-type="string">
            <text:p>DOHENY ANNE M - TRUSTEE||2000 ANNE M DOHENY TRUST</text:p>
          </table:table-cell>
          <table:table-cell office:value-type="string">
            <text:p>Anne M Doheny (Trustee) and 2000 Anne M Doheny (Trust)</text:p>
          </table:table-cell>
          <table:table-cell office:value-type="string">
            <text:p>Anne M. (trustee) Doheny (Trust No. 2000)</text:p>
          </table:table-cell>
          <table:table-cell table:number-columns-repeated="2"/>
        </table:table-row>
        <table:table-row table:style-name="ro2">
          <table:table-cell office:value-type="string">
            <text:p>COUNTY CLERK WILL COUNTY</text:p>
          </table:table-cell>
          <table:table-cell office:value-type="string">
            <text:p>County Clerk Will County</text:p>
          </table:table-cell>
          <table:table-cell office:value-type="string">
            <text:p>Will County Clerk</text:p>
          </table:table-cell>
          <table:table-cell table:number-columns-repeated="2"/>
        </table:table-row>
        <table:table-row table:style-name="ro2">
          <table:table-cell office:value-type="string">
            <text:p>FIELDSTONE DEVELOPMENT LLC||CAPISTA LARRY</text:p>
          </table:table-cell>
          <table:table-cell office:value-type="string">
            <text:p>Fieldstone Development Llc and Larry Capista</text:p>
          </table:table-cell>
          <table:table-cell office:value-type="string">
            <text:p>Fieldstone Development LLC and Larry Capista</text:p>
          </table:table-cell>
          <table:table-cell table:number-columns-repeated="2"/>
        </table:table-row>
        <table:table-row table:style-name="ro2">
          <table:table-cell office:value-type="string">
            <text:p>BENTSON RITA L</text:p>
          </table:table-cell>
          <table:table-cell office:value-type="string">
            <text:p>Rita L Bentson</text:p>
          </table:table-cell>
          <table:table-cell office:value-type="string">
            <text:p>Rita L. Bentson</text:p>
          </table:table-cell>
          <table:table-cell table:number-columns-repeated="2"/>
        </table:table-row>
        <table:table-row table:style-name="ro2">
          <table:table-cell office:value-type="string">
            <text:p>SANDERS LAWRENCE R - TRUSTEE||LAWRENCE R SANDERS TRUST</text:p>
          </table:table-cell>
          <table:table-cell office:value-type="string">
            <text:p>Lawrence R Sanders (Trustee) and R Sanders Lawrence (Trust)</text:p>
          </table:table-cell>
          <table:table-cell office:value-type="string">
            <text:p>Lawrence R. Sanders (trustee) and Lawrence R. Sanders (trust)</text:p>
          </table:table-cell>
          <table:table-cell table:number-columns-repeated="2"/>
        </table:table-row>
        <table:table-row table:style-name="ro2">
          <table:table-cell office:value-type="string">
            <text:p>PRO-MOTION OF MINOOKA INC</text:p>
          </table:table-cell>
          <table:table-cell office:value-type="string">
            <text:p>Pro-Motion Of Minooka Inc</text:p>
          </table:table-cell>
          <table:table-cell office:value-type="string">
            <text:p>Pro-Motion of Minooka Inc.</text:p>
          </table:table-cell>
          <table:table-cell table:number-columns-repeated="2"/>
        </table:table-row>
        <table:table-row table:style-name="ro2">
          <table:table-cell office:value-type="string">
            <text:p>NEUMANN HOMES INC</text:p>
          </table:table-cell>
          <table:table-cell office:value-type="string">
            <text:p>Neumann Homes Inc</text:p>
          </table:table-cell>
          <table:table-cell office:value-type="string">
            <text:p>Neumann Homes Inc.</text:p>
          </table:table-cell>
          <table:table-cell table:number-columns-repeated="2"/>
        </table:table-row>
        <table:table-row table:style-name="ro2">
          <table:table-cell office:value-type="string">
            <text:p>LAKEWOOD FALLS PHASE K LLC</text:p>
          </table:table-cell>
          <table:table-cell office:value-type="string">
            <text:p>Lakewood Falls Phase K Llc</text:p>
          </table:table-cell>
          <table:table-cell office:value-type="string">
            <text:p>Lakewood Falls Phase K LLC</text:p>
          </table:table-cell>
          <table:table-cell table:number-columns-repeated="2"/>
        </table:table-row>
        <table:table-row table:style-name="ro2">
          <table:table-cell office:value-type="string">
            <text:p>SCHIEK WILLIS - TRUSTEE||WILLIS SCHIEK REVOCABLE TRUST||SCHIEK DONNA - TRUSTEE||DONNA SCHIEK REVOCABLE TRUST</text:p>
          </table:table-cell>
          <table:table-cell office:value-type="string">
            <text:p>Willis Schiek (Trustee), Willis Schiek (Revocable Trust), Schiek Donna (Revocable Trust) and Donna Schiek</text:p>
          </table:table-cell>
          <table:table-cell office:value-type="string">
            <text:p>Willis Schiek (trustee), Willis Schiek Revocable Trust, Donna Schiek (trustee) and Donna Schiek Revocable Trust</text:p>
          </table:table-cell>
          <table:table-cell table:number-columns-repeated="2"/>
        </table:table-row>
        <table:table-row table:style-name="ro2">
          <table:table-cell office:value-type="string">
            <text:p>DRH CAMBRIDGE HOMES INC</text:p>
          </table:table-cell>
          <table:table-cell office:value-type="string">
            <text:p>DRH Cambridge Homes, Inc</text:p>
          </table:table-cell>
          <table:table-cell office:value-type="string">
            <text:p>DRH Cambridge Homes Inc.</text:p>
          </table:table-cell>
          <table:table-cell table:number-columns-repeated="2"/>
        </table:table-row>
        <table:table-row table:style-name="ro2">
          <table:table-cell office:value-type="string">
            <text:p>REYES PEDRO||REYES SUHGEY O||REYES SUHGEY</text:p>
          </table:table-cell>
          <table:table-cell office:value-type="string">
            <text:p>Pedro Reyes, Suhgey O Reyes and Suhgey Reyes</text:p>
          </table:table-cell>
          <table:table-cell office:value-type="string">
            <text:p>Pedro and Suhgey O. Reyes</text:p>
          </table:table-cell>
          <table:table-cell table:number-columns-repeated="2"/>
        </table:table-row>
        <table:table-row table:style-name="ro2">
          <table:table-cell office:value-type="string">
            <text:p>FALSTAFF BREWING CORPORATION</text:p>
          </table:table-cell>
          <table:table-cell office:value-type="string">
            <text:p>Falstaff Brewing Corporation</text:p>
          </table:table-cell>
          <table:table-cell office:value-type="string">
            <text:p>Falstaff Brewing Corp.</text:p>
          </table:table-cell>
          <table:table-cell table:number-columns-repeated="2"/>
        </table:table-row>
        <table:table-row table:style-name="ro2">
          <table:table-cell office:value-type="string">
            <text:p>FANNIE MAE||FEDERAL NATIONAL MORTGAGE ASSOCIATION||FISHER &amp;amp; SHAPIRO LLC - ATTORNEY IN FACT</text:p>
          </table:table-cell>
          <table:table-cell office:value-type="string">
            <text:p>Fannie Mae, Federal National Mortgage Association and Fisher Shapiro Llc Attorney In Fact</text:p>
          </table:table-cell>
          <table:table-cell office:value-type="string">
            <text:p>Fannie Mae, Federal National Mortgage Association and Fisher &amp; Shapiro LLC (as attorney-in-fact)</text:p>
          </table:table-cell>
          <table:table-cell table:number-columns-repeated="2"/>
        </table:table-row>
        <table:table-row table:style-name="ro2">
          <table:table-cell office:value-type="string">
            <text:p>MIERZWA EUGENE S||LUCKER-MIERZWA JUDITH</text:p>
          </table:table-cell>
          <table:table-cell office:value-type="string">
            <text:p>Eugene S Mierzwa and Judith Lucker-Mierzwa</text:p>
          </table:table-cell>
          <table:table-cell office:value-type="string">
            <text:p>Eugene S. Mierzwa and Judith Lucker-Mierzwa</text:p>
          </table:table-cell>
          <table:table-cell table:number-columns-repeated="2"/>
        </table:table-row>
        <table:table-row table:style-name="ro2">
          <table:table-cell office:value-type="string">
            <text:p>FIRST MIDWEST BANK||5750 FMB</text:p>
          </table:table-cell>
          <table:table-cell office:value-type="string">
            <text:p>First Midwest Bank and Fmb 5750</text:p>
          </table:table-cell>
          <table:table-cell office:value-type="string">
            <text:p>First Midwest Bank (Trust No. 5750)</text:p>
          </table:table-cell>
          <table:table-cell table:number-columns-repeated="2"/>
        </table:table-row>
        <table:table-row table:style-name="ro2">
          <table:table-cell office:value-type="string">
            <text:p>NLSB||1960 NLSB</text:p>
          </table:table-cell>
          <table:table-cell office:value-type="string">
            <text:p>Nlsb and Nlsb 1960</text:p>
          </table:table-cell>
          <table:table-cell office:value-type="string">
            <text:p>1960 Nlsb</text:p>
          </table:table-cell>
          <table:table-cell table:number-columns-repeated="2"/>
        </table:table-row>
        <table:table-row table:style-name="ro2">
          <table:table-cell office:value-type="string">
            <text:p>RICHMOND AMERICAN HOMES OF ILLINOIS INC</text:p>
          </table:table-cell>
          <table:table-cell office:value-type="string">
            <text:p>Richmond American Homes Of Illinois Inc</text:p>
          </table:table-cell>
          <table:table-cell office:value-type="string">
            <text:p>Richmond American Homes of Illinois Inc.</text:p>
          </table:table-cell>
          <table:table-cell table:number-columns-repeated="2"/>
        </table:table-row>
        <table:table-row table:style-name="ro2">
          <table:table-cell office:value-type="string">
            <text:p>ZAMUDIO FELIPE||CALDERON LAURA</text:p>
          </table:table-cell>
          <table:table-cell office:value-type="string">
            <text:p>Felipe Zamudio and Laura Calderon</text:p>
          </table:table-cell>
          <table:table-cell office:value-type="string">
            <text:p>Felipe Zamudio and Laura Calderon</text:p>
          </table:table-cell>
          <table:table-cell table:number-columns-repeated="2"/>
        </table:table-row>
        <table:table-row table:style-name="ro2">
          <table:table-cell office:value-type="string">
            <text:p>FIRST COMMUNITY BANK &amp;amp; TRUST||20020126 FCBT</text:p>
          </table:table-cell>
          <table:table-cell office:value-type="string">
            <text:p>First Community Bank (Trust) and 20020126 Fcbt</text:p>
          </table:table-cell>
          <table:table-cell office:value-type="string">
            <text:p>First Community Bank &amp; Trust (Trust No. 20020126)</text:p>
          </table:table-cell>
          <table:table-cell table:number-columns-repeated="2"/>
        </table:table-row>
        <table:table-row table:style-name="ro2">
          <table:table-cell office:value-type="string">
            <text:p>THOUSAND HILLS MINISTRIES</text:p>
          </table:table-cell>
          <table:table-cell table:number-columns-repeated="2" office:value-type="string">
            <text:p>Hills Ministries Thousand</text:p>
          </table:table-cell>
          <table:table-cell table:number-columns-repeated="2"/>
        </table:table-row>
        <table:table-row table:style-name="ro2">
          <table:table-cell office:value-type="string">
            <text:p>PERELLA ALVIN A - TRUSTEE||PERELLA CAROLE A - TRUSTEE||ALVIN A PERELLA LIVING TRUST</text:p>
          </table:table-cell>
          <table:table-cell office:value-type="string">
            <text:p>Alvin A Perella (Trustee), Carole A Perella and Alvin A Perella (Living Trust)</text:p>
          </table:table-cell>
          <table:table-cell office:value-type="string">
            <text:p>Alvin A. Perella (trustee), Carole A. Perella (trustee) and Alvin A. Perella (living trust)</text:p>
          </table:table-cell>
          <table:table-cell table:number-columns-repeated="2"/>
        </table:table-row>
        <table:table-row table:style-name="ro2">
          <table:table-cell office:value-type="string">
            <text:p>FIRST NATIONAL BANK ILLINOIS||5076 FNBI</text:p>
          </table:table-cell>
          <table:table-cell office:value-type="string">
            <text:p>First National Bank Illinois and Fnbi 5076</text:p>
          </table:table-cell>
          <table:table-cell office:value-type="string">
            <text:p>First National Bank Illinois (Trust No. 5076)</text:p>
          </table:table-cell>
          <table:table-cell table:number-columns-repeated="2"/>
        </table:table-row>
        <table:table-row table:style-name="ro2">
          <table:table-cell office:value-type="string">
            <text:p>GARCIA HORTENCIA</text:p>
          </table:table-cell>
          <table:table-cell office:value-type="string">
            <text:p>Hortencia Garcia</text:p>
          </table:table-cell>
          <table:table-cell office:value-type="string">
            <text:p>Hortencia Garcia</text:p>
          </table:table-cell>
          <table:table-cell table:number-columns-repeated="2"/>
        </table:table-row>
        <table:table-row table:style-name="ro2">
          <table:table-cell office:value-type="string">
            <text:p>DEUTSCHE BANK NATIONAL TRUST COMPANY - INDENTURE TRUSTEE||NEW CENTURY HOME EQUITY LOAN TRUST||20053 NCHEL</text:p>
          </table:table-cell>
          <table:table-cell office:value-type="string">
            <text:p>Deutsche Bank National Trust Company Indenture (Trustee), New Century Home Equity Loan (Trust) and 20053 Nchel</text:p>
          </table:table-cell>
          <table:table-cell office:value-type="string">
            <text:p>Deutsche Bank National Trust Company-Indenture (trustee) and New Century Home Equity Loan Trust (Trust No. 20053)</text:p>
          </table:table-cell>
          <table:table-cell table:number-columns-repeated="2"/>
        </table:table-row>
        <table:table-row table:style-name="ro2">
          <table:table-cell office:value-type="string">
            <text:p>CABIT KENNETH</text:p>
          </table:table-cell>
          <table:table-cell office:value-type="string">
            <text:p>Kenneth Cabit</text:p>
          </table:table-cell>
          <table:table-cell office:value-type="string">
            <text:p>Kenneth Cabit</text:p>
          </table:table-cell>
          <table:table-cell table:number-columns-repeated="2"/>
        </table:table-row>
        <table:table-row table:style-name="ro2">
          <table:table-cell office:value-type="string">
            <text:p>SUBURBAN DIAGNOSTIC INC</text:p>
          </table:table-cell>
          <table:table-cell office:value-type="string">
            <text:p>Suburban Diagnostic Inc</text:p>
          </table:table-cell>
          <table:table-cell office:value-type="string">
            <text:p>Suburban Diagnostic Inc.</text:p>
          </table:table-cell>
          <table:table-cell table:number-columns-repeated="2"/>
        </table:table-row>
        <table:table-row table:style-name="ro2">
          <table:table-cell office:value-type="string">
            <text:p>HEAD TIMOTHY B||HEAD TIMOTHY||HEAD REBECCA J</text:p>
          </table:table-cell>
          <table:table-cell office:value-type="string">
            <text:p>Timothy B Head, Timothy Head and Rebecca J Head</text:p>
          </table:table-cell>
          <table:table-cell office:value-type="string">
            <text:p>Timothy B. and Rebecca J. Head</text:p>
          </table:table-cell>
          <table:table-cell table:number-columns-repeated="2"/>
        </table:table-row>
        <table:table-row table:style-name="ro2">
          <table:table-cell office:value-type="string">
            <text:p>JANSSEN DALE I||JANSSEN PAULA J</text:p>
          </table:table-cell>
          <table:table-cell office:value-type="string">
            <text:p>Dale I Janssen and Paula J Janssen</text:p>
          </table:table-cell>
          <table:table-cell office:value-type="string">
            <text:p>Dale I. and Paula J. Janssen</text:p>
          </table:table-cell>
          <table:table-cell table:number-columns-repeated="2"/>
        </table:table-row>
        <table:table-row table:style-name="ro2">
          <table:table-cell office:value-type="string">
            <text:p>BECERRA OSCAR||BECERRA MARIA I</text:p>
          </table:table-cell>
          <table:table-cell office:value-type="string">
            <text:p>Oscar Becerra and Maria I Becerra</text:p>
          </table:table-cell>
          <table:table-cell office:value-type="string">
            <text:p>Oscar and Maria I. Becerra</text:p>
          </table:table-cell>
          <table:table-cell table:number-columns-repeated="2"/>
        </table:table-row>
        <table:table-row table:style-name="ro2">
          <table:table-cell office:value-type="string">
            <text:p>PRAIRIE BANK &amp;amp; TRUST CO||00126 PRABTC</text:p>
          </table:table-cell>
          <table:table-cell office:value-type="string">
            <text:p>Prairie Bank Trust Co and Prabtc 00126</text:p>
          </table:table-cell>
          <table:table-cell office:value-type="string">
            <text:p>Prairie Bank &amp; Trust Co. (Trust No. 00126)</text:p>
          </table:table-cell>
          <table:table-cell table:number-columns-repeated="2"/>
        </table:table-row>
        <table:table-row table:style-name="ro2">
          <table:table-cell office:value-type="string">
            <text:p>BERNDT GUY W||BERNDT LORETTA</text:p>
          </table:table-cell>
          <table:table-cell office:value-type="string">
            <text:p>Guy W Berndt and Loretta Berndt</text:p>
          </table:table-cell>
          <table:table-cell office:value-type="string">
            <text:p>Guy W. and Loretta Berndt</text:p>
          </table:table-cell>
          <table:table-cell table:number-columns-repeated="2"/>
        </table:table-row>
        <table:table-row table:style-name="ro2">
          <table:table-cell office:value-type="string">
            <text:p>SUBURBAN BANK &amp;amp; TRUST CO||ST PAUL TRUST CO||BEVERLY TRUST CO||742526 SUBTC &amp;amp; SPTC &amp;amp; BEVTR</text:p>
          </table:table-cell>
          <table:table-cell office:value-type="string">
            <text:p>Suburban Bank Trust Co, St Paul Trust Co, Beverly Trust Co and Subtc and Amp; Sptc and Amp; Bevtr 742526</text:p>
          </table:table-cell>
          <table:table-cell office:value-type="string">
            <text:p>Suburban Bank &amp; Trust Co., St. Paul Trust Co. and Beverly Trust Co. (Trust No. 742526)</text:p>
          </table:table-cell>
          <table:table-cell table:number-columns-repeated="2"/>
        </table:table-row>
        <table:table-row table:style-name="ro2">
          <table:table-cell office:value-type="string">
            <text:p>GRIMWOOD MARY M||BAEMMERT MARY M</text:p>
          </table:table-cell>
          <table:table-cell office:value-type="string">
            <text:p>Mary M Grimwood and Mary M Baemmert</text:p>
          </table:table-cell>
          <table:table-cell office:value-type="string">
            <text:p>Mary M. Grimwood and Mary M. Baemmert</text:p>
          </table:table-cell>
          <table:table-cell table:number-columns-repeated="2"/>
        </table:table-row>
        <table:table-row table:style-name="ro2">
          <table:table-cell office:value-type="string">
            <text:p>PURVIS TIMOTHY G SR||PURVIS PATRICIA</text:p>
          </table:table-cell>
          <table:table-cell office:value-type="string">
            <text:p>Timothy G Purvis Sr and Patricia Purvis</text:p>
          </table:table-cell>
          <table:table-cell office:value-type="string">
            <text:p>Timothy G. Purvis Sr. and Patricia Purvis</text:p>
          </table:table-cell>
          <table:table-cell table:number-columns-repeated="2"/>
        </table:table-row>
        <table:table-row table:style-name="ro2">
          <table:table-cell office:value-type="string">
            <text:p>SIBEN SCOTT C||SIBEN TAMARA A</text:p>
          </table:table-cell>
          <table:table-cell office:value-type="string">
            <text:p>Scott C Siben and Tamara A Siben</text:p>
          </table:table-cell>
          <table:table-cell office:value-type="string">
            <text:p>Scott C. and Tamara A. Siben</text:p>
          </table:table-cell>
          <table:table-cell table:number-columns-repeated="2"/>
        </table:table-row>
        <table:table-row table:style-name="ro2">
          <table:table-cell office:value-type="string">
            <text:p>MUSIL RYAN V||MUSIL VICKI L</text:p>
          </table:table-cell>
          <table:table-cell office:value-type="string">
            <text:p>Ryan V Musil and Vicki L Musil</text:p>
          </table:table-cell>
          <table:table-cell office:value-type="string">
            <text:p>Ryan V. and Vicki L. Musil</text:p>
          </table:table-cell>
          <table:table-cell table:number-columns-repeated="2"/>
        </table:table-row>
        <table:table-row table:style-name="ro2">
          <table:table-cell office:value-type="string">
            <text:p>PARKS WILLIAM P||PARKS MICHELE A</text:p>
          </table:table-cell>
          <table:table-cell office:value-type="string">
            <text:p>William P Parks and Michele A Parks</text:p>
          </table:table-cell>
          <table:table-cell office:value-type="string">
            <text:p>William P. and Michele A. Parks</text:p>
          </table:table-cell>
          <table:table-cell table:number-columns-repeated="2"/>
        </table:table-row>
        <table:table-row table:style-name="ro2">
          <table:table-cell office:value-type="string">
            <text:p>SECRETARY OF HIUSING AND URBAN DEVELOPMENT||UNITED STATES DEPARTMENT OF HOUSING AND URBAN DEVELOPMENT</text:p>
          </table:table-cell>
          <table:table-cell office:value-type="string">
            <text:p>Secretary Of Hiusing And Urban Development and United States Department Of Housing And Urban Development</text:p>
          </table:table-cell>
          <table:table-cell office:value-type="string">
            <text:p>Secretary of Hiusing and Urban Development and United States Department of Housing and Urban Development</text:p>
          </table:table-cell>
          <table:table-cell table:number-columns-repeated="2"/>
        </table:table-row>
        <table:table-row table:style-name="ro2">
          <table:table-cell office:value-type="string">
            <text:p>SCARAVILLI GLENN R</text:p>
          </table:table-cell>
          <table:table-cell office:value-type="string">
            <text:p>Glenn R Scaravilli</text:p>
          </table:table-cell>
          <table:table-cell office:value-type="string">
            <text:p>Glenn R. Scaravilli</text:p>
          </table:table-cell>
          <table:table-cell table:number-columns-repeated="2"/>
        </table:table-row>
        <table:table-row table:style-name="ro2">
          <table:table-cell office:value-type="string">
            <text:p>COZZI FRANK J JR||COZZI FRANK JR</text:p>
          </table:table-cell>
          <table:table-cell office:value-type="string">
            <text:p>Frank J Cozzi Jr and Frank Cozzi Jr</text:p>
          </table:table-cell>
          <table:table-cell office:value-type="string">
            <text:p>Frank J. Cozzi Jr.</text:p>
          </table:table-cell>
          <table:table-cell table:number-columns-repeated="2"/>
        </table:table-row>
        <table:table-row table:style-name="ro2">
          <table:table-cell office:value-type="string">
            <text:p>TIEDEMANN ANASTASIA||BICE MARY ANN</text:p>
          </table:table-cell>
          <table:table-cell office:value-type="string">
            <text:p>Anastasia Tiedemann and Mary Ann Bice</text:p>
          </table:table-cell>
          <table:table-cell office:value-type="string">
            <text:p>Anastasia Tiedemann and Mary Ann Bice</text:p>
          </table:table-cell>
          <table:table-cell table:number-columns-repeated="2"/>
        </table:table-row>
        <table:table-row table:style-name="ro2">
          <table:table-cell office:value-type="string">
            <text:p>HOFFMAN MARGARET MARY - TRUSTEE||MARY V SYNOLD TRUST</text:p>
          </table:table-cell>
          <table:table-cell office:value-type="string">
            <text:p>Margaret Mary Hoffman (Trustee) and Mary V Synold (Trust)</text:p>
          </table:table-cell>
          <table:table-cell office:value-type="string">
            <text:p>Margaret Mary Hoffman (trustee) and Mary V. Synold (trust)</text:p>
          </table:table-cell>
          <table:table-cell table:number-columns-repeated="2"/>
        </table:table-row>
        <table:table-row table:style-name="ro2">
          <table:table-cell office:value-type="string">
            <text:p>TRIPLE DOUBLE CO</text:p>
          </table:table-cell>
          <table:table-cell office:value-type="string">
            <text:p>Triple Double Co</text:p>
          </table:table-cell>
          <table:table-cell office:value-type="string">
            <text:p>Triple Double Co.</text:p>
          </table:table-cell>
          <table:table-cell table:number-columns-repeated="2"/>
        </table:table-row>
        <table:table-row table:style-name="ro2">
          <table:table-cell office:value-type="string">
            <text:p>SIRVA RELOCATION LLC</text:p>
          </table:table-cell>
          <table:table-cell office:value-type="string">
            <text:p>Sirva Relocation Llc</text:p>
          </table:table-cell>
          <table:table-cell office:value-type="string">
            <text:p>Sirva Relocation LLC</text:p>
          </table:table-cell>
          <table:table-cell table:number-columns-repeated="2"/>
        </table:table-row>
        <table:table-row table:style-name="ro2">
          <table:table-cell office:value-type="string">
            <text:p>CHA KWANG I||CHA CHERYL C</text:p>
          </table:table-cell>
          <table:table-cell office:value-type="string">
            <text:p>Kwang I Cha and Cheryl C Cha</text:p>
          </table:table-cell>
          <table:table-cell office:value-type="string">
            <text:p>Kwang I. and Cheryl C. Cha</text:p>
          </table:table-cell>
          <table:table-cell table:number-columns-repeated="2"/>
        </table:table-row>
        <table:table-row table:style-name="ro2">
          <table:table-cell office:value-type="string">
            <text:p>3SIXTY ENTERPRISES INC</text:p>
          </table:table-cell>
          <table:table-cell office:value-type="string">
            <text:p>3sixty Enterprises Inc</text:p>
          </table:table-cell>
          <table:table-cell office:value-type="string">
            <text:p>3Sixty Enterprises Inc.</text:p>
          </table:table-cell>
          <table:table-cell table:number-columns-repeated="2"/>
        </table:table-row>
        <table:table-row table:style-name="ro2">
          <table:table-cell office:value-type="string">
            <text:p>BURKE EDWARD P||BURKE BEVERLY A</text:p>
          </table:table-cell>
          <table:table-cell office:value-type="string">
            <text:p>Edward P Burke and Beverly A Burke</text:p>
          </table:table-cell>
          <table:table-cell office:value-type="string">
            <text:p>Edward P. and Beverly A. Burke</text:p>
          </table:table-cell>
          <table:table-cell table:number-columns-repeated="2"/>
        </table:table-row>
        <table:table-row table:style-name="ro2">
          <table:table-cell office:value-type="string">
            <text:p>GUARDIAN ANGEL HOME OF JOLIET ALUMNI ASSN</text:p>
          </table:table-cell>
          <table:table-cell office:value-type="string">
            <text:p>Guardian Angel Home Of Joliet Alumni Assn</text:p>
          </table:table-cell>
          <table:table-cell office:value-type="string">
            <text:p>Guardian Angel Home of Joliet Alumni Association</text:p>
          </table:table-cell>
          <table:table-cell table:number-columns-repeated="2"/>
        </table:table-row>
        <table:table-row table:style-name="ro2">
          <table:table-cell office:value-type="string">
            <text:p>CLARK JIMMY W||CLARK CHARLES P||CLARK GAIL ANN</text:p>
          </table:table-cell>
          <table:table-cell office:value-type="string">
            <text:p>Jimmy W Clark, Clark Charles P and Gail Ann Clark</text:p>
          </table:table-cell>
          <table:table-cell office:value-type="string">
            <text:p>Jimmy W. and Gail Ann Clark and Clark Charles P</text:p>
          </table:table-cell>
          <table:table-cell table:number-columns-repeated="2"/>
        </table:table-row>
        <table:table-row table:style-name="ro2">
          <table:table-cell office:value-type="string">
            <text:p>SCHILLERSTROM HOMES INC</text:p>
          </table:table-cell>
          <table:table-cell office:value-type="string">
            <text:p>Schillerstrom Homes Inc</text:p>
          </table:table-cell>
          <table:table-cell office:value-type="string">
            <text:p>Schillerstrom Homes Inc.</text:p>
          </table:table-cell>
          <table:table-cell table:number-columns-repeated="2"/>
        </table:table-row>
        <table:table-row table:style-name="ro2">
          <table:table-cell office:value-type="string">
            <text:p>TRAVIS HENRY C||TRAVIS ESTHER</text:p>
          </table:table-cell>
          <table:table-cell office:value-type="string">
            <text:p>Henry C Travis and Esther Travis</text:p>
          </table:table-cell>
          <table:table-cell office:value-type="string">
            <text:p>Henry C. and Esther Travis</text:p>
          </table:table-cell>
          <table:table-cell table:number-columns-repeated="2"/>
        </table:table-row>
        <table:table-row table:style-name="ro2">
          <table:table-cell office:value-type="string">
            <text:p>NEUMANN HOMES INC</text:p>
          </table:table-cell>
          <table:table-cell office:value-type="string">
            <text:p>Neumann Homes Inc</text:p>
          </table:table-cell>
          <table:table-cell office:value-type="string">
            <text:p>Neumann Homes Inc.</text:p>
          </table:table-cell>
          <table:table-cell table:number-columns-repeated="2"/>
        </table:table-row>
        <table:table-row table:style-name="ro2">
          <table:table-cell office:value-type="string">
            <text:p>STANDARD BANK &amp;amp; TRUST CO||18160 STBT</text:p>
          </table:table-cell>
          <table:table-cell office:value-type="string">
            <text:p>Standard Bank Trust Co and 18160 Stbt</text:p>
          </table:table-cell>
          <table:table-cell office:value-type="string">
            <text:p>Standard Bank &amp; Trust Co. (Trust No. 18160)</text:p>
          </table:table-cell>
          <table:table-cell table:number-columns-repeated="2"/>
        </table:table-row>
        <table:table-row table:style-name="ro2">
          <table:table-cell office:value-type="string">
            <text:p>REALEN HOMES LP</text:p>
          </table:table-cell>
          <table:table-cell office:value-type="string">
            <text:p>Realen Homes LP</text:p>
          </table:table-cell>
          <table:table-cell office:value-type="string">
            <text:p>Realen Homes LP</text:p>
          </table:table-cell>
          <table:table-cell table:number-columns-repeated="2"/>
        </table:table-row>
        <table:table-row table:style-name="ro2">
          <table:table-cell office:value-type="string">
            <text:p>HAWBAKER JACOB JOSEPH</text:p>
          </table:table-cell>
          <table:table-cell office:value-type="string">
            <text:p>Jacob Joseph Hawbaker</text:p>
          </table:table-cell>
          <table:table-cell office:value-type="string">
            <text:p>Jacob Joseph Hawbaker</text:p>
          </table:table-cell>
          <table:table-cell table:number-columns-repeated="2"/>
        </table:table-row>
        <table:table-row table:style-name="ro2">
          <table:table-cell office:value-type="string">
            <text:p>PULTE HOME CORP</text:p>
          </table:table-cell>
          <table:table-cell office:value-type="string">
            <text:p>Pulte Home Corporation</text:p>
          </table:table-cell>
          <table:table-cell office:value-type="string">
            <text:p>Pulte Home Corp.</text:p>
          </table:table-cell>
          <table:table-cell table:number-columns-repeated="2"/>
        </table:table-row>
        <table:table-row table:style-name="ro2">
          <table:table-cell office:value-type="string">
            <text:p>MARATTO ROBERT M||MARATTO DEBRA C||CATON RIDGE HOMEOWNERS ASSOCIATION</text:p>
          </table:table-cell>
          <table:table-cell office:value-type="string">
            <text:p>Robert M Maratto, Debra C Maratto and Caton Ridge Homeowners Association</text:p>
          </table:table-cell>
          <table:table-cell office:value-type="string">
            <text:p>Robert M. and Debra C. Maratto and Caton Ridge Homeowners Association</text:p>
          </table:table-cell>
          <table:table-cell table:number-columns-repeated="2"/>
        </table:table-row>
        <table:table-row table:style-name="ro2">
          <table:table-cell office:value-type="string">
            <text:p>LAFFEE BERT M||LAFFEE ALYCE A</text:p>
          </table:table-cell>
          <table:table-cell office:value-type="string">
            <text:p>Bert M Laffee and Alyce A Laffee</text:p>
          </table:table-cell>
          <table:table-cell office:value-type="string">
            <text:p>Bert M. and Alyce A. Laffee</text:p>
          </table:table-cell>
          <table:table-cell table:number-columns-repeated="2"/>
        </table:table-row>
        <table:table-row table:style-name="ro2">
          <table:table-cell office:value-type="string">
            <text:p>HOUSING &amp;amp; URBAN DEV SECRETARY||HOUSING &amp;amp; URBAN DEV DEPARTMENT</text:p>
          </table:table-cell>
          <table:table-cell office:value-type="string">
            <text:p>Housing Urban Dev Secretary and Housing Urban Dev Department</text:p>
          </table:table-cell>
          <table:table-cell office:value-type="string">
            <text:p>Housing &amp; Urban Dev Secretary and Housing &amp; Urban Dev Department</text:p>
          </table:table-cell>
          <table:table-cell table:number-columns-repeated="2"/>
        </table:table-row>
        <table:table-row table:style-name="ro2">
          <table:table-cell office:value-type="string">
            <text:p>WISEMAN-HUGHES ENTERPRISES INC</text:p>
          </table:table-cell>
          <table:table-cell office:value-type="string">
            <text:p>Wiseman-Hughes Enterprises Inc</text:p>
          </table:table-cell>
          <table:table-cell office:value-type="string">
            <text:p>Wiseman-Hughes Enterprises Inc.</text:p>
          </table:table-cell>
          <table:table-cell table:number-columns-repeated="2"/>
        </table:table-row>
        <table:table-row table:style-name="ro2">
          <table:table-cell office:value-type="string">
            <text:p>ASADFW LP</text:p>
          </table:table-cell>
          <table:table-cell office:value-type="string">
            <text:p>Asadfw Lp</text:p>
          </table:table-cell>
          <table:table-cell office:value-type="string">
            <text:p>Asadfw LP</text:p>
          </table:table-cell>
          <table:table-cell table:number-columns-repeated="2"/>
        </table:table-row>
        <table:table-row table:style-name="ro2">
          <table:table-cell office:value-type="string">
            <text:p>LAKEWOOD VALLEY LLC||LAKEWOOD HOMES INC</text:p>
          </table:table-cell>
          <table:table-cell office:value-type="string">
            <text:p>Lakewood Valley Llc and Lakewood Homes Inc</text:p>
          </table:table-cell>
          <table:table-cell office:value-type="string">
            <text:p>Lakewood Valley LLC and Lakewood Homes Inc.</text:p>
          </table:table-cell>
          <table:table-cell table:number-columns-repeated="2"/>
        </table:table-row>
        <table:table-row table:style-name="ro2">
          <table:table-cell office:value-type="string">
            <text:p>URCINO MARGARITA</text:p>
          </table:table-cell>
          <table:table-cell office:value-type="string">
            <text:p>Margarita Urcino</text:p>
          </table:table-cell>
          <table:table-cell office:value-type="string">
            <text:p>Margarita Urcino</text:p>
          </table:table-cell>
          <table:table-cell table:number-columns-repeated="2"/>
        </table:table-row>
        <table:table-row table:style-name="ro2">
          <table:table-cell office:value-type="string">
            <text:p>COURTYARDS OF WOODSIDE LLC</text:p>
          </table:table-cell>
          <table:table-cell office:value-type="string">
            <text:p>Courtyards Of Woodside Llc</text:p>
          </table:table-cell>
          <table:table-cell office:value-type="string">
            <text:p>Courtyards of Woodside LLC</text:p>
          </table:table-cell>
          <table:table-cell table:number-columns-repeated="2"/>
        </table:table-row>
        <table:table-row table:style-name="ro2">
          <table:table-cell office:value-type="string">
            <text:p>FIRST BANK OF MANHATTAN||77 FIBM</text:p>
          </table:table-cell>
          <table:table-cell office:value-type="string">
            <text:p>First Bank Of Manhattan and Fibm 77</text:p>
          </table:table-cell>
          <table:table-cell office:value-type="string">
            <text:p>First Bank of Manhattan (Trust No. 77)</text:p>
          </table:table-cell>
          <table:table-cell table:number-columns-repeated="2"/>
        </table:table-row>
        <table:table-row table:style-name="ro2">
          <table:table-cell office:value-type="string">
            <text:p>KARIMI ERNESTINA</text:p>
          </table:table-cell>
          <table:table-cell office:value-type="string">
            <text:p>Ernestina Karimi</text:p>
          </table:table-cell>
          <table:table-cell office:value-type="string">
            <text:p>Ernestina Karimi</text:p>
          </table:table-cell>
          <table:table-cell table:number-columns-repeated="2"/>
        </table:table-row>
        <table:table-row table:style-name="ro2">
          <table:table-cell office:value-type="string">
            <text:p>LAROCCO MICHAEL</text:p>
          </table:table-cell>
          <table:table-cell office:value-type="string">
            <text:p>Michael Larocco</text:p>
          </table:table-cell>
          <table:table-cell office:value-type="string">
            <text:p>Michael Larocco</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ROCKY FORD PARK</text:p>
          </table:table-cell>
          <table:table-cell table:number-columns-repeated="2" office:value-type="string">
            <text:p>Ford Park Rocky</text:p>
          </table:table-cell>
          <table:table-cell table:number-columns-repeated="2"/>
        </table:table-row>
        <table:table-row table:style-name="ro2">
          <table:table-cell office:value-type="string">
            <text:p>SUTTERLIN WILLIAM</text:p>
          </table:table-cell>
          <table:table-cell office:value-type="string">
            <text:p>William Sutterlin</text:p>
          </table:table-cell>
          <table:table-cell office:value-type="string">
            <text:p>William Sutterlin</text:p>
          </table:table-cell>
          <table:table-cell table:number-columns-repeated="2"/>
        </table:table-row>
        <table:table-row table:style-name="ro2">
          <table:table-cell office:value-type="string">
            <text:p>RICHARD SMYKAL INC</text:p>
          </table:table-cell>
          <table:table-cell office:value-type="string">
            <text:p>Richard Smykal Inc</text:p>
          </table:table-cell>
          <table:table-cell office:value-type="string">
            <text:p>Richard Smykal Inc.</text:p>
          </table:table-cell>
          <table:table-cell table:number-columns-repeated="2"/>
        </table:table-row>
        <table:table-row table:style-name="ro2">
          <table:table-cell office:value-type="string">
            <text:p>THOMAS JESSIE B||THOMAS ALEXANDER</text:p>
          </table:table-cell>
          <table:table-cell office:value-type="string">
            <text:p>Jessie B Thomas and Alexander Thomas</text:p>
          </table:table-cell>
          <table:table-cell office:value-type="string">
            <text:p>Jessie B. and Alexander Thomas</text:p>
          </table:table-cell>
          <table:table-cell table:number-columns-repeated="2"/>
        </table:table-row>
        <table:table-row table:style-name="ro2">
          <table:table-cell office:value-type="string">
            <text:p>MORIN YANIK||MORRERO-MORIN CARMEN||MARRERO-MORIN CARMEN||MORIN CARMEN L MARRERO||CAPITAL ONE BANK</text:p>
          </table:table-cell>
          <table:table-cell office:value-type="string">
            <text:p>Yanik Morin, Carmen Morrero-Morin, Carmen Marrero-Morin, Carmen L Marrero Morin and Capital One Bank</text:p>
          </table:table-cell>
          <table:table-cell office:value-type="string">
            <text:p>Yanik and Carmen L. Marrero Morin, Carmen Morrero and Carmen Marrero-Morin and Capital One Bank</text:p>
          </table:table-cell>
          <table:table-cell table:number-columns-repeated="2"/>
        </table:table-row>
        <table:table-row table:style-name="ro2">
          <table:table-cell office:value-type="string">
            <text:p>FOREST CITY BOLINGBROOK LLC</text:p>
          </table:table-cell>
          <table:table-cell office:value-type="string">
            <text:p>Forest City Bolingbrook Llc</text:p>
          </table:table-cell>
          <table:table-cell office:value-type="string">
            <text:p>Forest City Bolingbrook LLC</text:p>
          </table:table-cell>
          <table:table-cell table:number-columns-repeated="2"/>
        </table:table-row>
        <table:table-row table:style-name="ro2">
          <table:table-cell office:value-type="string">
            <text:p>CARDINAL HOMES OF ILLINOIS INC</text:p>
          </table:table-cell>
          <table:table-cell office:value-type="string">
            <text:p>Cardinal Homes Of Illinois Inc</text:p>
          </table:table-cell>
          <table:table-cell office:value-type="string">
            <text:p>Cardinal Homes of Illinois Inc.</text:p>
          </table:table-cell>
          <table:table-cell table:number-columns-repeated="2"/>
        </table:table-row>
        <table:table-row table:style-name="ro2">
          <table:table-cell office:value-type="string">
            <text:p>KUJAWSKI DONALD J||KUJAWSKI KELLY</text:p>
          </table:table-cell>
          <table:table-cell office:value-type="string">
            <text:p>Donald J Kujawski and Kelly Kujawski</text:p>
          </table:table-cell>
          <table:table-cell office:value-type="string">
            <text:p>Donald J. and Kelly Kujawski</text:p>
          </table:table-cell>
          <table:table-cell table:number-columns-repeated="2"/>
        </table:table-row>
        <table:table-row table:style-name="ro2">
          <table:table-cell office:value-type="string">
            <text:p>HARRIS BANK JOLIET||3559 HBJ</text:p>
          </table:table-cell>
          <table:table-cell office:value-type="string">
            <text:p>Harris Bank Joliet and Hbj 3559</text:p>
          </table:table-cell>
          <table:table-cell office:value-type="string">
            <text:p>Harris Bank Joliet (Trust No. 3559)</text:p>
          </table:table-cell>
          <table:table-cell table:number-columns-repeated="2"/>
        </table:table-row>
        <table:table-row table:style-name="ro2">
          <table:table-cell office:value-type="string">
            <text:p>GALMORE RONNIE</text:p>
          </table:table-cell>
          <table:table-cell office:value-type="string">
            <text:p>Ronnie Galmore</text:p>
          </table:table-cell>
          <table:table-cell office:value-type="string">
            <text:p>Ronnie Galmore</text:p>
          </table:table-cell>
          <table:table-cell table:number-columns-repeated="2"/>
        </table:table-row>
        <table:table-row table:style-name="ro2">
          <table:table-cell office:value-type="string">
            <text:p>JT MARLIN LLC</text:p>
          </table:table-cell>
          <table:table-cell office:value-type="string">
            <text:p>Jt Marlin Llc</text:p>
          </table:table-cell>
          <table:table-cell office:value-type="string">
            <text:p>JT Marlin LLC</text:p>
          </table:table-cell>
          <table:table-cell table:number-columns-repeated="2"/>
        </table:table-row>
        <table:table-row table:style-name="ro2">
          <table:table-cell office:value-type="string">
            <text:p>GRAHAM MARIA</text:p>
          </table:table-cell>
          <table:table-cell table:number-columns-repeated="2" office:value-type="string">
            <text:p>Maria Graham</text:p>
          </table:table-cell>
          <table:table-cell table:number-columns-repeated="2"/>
        </table:table-row>
        <table:table-row table:style-name="ro2">
          <table:table-cell office:value-type="string">
            <text:p>CUNNINGHAM MARJORIE J</text:p>
          </table:table-cell>
          <table:table-cell office:value-type="string">
            <text:p>Marjorie J Cunningham</text:p>
          </table:table-cell>
          <table:table-cell office:value-type="string">
            <text:p>Marjorie J. Cunningham</text:p>
          </table:table-cell>
          <table:table-cell table:number-columns-repeated="2"/>
        </table:table-row>
        <table:table-row table:style-name="ro2">
          <table:table-cell office:value-type="string">
            <text:p>ANDERSON ERIC A</text:p>
          </table:table-cell>
          <table:table-cell office:value-type="string">
            <text:p>Eric A Anderson</text:p>
          </table:table-cell>
          <table:table-cell office:value-type="string">
            <text:p>Eric A. Anderson</text:p>
          </table:table-cell>
          <table:table-cell table:number-columns-repeated="2"/>
        </table:table-row>
        <table:table-row table:style-name="ro2">
          <table:table-cell office:value-type="string">
            <text:p>KNIPPER NIKI L</text:p>
          </table:table-cell>
          <table:table-cell office:value-type="string">
            <text:p>Niki L Knipper</text:p>
          </table:table-cell>
          <table:table-cell office:value-type="string">
            <text:p>Niki L. Knipper</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ZOBEL THOMAS C||ZOBEL SHANNON M</text:p>
          </table:table-cell>
          <table:table-cell office:value-type="string">
            <text:p>Thomas C Zobel and Shannon M Zobel</text:p>
          </table:table-cell>
          <table:table-cell office:value-type="string">
            <text:p>Thomas C. and Shannon M. Zobel</text:p>
          </table:table-cell>
          <table:table-cell table:number-columns-repeated="2"/>
        </table:table-row>
        <table:table-row table:style-name="ro2">
          <table:table-cell office:value-type="string">
            <text:p>FRANKOVICH VIRGINIA</text:p>
          </table:table-cell>
          <table:table-cell office:value-type="string">
            <text:p>Virginia Frankovich</text:p>
          </table:table-cell>
          <table:table-cell office:value-type="string">
            <text:p>Virginia Frankovich</text:p>
          </table:table-cell>
          <table:table-cell table:number-columns-repeated="2"/>
        </table:table-row>
        <table:table-row table:style-name="ro2">
          <table:table-cell office:value-type="string">
            <text:p>RUDNICK JEFFREY D</text:p>
          </table:table-cell>
          <table:table-cell office:value-type="string">
            <text:p>Jeffrey D Rudnick</text:p>
          </table:table-cell>
          <table:table-cell office:value-type="string">
            <text:p>Jeffrey D. Rudnick</text:p>
          </table:table-cell>
          <table:table-cell table:number-columns-repeated="2"/>
        </table:table-row>
        <table:table-row table:style-name="ro2">
          <table:table-cell office:value-type="string">
            <text:p>JC CONSTRUCTION SERVICES INC</text:p>
          </table:table-cell>
          <table:table-cell office:value-type="string">
            <text:p>Jc Construction Services Inc</text:p>
          </table:table-cell>
          <table:table-cell office:value-type="string">
            <text:p>JC Construction Services Inc.</text:p>
          </table:table-cell>
          <table:table-cell table:number-columns-repeated="2"/>
        </table:table-row>
        <table:table-row table:style-name="ro2">
          <table:table-cell office:value-type="string">
            <text:p>CRAIG A MATTHEWS INC</text:p>
          </table:table-cell>
          <table:table-cell office:value-type="string">
            <text:p>Craig A Matthews Inc</text:p>
          </table:table-cell>
          <table:table-cell office:value-type="string">
            <text:p>Craig a Matthews Inc.</text:p>
          </table:table-cell>
          <table:table-cell table:number-columns-repeated="2"/>
        </table:table-row>
        <table:table-row table:style-name="ro2">
          <table:table-cell office:value-type="string">
            <text:p>COPELAND ANTHONY J||MOFFITT BRADLEY R||MOFFITT TANYA M</text:p>
          </table:table-cell>
          <table:table-cell office:value-type="string">
            <text:p>Anthony J Copeland, Bradley R Moffitt and Tanya M Moffitt</text:p>
          </table:table-cell>
          <table:table-cell office:value-type="string">
            <text:p>Anthony J. Copeland and Bradley R. and Tanya M. Moffitt</text:p>
          </table:table-cell>
          <table:table-cell table:number-columns-repeated="2"/>
        </table:table-row>
        <table:table-row table:style-name="ro2">
          <table:table-cell office:value-type="string">
            <text:p>NEVILLE JOHN F||NEVILLE MICHELLE M</text:p>
          </table:table-cell>
          <table:table-cell office:value-type="string">
            <text:p>John F Neville and Michelle M Neville</text:p>
          </table:table-cell>
          <table:table-cell office:value-type="string">
            <text:p>John F. and Michelle M. Neville</text:p>
          </table:table-cell>
          <table:table-cell table:number-columns-repeated="2"/>
        </table:table-row>
        <table:table-row table:style-name="ro2">
          <table:table-cell office:value-type="string">
            <text:p>MACOM CORP</text:p>
          </table:table-cell>
          <table:table-cell office:value-type="string">
            <text:p>Macom Corp</text:p>
          </table:table-cell>
          <table:table-cell office:value-type="string">
            <text:p>MacOm Corp.</text:p>
          </table:table-cell>
          <table:table-cell table:number-columns-repeated="2"/>
        </table:table-row>
        <table:table-row table:style-name="ro2">
          <table:table-cell office:value-type="string">
            <text:p>JAWOR KENNETH</text:p>
          </table:table-cell>
          <table:table-cell office:value-type="string">
            <text:p>Kenneth Jawor</text:p>
          </table:table-cell>
          <table:table-cell office:value-type="string">
            <text:p>Kenneth Jawor</text:p>
          </table:table-cell>
          <table:table-cell table:number-columns-repeated="2"/>
        </table:table-row>
        <table:table-row table:style-name="ro2">
          <table:table-cell office:value-type="string">
            <text:p>COMPUSIGN INC</text:p>
          </table:table-cell>
          <table:table-cell office:value-type="string">
            <text:p>Compusign Inc</text:p>
          </table:table-cell>
          <table:table-cell office:value-type="string">
            <text:p>Compusign Inc.</text:p>
          </table:table-cell>
          <table:table-cell table:number-columns-repeated="2"/>
        </table:table-row>
        <table:table-row table:style-name="ro2">
          <table:table-cell office:value-type="string">
            <text:p>LIPUMA LAURA A</text:p>
          </table:table-cell>
          <table:table-cell office:value-type="string">
            <text:p>Laura A Lipuma</text:p>
          </table:table-cell>
          <table:table-cell office:value-type="string">
            <text:p>Laura A. Lipuma</text:p>
          </table:table-cell>
          <table:table-cell table:number-columns-repeated="2"/>
        </table:table-row>
        <table:table-row table:style-name="ro2">
          <table:table-cell office:value-type="string">
            <text:p>MALINA J||MALINA JAMES||MALINA SHELLEY</text:p>
          </table:table-cell>
          <table:table-cell office:value-type="string">
            <text:p>J Malina, James Malina and Shelley Malina</text:p>
          </table:table-cell>
          <table:table-cell office:value-type="string">
            <text:p>James and Shelley Malina</text:p>
          </table:table-cell>
          <table:table-cell table:number-columns-repeated="2"/>
        </table:table-row>
        <table:table-row table:style-name="ro2">
          <table:table-cell office:value-type="string">
            <text:p>HIRTZER CARLA||HIRTZER ROBERT</text:p>
          </table:table-cell>
          <table:table-cell office:value-type="string">
            <text:p>Carla Hirtzer and Robert Hirtzer</text:p>
          </table:table-cell>
          <table:table-cell office:value-type="string">
            <text:p>Carla and Robert Hirtzer</text:p>
          </table:table-cell>
          <table:table-cell table:number-columns-repeated="2"/>
        </table:table-row>
        <table:table-row table:style-name="ro2">
          <table:table-cell office:value-type="string">
            <text:p>JOHN JOHNSON SERVICE LTD</text:p>
          </table:table-cell>
          <table:table-cell table:number-columns-repeated="2" office:value-type="string">
            <text:p>John Johnson Service Ltd</text:p>
          </table:table-cell>
          <table:table-cell table:number-columns-repeated="2"/>
        </table:table-row>
        <table:table-row table:style-name="ro2">
          <table:table-cell office:value-type="string">
            <text:p>NEWMAN DEVELOPMENT LLC</text:p>
          </table:table-cell>
          <table:table-cell office:value-type="string">
            <text:p>Newman Development Llc</text:p>
          </table:table-cell>
          <table:table-cell office:value-type="string">
            <text:p>Newman Development LLC</text:p>
          </table:table-cell>
          <table:table-cell table:number-columns-repeated="2"/>
        </table:table-row>
        <table:table-row table:style-name="ro2">
          <table:table-cell office:value-type="string">
            <text:p>BEAMISH DAVID||BEAMISH CARRIE</text:p>
          </table:table-cell>
          <table:table-cell office:value-type="string">
            <text:p>David Beamish and Carrie Beamish</text:p>
          </table:table-cell>
          <table:table-cell office:value-type="string">
            <text:p>David and Carrie Beamish</text:p>
          </table:table-cell>
          <table:table-cell table:number-columns-repeated="2"/>
        </table:table-row>
        <table:table-row table:style-name="ro2">
          <table:table-cell office:value-type="string">
            <text:p>DRH CAMBRIDGE HOMES INC</text:p>
          </table:table-cell>
          <table:table-cell office:value-type="string">
            <text:p>DRH Cambridge Homes, Inc</text:p>
          </table:table-cell>
          <table:table-cell office:value-type="string">
            <text:p>DRH Cambridge Homes Inc.</text:p>
          </table:table-cell>
          <table:table-cell table:number-columns-repeated="2"/>
        </table:table-row>
        <table:table-row table:style-name="ro2">
          <table:table-cell office:value-type="string">
            <text:p>ARNOLD ROBERT J JR||ARNOLD JACQUELIN M</text:p>
          </table:table-cell>
          <table:table-cell office:value-type="string">
            <text:p>Robert J Arnold Jr and Jacquelin M Arnold</text:p>
          </table:table-cell>
          <table:table-cell office:value-type="string">
            <text:p>Robert J. Arnold Jr. and Jacquelin M. Arnold</text:p>
          </table:table-cell>
          <table:table-cell table:number-columns-repeated="2"/>
        </table:table-row>
        <table:table-row table:style-name="ro2">
          <table:table-cell office:value-type="string">
            <text:p>PALOS BANK &amp;amp; TRUST||15072 PBT</text:p>
          </table:table-cell>
          <table:table-cell office:value-type="string">
            <text:p>Palos Bank (Trust) and Pbt 15072</text:p>
          </table:table-cell>
          <table:table-cell office:value-type="string">
            <text:p>Palos Bank &amp; Trust (Trust No. 15072)</text:p>
          </table:table-cell>
          <table:table-cell table:number-columns-repeated="2"/>
        </table:table-row>
        <table:table-row table:style-name="ro2">
          <table:table-cell office:value-type="string">
            <text:p>PITON JAN</text:p>
          </table:table-cell>
          <table:table-cell table:number-columns-repeated="2" office:value-type="string">
            <text:p>Jan Piton</text:p>
          </table:table-cell>
          <table:table-cell table:number-columns-repeated="2"/>
        </table:table-row>
        <table:table-row table:style-name="ro2">
          <table:table-cell office:value-type="string">
            <text:p>GLADSTONE ACQUISITIONS LLC</text:p>
          </table:table-cell>
          <table:table-cell office:value-type="string">
            <text:p>Gladstone Acquisitions Llc</text:p>
          </table:table-cell>
          <table:table-cell office:value-type="string">
            <text:p>Gladstone Acquisitions LLC</text:p>
          </table:table-cell>
          <table:table-cell table:number-columns-repeated="2"/>
        </table:table-row>
        <table:table-row table:style-name="ro2">
          <table:table-cell office:value-type="string">
            <text:p>MILLER JEROME J||MILLER LORI L</text:p>
          </table:table-cell>
          <table:table-cell office:value-type="string">
            <text:p>Jerome J Miller and Lori L Miller</text:p>
          </table:table-cell>
          <table:table-cell office:value-type="string">
            <text:p>Jerome J. and Lori L. Miller</text:p>
          </table:table-cell>
          <table:table-cell table:number-columns-repeated="2"/>
        </table:table-row>
        <table:table-row table:style-name="ro2">
          <table:table-cell office:value-type="string">
            <text:p>TEE BABY ENTERTAINMENT INC</text:p>
          </table:table-cell>
          <table:table-cell office:value-type="string">
            <text:p>Tee Baby Entertainment Inc</text:p>
          </table:table-cell>
          <table:table-cell office:value-type="string">
            <text:p>Tee Baby Entertainment Inc.</text:p>
          </table:table-cell>
          <table:table-cell table:number-columns-repeated="2"/>
        </table:table-row>
        <table:table-row table:style-name="ro2">
          <table:table-cell office:value-type="string">
            <text:p>BROWN QUEENESTER</text:p>
          </table:table-cell>
          <table:table-cell office:value-type="string">
            <text:p>Queenester Brown</text:p>
          </table:table-cell>
          <table:table-cell office:value-type="string">
            <text:p>Queenester Brown</text:p>
          </table:table-cell>
          <table:table-cell table:number-columns-repeated="2"/>
        </table:table-row>
        <table:table-row table:style-name="ro2">
          <table:table-cell office:value-type="string">
            <text:p>RJC VENTURES INC</text:p>
          </table:table-cell>
          <table:table-cell office:value-type="string">
            <text:p>Rjc Ventures Inc</text:p>
          </table:table-cell>
          <table:table-cell office:value-type="string">
            <text:p>Rjc Ventures Inc.</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RAPSIN SHAWN</text:p>
          </table:table-cell>
          <table:table-cell office:value-type="string">
            <text:p>Shawn Rapsin</text:p>
          </table:table-cell>
          <table:table-cell office:value-type="string">
            <text:p>Shawn Rapsin</text:p>
          </table:table-cell>
          <table:table-cell table:number-columns-repeated="2"/>
        </table:table-row>
        <table:table-row table:style-name="ro2">
          <table:table-cell office:value-type="string">
            <text:p>MC MULLAN ENTERTAINMENT INC</text:p>
          </table:table-cell>
          <table:table-cell office:value-type="string">
            <text:p>McMullan Entertainment Inc</text:p>
          </table:table-cell>
          <table:table-cell office:value-type="string">
            <text:p>McMullan Entertainment Inc.</text:p>
          </table:table-cell>
          <table:table-cell table:number-columns-repeated="2"/>
        </table:table-row>
        <table:table-row table:style-name="ro2">
          <table:table-cell office:value-type="string">
            <text:p>RODRIGUEZ JOEL||SANCHEZ ISMAEL||GONZALEZ ANA||BEACONRIDGE IMPROVEMENT ASSOCIATION</text:p>
          </table:table-cell>
          <table:table-cell office:value-type="string">
            <text:p>Joel Rodriguez, Ismael Sanchez, Ana Gonzalez and Beaconridge Improvement Association</text:p>
          </table:table-cell>
          <table:table-cell office:value-type="string">
            <text:p>Joel Rodriguez, Ismael Sanchez, Ana Gonzalez and Beaconridge Improvement Association</text:p>
          </table:table-cell>
          <table:table-cell table:number-columns-repeated="2"/>
        </table:table-row>
        <table:table-row table:style-name="ro2">
          <table:table-cell office:value-type="string">
            <text:p>PASQUINELLI INC</text:p>
          </table:table-cell>
          <table:table-cell office:value-type="string">
            <text:p>Pasquinelli Inc</text:p>
          </table:table-cell>
          <table:table-cell office:value-type="string">
            <text:p>Pasquinelli Inc.</text:p>
          </table:table-cell>
          <table:table-cell table:number-columns-repeated="2"/>
        </table:table-row>
        <table:table-row table:style-name="ro2">
          <table:table-cell office:value-type="string">
            <text:p>FAT BEAN INC</text:p>
          </table:table-cell>
          <table:table-cell office:value-type="string">
            <text:p>Fat Bean Inc</text:p>
          </table:table-cell>
          <table:table-cell office:value-type="string">
            <text:p>Fat Bean Inc.</text:p>
          </table:table-cell>
          <table:table-cell table:number-columns-repeated="2"/>
        </table:table-row>
        <table:table-row table:style-name="ro2">
          <table:table-cell office:value-type="string">
            <text:p>SURMAN ROBERT J||SURMAN ROBERT</text:p>
          </table:table-cell>
          <table:table-cell office:value-type="string">
            <text:p>Robert J Surman and Robert Surman</text:p>
          </table:table-cell>
          <table:table-cell office:value-type="string">
            <text:p>Robert J. Surman</text:p>
          </table:table-cell>
          <table:table-cell table:number-columns-repeated="2"/>
        </table:table-row>
        <table:table-row table:style-name="ro2">
          <table:table-cell office:value-type="string">
            <text:p>BALTZ KATHLEEN A||BALTZ THOMAS J</text:p>
          </table:table-cell>
          <table:table-cell office:value-type="string">
            <text:p>Kathleen A Baltz and Thomas J Baltz</text:p>
          </table:table-cell>
          <table:table-cell office:value-type="string">
            <text:p>Kathleen A. and Thomas J. Baltz</text:p>
          </table:table-cell>
          <table:table-cell table:number-columns-repeated="2"/>
        </table:table-row>
        <table:table-row table:style-name="ro2">
          <table:table-cell office:value-type="string">
            <text:p>BANK OF LYONS||EAST SIDE BANK &amp;amp; TRUST CO||1086 BKLY &amp;amp; ESBT</text:p>
          </table:table-cell>
          <table:table-cell office:value-type="string">
            <text:p>Bank Of Lyons, East Side Bank Trust Co, Bkly 1086 and Amp; Esbt</text:p>
          </table:table-cell>
          <table:table-cell office:value-type="string">
            <text:p>Bank of Lyons and East Side Bank &amp; Trust Co. (Trust No. 1086)</text:p>
          </table:table-cell>
          <table:table-cell table:number-columns-repeated="2"/>
        </table:table-row>
        <table:table-row table:style-name="ro2">
          <table:table-cell office:value-type="string">
            <text:p>ALFECHE GENESIS||ALFECHE GENESIS C||ALFECHE CONNIEBELLE||ALFECHE CONNIEBELLE I||HAWTHORNE CREDIT UNION||BLOOMFIELD WEST II HOMEOWNERS ASSOCIATION</text:p>
          </table:table-cell>
          <table:table-cell office:value-type="string">
            <text:p>Genesis Alfeche, Genesis C Alfeche, Conniebelle Alfeche, Conniebelle I Alfeche, Hawthorne Credit Union II and Bloomfield West Homeowners Association</text:p>
          </table:table-cell>
          <table:table-cell office:value-type="string">
            <text:p>Genesis C. and Conniebelle I. Alfeche, Hawthorne Credit Union and Bloomfield West Homeowners Association II</text:p>
          </table:table-cell>
          <table:table-cell table:number-columns-repeated="2"/>
        </table:table-row>
        <table:table-row table:style-name="ro2">
          <table:table-cell office:value-type="string">
            <text:p>WELLS FARGO BANK - TRUSTEE||RMAC TRUST 20099 WFB</text:p>
          </table:table-cell>
          <table:table-cell office:value-type="string">
            <text:p>Wells Fargo Bank (Trustee) and Rmac Trust 20099 Wfb</text:p>
          </table:table-cell>
          <table:table-cell office:value-type="string">
            <text:p>Wells Fargo Bank (trustee) and Rmac Trust 20099 Wfb</text:p>
          </table:table-cell>
          <table:table-cell table:number-columns-repeated="2"/>
        </table:table-row>
        <table:table-row table:style-name="ro2">
          <table:table-cell office:value-type="string">
            <text:p>MOOSE CONSTRUCTION INC</text:p>
          </table:table-cell>
          <table:table-cell office:value-type="string">
            <text:p>Moose Construction Inc</text:p>
          </table:table-cell>
          <table:table-cell office:value-type="string">
            <text:p>Moose Construction Inc.</text:p>
          </table:table-cell>
          <table:table-cell table:number-columns-repeated="2"/>
        </table:table-row>
        <table:table-row table:style-name="ro2">
          <table:table-cell office:value-type="string">
            <text:p>CORRADO JOHN||CORRADO KATHERINE L</text:p>
          </table:table-cell>
          <table:table-cell office:value-type="string">
            <text:p>John Corrado and Katherine L Corrado</text:p>
          </table:table-cell>
          <table:table-cell office:value-type="string">
            <text:p>John and Katherine L. Corrado</text:p>
          </table:table-cell>
          <table:table-cell table:number-columns-repeated="2"/>
        </table:table-row>
        <table:table-row table:style-name="ro2">
          <table:table-cell office:value-type="string">
            <text:p>WOJTAS MATTHEW J</text:p>
          </table:table-cell>
          <table:table-cell office:value-type="string">
            <text:p>Matthew J Wojtas</text:p>
          </table:table-cell>
          <table:table-cell office:value-type="string">
            <text:p>Matthew J. Wojtas</text:p>
          </table:table-cell>
          <table:table-cell table:number-columns-repeated="2"/>
        </table:table-row>
        <table:table-row table:style-name="ro2">
          <table:table-cell office:value-type="string">
            <text:p>CITIZENS FIRST NATIONAL BANK||76236 CFNB</text:p>
          </table:table-cell>
          <table:table-cell office:value-type="string">
            <text:p>Citizens First National Bank and Cfnb 76236</text:p>
          </table:table-cell>
          <table:table-cell office:value-type="string">
            <text:p>Citizens First National Bank (Trust No. 76236)</text:p>
          </table:table-cell>
          <table:table-cell table:number-columns-repeated="2"/>
        </table:table-row>
        <table:table-row table:style-name="ro2">
          <table:table-cell office:value-type="string">
            <text:p>WYSOCKI JOHN R||WYSOCKI LINDA J</text:p>
          </table:table-cell>
          <table:table-cell office:value-type="string">
            <text:p>John R Wysocki and Linda J Wysocki</text:p>
          </table:table-cell>
          <table:table-cell office:value-type="string">
            <text:p>John R. and Linda J. Wysocki</text:p>
          </table:table-cell>
          <table:table-cell table:number-columns-repeated="2"/>
        </table:table-row>
        <table:table-row table:style-name="ro2">
          <table:table-cell office:value-type="string">
            <text:p>LEON GABRIEL||ANACLETO JUAN C||ANACLETO JUAN CARLOS||FLORES GRACIELA||LEON GRACIELA</text:p>
          </table:table-cell>
          <table:table-cell office:value-type="string">
            <text:p>Gabriel Leon, Juan C Anacleto, Juan Carlos Anacleto, Graciela Flores and Graciela Leon</text:p>
          </table:table-cell>
          <table:table-cell office:value-type="string">
            <text:p>Gabriel and Graciela Leon, Juan Carlos Anacleto and Graciela Flores</text:p>
          </table:table-cell>
          <table:table-cell table:number-columns-repeated="2"/>
        </table:table-row>
        <table:table-row table:style-name="ro2">
          <table:table-cell office:value-type="string">
            <text:p>GRANT ROGER DALE</text:p>
          </table:table-cell>
          <table:table-cell table:number-columns-repeated="2" office:value-type="string">
            <text:p>Roger Dale Grant</text:p>
          </table:table-cell>
          <table:table-cell table:number-columns-repeated="2"/>
        </table:table-row>
        <table:table-row table:style-name="ro2">
          <table:table-cell office:value-type="string">
            <text:p>BRUTI ASSOCIATES LTD||STEVE SPIESS CONSTRUCTION INC||JOSEPH A SCHUDT &amp;amp; ASSOCITES INC||ENGLER MEIER &amp;amp; JUSTUS INC||CONTRACTORS ACOUSTICAL SUPPLY||DRESEN EXCAVATING INC||DRESEN CONCRETE INC||SILVERTRI PAVING COMPANY||DEVELOPERS CARPENTRY INC||BRUTI BARBARA J||NORTHERN ILLINOIS GAS COMPANY||BURKE ELECTRICAL CONSTRUCTION COMPANY||BRAKUR CUSTOM CABINETRY INC||DUNIGAN JOSEPH</text:p>
          </table:table-cell>
          <table:table-cell office:value-type="string">
            <text:p>Bruti Associates Ltd, Steve Spiess Construction Inc, Joseph A Schudt Assocites Inc, Engler Meier Justus Inc, Acoustical Supply Contractors, Dresen Excavating Inc, Dresen Concrete Inc, Silvertri Paving Company, Developers Carpentry Inc, Barbara J Bruti, Northern Illinois Gas Company, Burke Electrical Construction Company, Brakur Custom Cabinetry Inc and Joseph Dunigan</text:p>
          </table:table-cell>
          <table:table-cell office:value-type="string">
            <text:p>Bruti Associates Ltd., Steve Spiess Construction Inc., Joseph a Schudt &amp; Assocites Inc., Engler Meier &amp; Justus Inc., Contractors Acoustical Supply, Dresen Excavating Inc., Dresen Concrete Inc., Paving Co. Silvertri, Developers Carpentry Inc., Barbara J. Bruti, Northern Illinois Gas Co., Burke Electrical Construction Co., Brakur Custom Cabinetry Inc. and Joseph Dunigan</text:p>
          </table:table-cell>
          <table:table-cell table:number-columns-repeated="2"/>
        </table:table-row>
        <table:table-row table:style-name="ro2">
          <table:table-cell office:value-type="string">
            <text:p>PASKEWIC KURT M||PRIESSMAN-PASKEWIC KELLIE M</text:p>
          </table:table-cell>
          <table:table-cell office:value-type="string">
            <text:p>Kurt M Paskewic and Kellie M Priessman-Paskewic</text:p>
          </table:table-cell>
          <table:table-cell office:value-type="string">
            <text:p>Kurt M. Paskewic and Kellie M. Priessman-Paskewic</text:p>
          </table:table-cell>
          <table:table-cell table:number-columns-repeated="2"/>
        </table:table-row>
        <table:table-row table:style-name="ro2">
          <table:table-cell office:value-type="string">
            <text:p>EBERSOLHL CHERYL</text:p>
          </table:table-cell>
          <table:table-cell office:value-type="string">
            <text:p>Cheryl Ebersolhl</text:p>
          </table:table-cell>
          <table:table-cell office:value-type="string">
            <text:p>Cheryl Ebersolhl</text:p>
          </table:table-cell>
          <table:table-cell table:number-columns-repeated="2"/>
        </table:table-row>
        <table:table-row table:style-name="ro2">
          <table:table-cell office:value-type="string">
            <text:p>ANDERSON WENDY - TRUSTEE||ANDERSON DOUGLAS E - TRUSTEE||ANDERSON DOUGLAS - TRUSTEE||WENDY ANDERSON LIVING TRUST</text:p>
          </table:table-cell>
          <table:table-cell office:value-type="string">
            <text:p>Wendy Anderson (Trustee), Douglas E Anderson, Douglas Anderson (Living Trust) and Wendy Anderson</text:p>
          </table:table-cell>
          <table:table-cell office:value-type="string">
            <text:p>Wendy Anderson (trustee), Douglas E. Anderson (trustee), Douglas Anderson (trustee) and Wendy Anderson (living trust)</text:p>
          </table:table-cell>
          <table:table-cell table:number-columns-repeated="2"/>
        </table:table-row>
        <table:table-row table:style-name="ro2">
          <table:table-cell office:value-type="string">
            <text:p>WOOTON DEBBI A</text:p>
          </table:table-cell>
          <table:table-cell office:value-type="string">
            <text:p>Debbi A Wooton</text:p>
          </table:table-cell>
          <table:table-cell office:value-type="string">
            <text:p>Debbi A. Wooton</text:p>
          </table:table-cell>
          <table:table-cell table:number-columns-repeated="2"/>
        </table:table-row>
        <table:table-row table:style-name="ro2">
          <table:table-cell office:value-type="string">
            <text:p>MARS-KENSINGTON LLC</text:p>
          </table:table-cell>
          <table:table-cell office:value-type="string">
            <text:p>Mars-Kensington Llc</text:p>
          </table:table-cell>
          <table:table-cell office:value-type="string">
            <text:p>Mars-Kensington LLC</text:p>
          </table:table-cell>
          <table:table-cell table:number-columns-repeated="2"/>
        </table:table-row>
        <table:table-row table:style-name="ro2">
          <table:table-cell office:value-type="string">
            <text:p>LUCKETT KEVIN||LUCKETT ELAINE</text:p>
          </table:table-cell>
          <table:table-cell office:value-type="string">
            <text:p>Kevin Luckett and Elaine Luckett</text:p>
          </table:table-cell>
          <table:table-cell office:value-type="string">
            <text:p>Kevin and Elaine Luckett</text:p>
          </table:table-cell>
          <table:table-cell table:number-columns-repeated="2"/>
        </table:table-row>
        <table:table-row table:style-name="ro2">
          <table:table-cell office:value-type="string">
            <text:p>DREAM STREET THEATRE CO</text:p>
          </table:table-cell>
          <table:table-cell office:value-type="string">
            <text:p>Dream Street Theatre Co</text:p>
          </table:table-cell>
          <table:table-cell office:value-type="string">
            <text:p>Dream Street Theatre Co.</text:p>
          </table:table-cell>
          <table:table-cell table:number-columns-repeated="2"/>
        </table:table-row>
        <table:table-row table:style-name="ro2">
          <table:table-cell office:value-type="string">
            <text:p>RAGAIN JOHN W||RAGAIN CHRISTY</text:p>
          </table:table-cell>
          <table:table-cell office:value-type="string">
            <text:p>John W Ragain and Christy Ragain</text:p>
          </table:table-cell>
          <table:table-cell office:value-type="string">
            <text:p>John W. and Christy Ragain</text:p>
          </table:table-cell>
          <table:table-cell table:number-columns-repeated="2"/>
        </table:table-row>
        <table:table-row table:style-name="ro2">
          <table:table-cell office:value-type="string">
            <text:p>HOVSTONE PROPERTIES ILLINOIS LLC||PINNACLE CORP</text:p>
          </table:table-cell>
          <table:table-cell office:value-type="string">
            <text:p>Hovstone Properties Illinois Llc and Pinnacle Corp</text:p>
          </table:table-cell>
          <table:table-cell office:value-type="string">
            <text:p>Hovstone Properties Illinois LLC and Pinnacle Corp.</text:p>
          </table:table-cell>
          <table:table-cell table:number-columns-repeated="2"/>
        </table:table-row>
        <table:table-row table:style-name="ro2">
          <table:table-cell office:value-type="string">
            <text:p>CAMELOT CUSTOM HOMES INC</text:p>
          </table:table-cell>
          <table:table-cell office:value-type="string">
            <text:p>Camelot Custom Homes Inc</text:p>
          </table:table-cell>
          <table:table-cell office:value-type="string">
            <text:p>Camelot Custom Homes Inc.</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GORDON CHRISTOPHER S||GORDON NANCY P</text:p>
          </table:table-cell>
          <table:table-cell office:value-type="string">
            <text:p>Christopher S Gordon and Nancy P Gordon</text:p>
          </table:table-cell>
          <table:table-cell office:value-type="string">
            <text:p>Christopher S. and Nancy P. Gordon</text:p>
          </table:table-cell>
          <table:table-cell table:number-columns-repeated="2"/>
        </table:table-row>
        <table:table-row table:style-name="ro2">
          <table:table-cell office:value-type="string">
            <text:p>BROWN H KERRY||BROWN CHERYL L</text:p>
          </table:table-cell>
          <table:table-cell office:value-type="string">
            <text:p>Brown H Kerry and Cheryl L Brown</text:p>
          </table:table-cell>
          <table:table-cell office:value-type="string">
            <text:p>H. Kerry and Cheryl L. Brown</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KOBLER BUILDERS INC</text:p>
          </table:table-cell>
          <table:table-cell office:value-type="string">
            <text:p>Kobler Builders Inc</text:p>
          </table:table-cell>
          <table:table-cell office:value-type="string">
            <text:p>Kobler Builders Inc.</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OAK HILL BUILDERS &amp;amp; DEVELOPERS INC</text:p>
          </table:table-cell>
          <table:table-cell office:value-type="string">
            <text:p>Oak Hill Builders Developers Inc</text:p>
          </table:table-cell>
          <table:table-cell office:value-type="string">
            <text:p>Oak Hill Builders &amp; Developers Inc.</text:p>
          </table:table-cell>
          <table:table-cell table:number-columns-repeated="2"/>
        </table:table-row>
        <table:table-row table:style-name="ro2">
          <table:table-cell office:value-type="string">
            <text:p>FANNIE MAE||FEDERAL NATIONAL MORTGAGE ASSOCIATION</text:p>
          </table:table-cell>
          <table:table-cell table:number-columns-repeated="2" office:value-type="string">
            <text:p>Fannie Mae and Federal National Mortgage Association</text:p>
          </table:table-cell>
          <table:table-cell table:number-columns-repeated="2"/>
        </table:table-row>
        <table:table-row table:style-name="ro2">
          <table:table-cell office:value-type="string">
            <text:p>MKJ TRUCKING INC</text:p>
          </table:table-cell>
          <table:table-cell office:value-type="string">
            <text:p>Mkj Trucking Inc</text:p>
          </table:table-cell>
          <table:table-cell office:value-type="string">
            <text:p>MKJ Trucking Inc.</text:p>
          </table:table-cell>
          <table:table-cell table:number-columns-repeated="2"/>
        </table:table-row>
        <table:table-row table:style-name="ro2">
          <table:table-cell office:value-type="string">
            <text:p>CRESTVIEW BUILDERS INC</text:p>
          </table:table-cell>
          <table:table-cell office:value-type="string">
            <text:p>Crestview Builders Inc</text:p>
          </table:table-cell>
          <table:table-cell office:value-type="string">
            <text:p>Crestview Builders Inc.</text:p>
          </table:table-cell>
          <table:table-cell table:number-columns-repeated="2"/>
        </table:table-row>
        <table:table-row table:style-name="ro2">
          <table:table-cell office:value-type="string">
            <text:p>BLAZEKOVICH DOREEN K||BLAZEKOVICH JAMES E||WELLS FARGO BANK</text:p>
          </table:table-cell>
          <table:table-cell office:value-type="string">
            <text:p>Doreen K Blazekovich, James E Blazekovich and Wells Fargo Bank</text:p>
          </table:table-cell>
          <table:table-cell office:value-type="string">
            <text:p>Doreen K. and James E. Blazekovich and Wells Fargo Bank</text:p>
          </table:table-cell>
          <table:table-cell table:number-columns-repeated="2"/>
        </table:table-row>
        <table:table-row table:style-name="ro2">
          <table:table-cell office:value-type="string">
            <text:p>PITLIK EDWARD J||PITLIK SANDRA L</text:p>
          </table:table-cell>
          <table:table-cell office:value-type="string">
            <text:p>Edward J Pitlik and Sandra L Pitlik</text:p>
          </table:table-cell>
          <table:table-cell office:value-type="string">
            <text:p>Edward J. and Sandra L. Pitlik</text:p>
          </table:table-cell>
          <table:table-cell table:number-columns-repeated="2"/>
        </table:table-row>
        <table:table-row table:style-name="ro2">
          <table:table-cell office:value-type="string">
            <text:p>CASTLEMAN JOSEPH||CASTLEMAN STEPHANIE</text:p>
          </table:table-cell>
          <table:table-cell office:value-type="string">
            <text:p>Joseph Castleman and Castleman Stephanie</text:p>
          </table:table-cell>
          <table:table-cell office:value-type="string">
            <text:p>Joseph and Stephanie Castleman</text:p>
          </table:table-cell>
          <table:table-cell table:number-columns-repeated="2"/>
        </table:table-row>
        <table:table-row table:style-name="ro2">
          <table:table-cell office:value-type="string">
            <text:p>LUCIANO JOSEPH E||JORITZ PAUL J</text:p>
          </table:table-cell>
          <table:table-cell office:value-type="string">
            <text:p>Joseph E Luciano and Paul J Joritz</text:p>
          </table:table-cell>
          <table:table-cell office:value-type="string">
            <text:p>Joseph E. Luciano and Paul J. Joritz</text:p>
          </table:table-cell>
          <table:table-cell table:number-columns-repeated="2"/>
        </table:table-row>
        <table:table-row table:style-name="ro2">
          <table:table-cell office:value-type="string">
            <text:p>WAGNER ALVIN L III||WAGNER DEBORA C</text:p>
          </table:table-cell>
          <table:table-cell office:value-type="string">
            <text:p>Alvin L Wagner III and Debora C Wagner</text:p>
          </table:table-cell>
          <table:table-cell office:value-type="string">
            <text:p>Alvin L. and Debora C. Wagner III</text:p>
          </table:table-cell>
          <table:table-cell table:number-columns-repeated="2"/>
        </table:table-row>
        <table:table-row table:style-name="ro2">
          <table:table-cell office:value-type="string">
            <text:p>DEL WEBB COMMUNITIES OF ILLINOIS INC</text:p>
          </table:table-cell>
          <table:table-cell office:value-type="string">
            <text:p>Del Webb Communities Of Illinois Inc</text:p>
          </table:table-cell>
          <table:table-cell office:value-type="string">
            <text:p>Del Webb Communities of Illinois Inc.</text:p>
          </table:table-cell>
          <table:table-cell table:number-columns-repeated="2"/>
        </table:table-row>
        <table:table-row table:style-name="ro2">
          <table:table-cell office:value-type="string">
            <text:p>OLIVER-HOFFMANN CORP</text:p>
          </table:table-cell>
          <table:table-cell office:value-type="string">
            <text:p>Oliver-Hoffmann Corp</text:p>
          </table:table-cell>
          <table:table-cell office:value-type="string">
            <text:p>Oliver-Hoffmann Corp.</text:p>
          </table:table-cell>
          <table:table-cell table:number-columns-repeated="2"/>
        </table:table-row>
        <table:table-row table:style-name="ro2">
          <table:table-cell office:value-type="string">
            <text:p>DIAZ LARIZA I</text:p>
          </table:table-cell>
          <table:table-cell office:value-type="string">
            <text:p>Lariza I Diaz</text:p>
          </table:table-cell>
          <table:table-cell office:value-type="string">
            <text:p>Lariza I. Diaz</text:p>
          </table:table-cell>
          <table:table-cell table:number-columns-repeated="2"/>
        </table:table-row>
        <table:table-row table:style-name="ro2">
          <table:table-cell office:value-type="string">
            <text:p>THATCHER DONALD R JR||THATCHER JENNIFER J</text:p>
          </table:table-cell>
          <table:table-cell office:value-type="string">
            <text:p>Donald R Thatcher Jr and Jennifer J Thatcher</text:p>
          </table:table-cell>
          <table:table-cell office:value-type="string">
            <text:p>Donald R. Thatcher Jr. and Jennifer J. Thatcher</text:p>
          </table:table-cell>
          <table:table-cell table:number-columns-repeated="2"/>
        </table:table-row>
        <table:table-row table:style-name="ro2">
          <table:table-cell office:value-type="string">
            <text:p>E DE A ENTERPRISES INC</text:p>
          </table:table-cell>
          <table:table-cell office:value-type="string">
            <text:p>E De A Enterprises Inc</text:p>
          </table:table-cell>
          <table:table-cell office:value-type="string">
            <text:p>E De a Enterprises Inc.</text:p>
          </table:table-cell>
          <table:table-cell table:number-columns-repeated="2"/>
        </table:table-row>
        <table:table-row table:style-name="ro2">
          <table:table-cell office:value-type="string">
            <text:p>WILLIAMS MEGHAN M||SZALAJ MEGHAN M||WILLIAMS PETER B</text:p>
          </table:table-cell>
          <table:table-cell office:value-type="string">
            <text:p>Meghan M Williams, Meghan M Szalaj and Peter B Williams</text:p>
          </table:table-cell>
          <table:table-cell office:value-type="string">
            <text:p>Meghan M. and Peter B. Williams and Meghan M. Szalaj</text:p>
          </table:table-cell>
          <table:table-cell table:number-columns-repeated="2"/>
        </table:table-row>
        <table:table-row table:style-name="ro2">
          <table:table-cell office:value-type="string">
            <text:p>YIMET STACEY||YIMET JENNIFER ANN</text:p>
          </table:table-cell>
          <table:table-cell office:value-type="string">
            <text:p>Yimet Stacey and Jennifer Ann Yimet</text:p>
          </table:table-cell>
          <table:table-cell office:value-type="string">
            <text:p>Stacey and Jennifer Ann Yimet</text:p>
          </table:table-cell>
          <table:table-cell table:number-columns-repeated="2"/>
        </table:table-row>
        <table:table-row table:style-name="ro2">
          <table:table-cell office:value-type="string">
            <text:p>RUST RUBY E - TRUSTEE||RUST TRUST</text:p>
          </table:table-cell>
          <table:table-cell office:value-type="string">
            <text:p>Ruby E Rust (Trustee) and Rust (Trust)</text:p>
          </table:table-cell>
          <table:table-cell office:value-type="string">
            <text:p>Ruby E. Rust (trustee) and Rust (trust)</text:p>
          </table:table-cell>
          <table:table-cell table:number-columns-repeated="2"/>
        </table:table-row>
        <table:table-row table:style-name="ro2">
          <table:table-cell office:value-type="string">
            <text:p>KACRF ENTERPRISES INC</text:p>
          </table:table-cell>
          <table:table-cell office:value-type="string">
            <text:p>Kacrf Enterprises Inc</text:p>
          </table:table-cell>
          <table:table-cell office:value-type="string">
            <text:p>Kacrf Enterprises Inc.</text:p>
          </table:table-cell>
          <table:table-cell table:number-columns-repeated="2"/>
        </table:table-row>
        <table:table-row table:style-name="ro2">
          <table:table-cell office:value-type="string">
            <text:p>JACKSON BRIAN L||JACKSON JULIE S</text:p>
          </table:table-cell>
          <table:table-cell office:value-type="string">
            <text:p>Brian L Jackson and Julie S Jackson</text:p>
          </table:table-cell>
          <table:table-cell office:value-type="string">
            <text:p>Brian L. and Julie S. Jackson</text:p>
          </table:table-cell>
          <table:table-cell table:number-columns-repeated="2"/>
        </table:table-row>
        <table:table-row table:style-name="ro2">
          <table:table-cell office:value-type="string">
            <text:p>STARCEVICH DANIEL||STARCEVICH SUSAN G</text:p>
          </table:table-cell>
          <table:table-cell office:value-type="string">
            <text:p>Starcevich Daniel and Starcevich Susan G</text:p>
          </table:table-cell>
          <table:table-cell office:value-type="string">
            <text:p>Daniel and Susan G. Starcevich</text:p>
          </table:table-cell>
          <table:table-cell table:number-columns-repeated="2"/>
        </table:table-row>
        <table:table-row table:style-name="ro2">
          <table:table-cell office:value-type="string">
            <text:p>DYNA CARE IV SUPPLIES INC</text:p>
          </table:table-cell>
          <table:table-cell office:value-type="string">
            <text:p>Dyna Care Supplies Inc IV</text:p>
          </table:table-cell>
          <table:table-cell office:value-type="string">
            <text:p>Dyna Care Supplies IV Inc.</text:p>
          </table:table-cell>
          <table:table-cell table:number-columns-repeated="2"/>
        </table:table-row>
        <table:table-row table:style-name="ro2">
          <table:table-cell office:value-type="string">
            <text:p>LEACH HOMES INC</text:p>
          </table:table-cell>
          <table:table-cell office:value-type="string">
            <text:p>Leach Homes Inc</text:p>
          </table:table-cell>
          <table:table-cell office:value-type="string">
            <text:p>Leach Homes Inc.</text:p>
          </table:table-cell>
          <table:table-cell table:number-columns-repeated="2"/>
        </table:table-row>
        <table:table-row table:style-name="ro2">
          <table:table-cell office:value-type="string">
            <text:p>LASALLE 115 HOLDING LLC SERIES 18 SFR</text:p>
          </table:table-cell>
          <table:table-cell office:value-type="string">
            <text:p>Lasalle 115 Holding Llc Series 18 Sfr</text:p>
          </table:table-cell>
          <table:table-cell office:value-type="string">
            <text:p>LaSalle 115 Holding Series 18 Sfr LLC</text:p>
          </table:table-cell>
          <table:table-cell table:number-columns-repeated="2"/>
        </table:table-row>
        <table:table-row table:style-name="ro2">
          <table:table-cell office:value-type="string">
            <text:p>POLLARD J||POLLARD JEFFREY W||POLLARD KATHLEEN M</text:p>
          </table:table-cell>
          <table:table-cell office:value-type="string">
            <text:p>J Pollard, Jeffrey W Pollard and Kathleen M Pollard</text:p>
          </table:table-cell>
          <table:table-cell office:value-type="string">
            <text:p>Jeffrey W. and Kathleen M. Pollard</text:p>
          </table:table-cell>
          <table:table-cell table:number-columns-repeated="2"/>
        </table:table-row>
        <table:table-row table:style-name="ro2">
          <table:table-cell office:value-type="string">
            <text:p>CUSTOM FLOORING BY BRIAN INC</text:p>
          </table:table-cell>
          <table:table-cell office:value-type="string">
            <text:p>Custom Flooring By Brian Inc</text:p>
          </table:table-cell>
          <table:table-cell office:value-type="string">
            <text:p>Custom Flooring By Brian Inc.</text:p>
          </table:table-cell>
          <table:table-cell table:number-columns-repeated="2"/>
        </table:table-row>
        <table:table-row table:style-name="ro2">
          <table:table-cell office:value-type="string">
            <text:p>STATE BANK OF COUNTRYSIDE||012334 STBC</text:p>
          </table:table-cell>
          <table:table-cell office:value-type="string">
            <text:p>State Bank Of Countryside and 012334 Stbc</text:p>
          </table:table-cell>
          <table:table-cell office:value-type="string">
            <text:p>State Bank of Countryside (Trust No. 012334)</text:p>
          </table:table-cell>
          <table:table-cell table:number-columns-repeated="2"/>
        </table:table-row>
        <table:table-row table:style-name="ro2">
          <table:table-cell office:value-type="string">
            <text:p>MARSHALL MONICA||MARSHALL MONICA - GUARDIAN||MARSHALL ANDRE - ESTATE OF||MARSHALL KELLY - ESTATE OF||HOLMES BRIANA - ESTATE OF</text:p>
          </table:table-cell>
          <table:table-cell office:value-type="string">
            <text:p>Monica Marshall, Monica Guardian Marshall, Andre Marshall, Kelly Marshall and Briana Holmes</text:p>
          </table:table-cell>
          <table:table-cell office:value-type="string">
            <text:p>Marshall Monica-Guardian, Marshall Andre-Estate of, Marshall Kelly-Estate of and Holmes Briana-Estate of</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MUHA EDWARD P - TRUSTEE||EDWARD P MUHA LOVING TRUST</text:p>
          </table:table-cell>
          <table:table-cell office:value-type="string">
            <text:p>Edward P Muha (Trustee) and P Muha Loving Edward (Trust)</text:p>
          </table:table-cell>
          <table:table-cell office:value-type="string">
            <text:p>Edward P. Muha (trustee) and Edward P. Muha Loving (trust)</text:p>
          </table:table-cell>
          <table:table-cell table:number-columns-repeated="2"/>
        </table:table-row>
        <table:table-row table:style-name="ro2">
          <table:table-cell office:value-type="string">
            <text:p>BAKER ROBERT N JR||BAKER MARY ELLEN</text:p>
          </table:table-cell>
          <table:table-cell office:value-type="string">
            <text:p>Robert N Baker Jr and Mary Ellen Baker</text:p>
          </table:table-cell>
          <table:table-cell office:value-type="string">
            <text:p>Robert N. Baker Jr. and Mary Ellen Baker</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CABRERA CRAIG</text:p>
          </table:table-cell>
          <table:table-cell table:number-columns-repeated="2" office:value-type="string">
            <text:p>Craig Cabrera</text:p>
          </table:table-cell>
          <table:table-cell table:number-columns-repeated="2"/>
        </table:table-row>
        <table:table-row table:style-name="ro2">
          <table:table-cell office:value-type="string">
            <text:p>RAGLAND LAWRENCE M||RAGLAND CALLIE E</text:p>
          </table:table-cell>
          <table:table-cell office:value-type="string">
            <text:p>Lawrence M Ragland and Callie E Ragland</text:p>
          </table:table-cell>
          <table:table-cell office:value-type="string">
            <text:p>Lawrence M. and Callie E. Ragland</text:p>
          </table:table-cell>
          <table:table-cell table:number-columns-repeated="2"/>
        </table:table-row>
        <table:table-row table:style-name="ro2">
          <table:table-cell office:value-type="string">
            <text:p>BRUTI ASSOCIATES LTD</text:p>
          </table:table-cell>
          <table:table-cell office:value-type="string">
            <text:p>Bruti Associates Ltd</text:p>
          </table:table-cell>
          <table:table-cell office:value-type="string">
            <text:p>Bruti Associates Ltd</text:p>
          </table:table-cell>
          <table:table-cell table:number-columns-repeated="2"/>
        </table:table-row>
        <table:table-row table:style-name="ro2">
          <table:table-cell office:value-type="string">
            <text:p>HASTY BEVERLY V</text:p>
          </table:table-cell>
          <table:table-cell office:value-type="string">
            <text:p>Beverly V Hasty</text:p>
          </table:table-cell>
          <table:table-cell office:value-type="string">
            <text:p>Beverly V. Hasty</text:p>
          </table:table-cell>
          <table:table-cell table:number-columns-repeated="2"/>
        </table:table-row>
        <table:table-row table:style-name="ro2">
          <table:table-cell office:value-type="string">
            <text:p>RODEGHIER JAMES R SR||RODEGHIER DAWN E</text:p>
          </table:table-cell>
          <table:table-cell office:value-type="string">
            <text:p>James R Rodeghier Sr and Dawn E Rodeghier</text:p>
          </table:table-cell>
          <table:table-cell office:value-type="string">
            <text:p>James R. Rodeghier Sr. and Dawn E. Rodeghier</text:p>
          </table:table-cell>
          <table:table-cell table:number-columns-repeated="2"/>
        </table:table-row>
        <table:table-row table:style-name="ro2">
          <table:table-cell office:value-type="string">
            <text:p>KRONER PATRICIA A - TRUSTEE||PATRICIA A KRONER REVOCABLE TRUST</text:p>
          </table:table-cell>
          <table:table-cell office:value-type="string">
            <text:p>Patricia A Kroner (Trustee) and Patricia A Kroner (Revocable Trust)</text:p>
          </table:table-cell>
          <table:table-cell office:value-type="string">
            <text:p>Patricia A. Kroner (trustee) and Patricia A. Kroner Revocable Trust</text:p>
          </table:table-cell>
          <table:table-cell table:number-columns-repeated="2"/>
        </table:table-row>
        <table:table-row table:style-name="ro2">
          <table:table-cell office:value-type="string">
            <text:p>KOCIAN CHARLES W||KOCIAN DIANNE M</text:p>
          </table:table-cell>
          <table:table-cell office:value-type="string">
            <text:p>Charles W Kocian and Dianne M Kocian</text:p>
          </table:table-cell>
          <table:table-cell office:value-type="string">
            <text:p>Charles W. and Dianne M. Kocian</text:p>
          </table:table-cell>
          <table:table-cell table:number-columns-repeated="2"/>
        </table:table-row>
        <table:table-row table:style-name="ro2">
          <table:table-cell office:value-type="string">
            <text:p>ANASTOPOULOS GEORGE N||ANASTOPOULOS ELENI</text:p>
          </table:table-cell>
          <table:table-cell office:value-type="string">
            <text:p>George N Anastopoulos and Eleni Anastopoulos</text:p>
          </table:table-cell>
          <table:table-cell office:value-type="string">
            <text:p>George N. and Eleni Anastopoulos</text:p>
          </table:table-cell>
          <table:table-cell table:number-columns-repeated="2"/>
        </table:table-row>
        <table:table-row table:style-name="ro2">
          <table:table-cell office:value-type="string">
            <text:p>JAKOVICH JOSEPH</text:p>
          </table:table-cell>
          <table:table-cell office:value-type="string">
            <text:p>Joseph Jakovich</text:p>
          </table:table-cell>
          <table:table-cell office:value-type="string">
            <text:p>Joseph Jakovich</text:p>
          </table:table-cell>
          <table:table-cell table:number-columns-repeated="2"/>
        </table:table-row>
        <table:table-row table:style-name="ro2">
          <table:table-cell office:value-type="string">
            <text:p>STANDARD BANK &amp;amp; TRUST CO||17244 STBT</text:p>
          </table:table-cell>
          <table:table-cell office:value-type="string">
            <text:p>Standard Bank Trust Co and 17244 Stbt</text:p>
          </table:table-cell>
          <table:table-cell office:value-type="string">
            <text:p>Standard Bank &amp; Trust Co. (Trust No. 17244)</text:p>
          </table:table-cell>
          <table:table-cell table:number-columns-repeated="2"/>
        </table:table-row>
        <table:table-row table:style-name="ro2">
          <table:table-cell office:value-type="string">
            <text:p>DAVIES PAUL R</text:p>
          </table:table-cell>
          <table:table-cell office:value-type="string">
            <text:p>Paul R Davies</text:p>
          </table:table-cell>
          <table:table-cell office:value-type="string">
            <text:p>Paul R. Davies</text:p>
          </table:table-cell>
          <table:table-cell table:number-columns-repeated="2"/>
        </table:table-row>
        <table:table-row table:style-name="ro2">
          <table:table-cell office:value-type="string">
            <text:p>SPECIAL COMM US NO DIST COURT</text:p>
          </table:table-cell>
          <table:table-cell office:value-type="string">
            <text:p>Special Comm Us No Dist Court</text:p>
          </table:table-cell>
          <table:table-cell office:value-type="string">
            <text:p>Special Comm US No Dist Court</text:p>
          </table:table-cell>
          <table:table-cell table:number-columns-repeated="2"/>
        </table:table-row>
        <table:table-row table:style-name="ro2">
          <table:table-cell office:value-type="string">
            <text:p>PALOMAR PROPERTIES LLC</text:p>
          </table:table-cell>
          <table:table-cell office:value-type="string">
            <text:p>Palomar Properties Llc</text:p>
          </table:table-cell>
          <table:table-cell office:value-type="string">
            <text:p>Palomar Properties LLC</text:p>
          </table:table-cell>
          <table:table-cell table:number-columns-repeated="2"/>
        </table:table-row>
        <table:table-row table:style-name="ro2">
          <table:table-cell office:value-type="string">
            <text:p>MANDALKE LOUIS M||MANDALKE LAUREN M</text:p>
          </table:table-cell>
          <table:table-cell office:value-type="string">
            <text:p>Louis M Mandalke and Lauren M Mandalke</text:p>
          </table:table-cell>
          <table:table-cell office:value-type="string">
            <text:p>Louis M. and Lauren M. Mandalke</text:p>
          </table:table-cell>
          <table:table-cell table:number-columns-repeated="2"/>
        </table:table-row>
        <table:table-row table:style-name="ro2">
          <table:table-cell office:value-type="string">
            <text:p>PINNACLE CORP</text:p>
          </table:table-cell>
          <table:table-cell office:value-type="string">
            <text:p>Pinnacle Corp</text:p>
          </table:table-cell>
          <table:table-cell office:value-type="string">
            <text:p>Pinnacle Corp.</text:p>
          </table:table-cell>
          <table:table-cell table:number-columns-repeated="2"/>
        </table:table-row>
        <table:table-row table:style-name="ro2">
          <table:table-cell office:value-type="string">
            <text:p>SUBURBAN BANK &amp;amp; TRUST CO||742219 SUBTC&amp;amp;SPTC&amp;amp;BEVTR||ST PAUL TRUST CO||BEVERLY TRUST CO</text:p>
          </table:table-cell>
          <table:table-cell office:value-type="string">
            <text:p>Suburban Bank Trust Co, Subtc and Amp;Sptc and Amp;Bevtr 742219, St Paul Trust Co and Beverly Trust Co</text:p>
          </table:table-cell>
          <table:table-cell office:value-type="string">
            <text:p>Suburban Bank &amp; Trust Co. (Trust No. 742219), St. Paul Trust Co. and Beverly Trust Co.</text:p>
          </table:table-cell>
          <table:table-cell table:number-columns-repeated="2"/>
        </table:table-row>
        <table:table-row table:style-name="ro2">
          <table:table-cell office:value-type="string">
            <text:p>GOODWIN VINCENT||GOODWIN LOVERY L</text:p>
          </table:table-cell>
          <table:table-cell office:value-type="string">
            <text:p>Vincent Goodwin and Lovery L Goodwin</text:p>
          </table:table-cell>
          <table:table-cell office:value-type="string">
            <text:p>Vincent Goodwin and Lovery L. Goodwin</text:p>
          </table:table-cell>
          <table:table-cell table:number-columns-repeated="2"/>
        </table:table-row>
        <table:table-row table:style-name="ro2">
          <table:table-cell office:value-type="string">
            <text:p>QIAN WEI</text:p>
          </table:table-cell>
          <table:table-cell office:value-type="string">
            <text:p>Wei Qian</text:p>
          </table:table-cell>
          <table:table-cell office:value-type="string">
            <text:p>Wei Qian</text:p>
          </table:table-cell>
          <table:table-cell table:number-columns-repeated="2"/>
        </table:table-row>
        <table:table-row table:style-name="ro2">
          <table:table-cell office:value-type="string">
            <text:p>FIRST MIDWEST BANK - TRUSTEE||8513 FMB</text:p>
          </table:table-cell>
          <table:table-cell office:value-type="string">
            <text:p>First Midwest Bank (Trustee) and Fmb 8513</text:p>
          </table:table-cell>
          <table:table-cell office:value-type="string">
            <text:p>First Midwest Bank (trustee) (Trust No. 8513)</text:p>
          </table:table-cell>
          <table:table-cell table:number-columns-repeated="2"/>
        </table:table-row>
        <table:table-row table:style-name="ro2">
          <table:table-cell office:value-type="string">
            <text:p>STANDARD BANK &amp;amp; TRUST CO||15229 STBT</text:p>
          </table:table-cell>
          <table:table-cell office:value-type="string">
            <text:p>Standard Bank Trust Co and 15229 Stbt</text:p>
          </table:table-cell>
          <table:table-cell office:value-type="string">
            <text:p>Standard Bank &amp; Trust Co. (Trust No. 15229)</text:p>
          </table:table-cell>
          <table:table-cell table:number-columns-repeated="2"/>
        </table:table-row>
        <table:table-row table:style-name="ro2">
          <table:table-cell office:value-type="string">
            <text:p>FAMILY BANK &amp;amp; TRUST CO||FIRST STATE B&amp;amp;T CO PALOS HILLS||5429 FAMBT &amp;amp; FSBTPH</text:p>
          </table:table-cell>
          <table:table-cell office:value-type="string">
            <text:p>(Family Trust), First State B&amp;Amp;T Co Palos Hills and 5429 Fambt Fsbtph</text:p>
          </table:table-cell>
          <table:table-cell office:value-type="string">
            <text:p>Family Bank &amp; Trust Co. and First State Bank and Trust Co. Palos Hills (Trust No. 5429)</text:p>
          </table:table-cell>
          <table:table-cell table:number-columns-repeated="2"/>
        </table:table-row>
        <table:table-row table:style-name="ro2">
          <table:table-cell office:value-type="string">
            <text:p>NOLAN SCOTT M||VANCE-NOLAN HEATHER</text:p>
          </table:table-cell>
          <table:table-cell office:value-type="string">
            <text:p>Scott M Nolan and Heather Vance-Nolan</text:p>
          </table:table-cell>
          <table:table-cell office:value-type="string">
            <text:p>Scott M. Nolan and Heather Vance-Nolan</text:p>
          </table:table-cell>
          <table:table-cell table:number-columns-repeated="2"/>
        </table:table-row>
        <table:table-row table:style-name="ro2">
          <table:table-cell office:value-type="string">
            <text:p>JOYCE TIMOTHY||JOYCE TIMOTHY M||WORTH DAWN||JOYCE DAWN F</text:p>
          </table:table-cell>
          <table:table-cell office:value-type="string">
            <text:p>Timothy Joyce, Timothy M Joyce, Dawn Worth and Dawn F Joyce</text:p>
          </table:table-cell>
          <table:table-cell office:value-type="string">
            <text:p>Timothy M. and Dawn F. Joyce and Dawn Worth</text:p>
          </table:table-cell>
          <table:table-cell table:number-columns-repeated="2"/>
        </table:table-row>
        <table:table-row table:style-name="ro2">
          <table:table-cell office:value-type="string">
            <text:p>KOZLOWSKI DEVELOPMENT CO INC</text:p>
          </table:table-cell>
          <table:table-cell office:value-type="string">
            <text:p>Kozlowski Development Co Inc</text:p>
          </table:table-cell>
          <table:table-cell office:value-type="string">
            <text:p>Kozlowski Development Co. Inc.</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MCDERMID DAVID M||MCDERMID JULIE||MC DERMID DAVID M||MC DERMID JULIE</text:p>
          </table:table-cell>
          <table:table-cell office:value-type="string">
            <text:p>David M McDermid, Julie McDermid, David M McDermid and Julie McDermid</text:p>
          </table:table-cell>
          <table:table-cell office:value-type="string">
            <text:p>David M. and Julie McDermid</text:p>
          </table:table-cell>
          <table:table-cell table:number-columns-repeated="2"/>
        </table:table-row>
        <table:table-row table:style-name="ro2">
          <table:table-cell office:value-type="string">
            <text:p>NEUMANN HOMES INC</text:p>
          </table:table-cell>
          <table:table-cell office:value-type="string">
            <text:p>Neumann Homes Inc</text:p>
          </table:table-cell>
          <table:table-cell office:value-type="string">
            <text:p>Neumann Homes Inc.</text:p>
          </table:table-cell>
          <table:table-cell table:number-columns-repeated="2"/>
        </table:table-row>
        <table:table-row table:style-name="ro2">
          <table:table-cell office:value-type="string">
            <text:p>GERNETZ JOSEPHINE H||PETERS JEANNETTE</text:p>
          </table:table-cell>
          <table:table-cell office:value-type="string">
            <text:p>Josephine H Gernetz and Jeannette Peters</text:p>
          </table:table-cell>
          <table:table-cell office:value-type="string">
            <text:p>Josephine H. Gernetz and Jeannette Peters</text:p>
          </table:table-cell>
          <table:table-cell table:number-columns-repeated="2"/>
        </table:table-row>
        <table:table-row table:style-name="ro2">
          <table:table-cell office:value-type="string">
            <text:p>UFFIZI INC</text:p>
          </table:table-cell>
          <table:table-cell office:value-type="string">
            <text:p>Uffizi Inc</text:p>
          </table:table-cell>
          <table:table-cell office:value-type="string">
            <text:p>Uffizi Inc.</text:p>
          </table:table-cell>
          <table:table-cell table:number-columns-repeated="2"/>
        </table:table-row>
        <table:table-row table:style-name="ro2">
          <table:table-cell office:value-type="string">
            <text:p>DOYLE JOHN M</text:p>
          </table:table-cell>
          <table:table-cell office:value-type="string">
            <text:p>John M Doyle</text:p>
          </table:table-cell>
          <table:table-cell office:value-type="string">
            <text:p>John M. Doyle</text:p>
          </table:table-cell>
          <table:table-cell table:number-columns-repeated="2"/>
        </table:table-row>
        <table:table-row table:style-name="ro2">
          <table:table-cell office:value-type="string">
            <text:p>ZIEGLER GEORGE E JR - TRUSTEE||ZIEGLER CAROLE A - TRUSTEE||ZIEGLER CAROLE ANN - TRUSTEE</text:p>
          </table:table-cell>
          <table:table-cell office:value-type="string">
            <text:p>George E Ziegler (Trustee) Jr, Carole A Ziegler and Carole Ann Ziegler</text:p>
          </table:table-cell>
          <table:table-cell office:value-type="string">
            <text:p>George E. Ziegler Jr. (trustee), Carole A. Ziegler (trustee) and Carole Ann Ziegler (trustee)</text:p>
          </table:table-cell>
          <table:table-cell table:number-columns-repeated="2"/>
        </table:table-row>
        <table:table-row table:style-name="ro2">
          <table:table-cell office:value-type="string">
            <text:p>HUSSAIN MOHAMMED||KHAN ARSHAD</text:p>
          </table:table-cell>
          <table:table-cell office:value-type="string">
            <text:p>Mohammed Hussain and Arshad Khan</text:p>
          </table:table-cell>
          <table:table-cell office:value-type="string">
            <text:p>Mohammed Hussain and Arshad Khan</text:p>
          </table:table-cell>
          <table:table-cell table:number-columns-repeated="2"/>
        </table:table-row>
        <table:table-row table:style-name="ro2">
          <table:table-cell office:value-type="string">
            <text:p>SHREFFLER BERNARD||SHREFFLER MARIA GARZA</text:p>
          </table:table-cell>
          <table:table-cell office:value-type="string">
            <text:p>Bernard Shreffler and Maria Garza Shreffler</text:p>
          </table:table-cell>
          <table:table-cell office:value-type="string">
            <text:p>Bernard and Maria Garza Shreffler</text:p>
          </table:table-cell>
          <table:table-cell table:number-columns-repeated="2"/>
        </table:table-row>
        <table:table-row table:style-name="ro2">
          <table:table-cell office:value-type="string">
            <text:p>KUMHO TIRE USA INC</text:p>
          </table:table-cell>
          <table:table-cell office:value-type="string">
            <text:p>Kumho Tire Usa Inc</text:p>
          </table:table-cell>
          <table:table-cell office:value-type="string">
            <text:p>Kumho Tire USA Inc.</text:p>
          </table:table-cell>
          <table:table-cell table:number-columns-repeated="2"/>
        </table:table-row>
        <table:table-row table:style-name="ro2">
          <table:table-cell office:value-type="string">
            <text:p>KEIB ROBERT F</text:p>
          </table:table-cell>
          <table:table-cell office:value-type="string">
            <text:p>Robert F Keib</text:p>
          </table:table-cell>
          <table:table-cell office:value-type="string">
            <text:p>Robert F. Keib</text:p>
          </table:table-cell>
          <table:table-cell table:number-columns-repeated="2"/>
        </table:table-row>
        <table:table-row table:style-name="ro2">
          <table:table-cell office:value-type="string">
            <text:p>TANNURA &amp;amp; ASSOCIATES INC</text:p>
          </table:table-cell>
          <table:table-cell office:value-type="string">
            <text:p>Tannura Associates Inc</text:p>
          </table:table-cell>
          <table:table-cell office:value-type="string">
            <text:p>Tannura &amp; Associates Inc.</text:p>
          </table:table-cell>
          <table:table-cell table:number-columns-repeated="2"/>
        </table:table-row>
        <table:table-row table:style-name="ro2">
          <table:table-cell office:value-type="string">
            <text:p>HOUSING AND URBAN DEVELOPMENT SECRETARY</text:p>
          </table:table-cell>
          <table:table-cell office:value-type="string">
            <text:p>Housing And Urban Development Secretary</text:p>
          </table:table-cell>
          <table:table-cell office:value-type="string">
            <text:p>Housing and Urban Development Secretary</text:p>
          </table:table-cell>
          <table:table-cell table:number-columns-repeated="2"/>
        </table:table-row>
        <table:table-row table:style-name="ro2">
          <table:table-cell office:value-type="string">
            <text:p>CLAYBRIDGE BUILDER INC</text:p>
          </table:table-cell>
          <table:table-cell office:value-type="string">
            <text:p>Claybridge Builder Inc</text:p>
          </table:table-cell>
          <table:table-cell office:value-type="string">
            <text:p>Claybridge Builder Inc.</text:p>
          </table:table-cell>
          <table:table-cell table:number-columns-repeated="2"/>
        </table:table-row>
        <table:table-row table:style-name="ro2">
          <table:table-cell office:value-type="string">
            <text:p>THIELE TRANSPORT INC</text:p>
          </table:table-cell>
          <table:table-cell office:value-type="string">
            <text:p>Thiele Transport Inc</text:p>
          </table:table-cell>
          <table:table-cell office:value-type="string">
            <text:p>Thiele Transport Inc.</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HALLMARK HOMES LLC</text:p>
          </table:table-cell>
          <table:table-cell office:value-type="string">
            <text:p>Hallmark Homes Llc</text:p>
          </table:table-cell>
          <table:table-cell office:value-type="string">
            <text:p>Hallmark Homes LLC</text:p>
          </table:table-cell>
          <table:table-cell table:number-columns-repeated="2"/>
        </table:table-row>
        <table:table-row table:style-name="ro2">
          <table:table-cell office:value-type="string">
            <text:p>DURKIN JAMES M||DURKIN PEGGY T</text:p>
          </table:table-cell>
          <table:table-cell office:value-type="string">
            <text:p>James M Durkin and Peggy T Durkin</text:p>
          </table:table-cell>
          <table:table-cell office:value-type="string">
            <text:p>James M. and Peggy T. Durkin</text:p>
          </table:table-cell>
          <table:table-cell table:number-columns-repeated="2"/>
        </table:table-row>
        <table:table-row table:style-name="ro2">
          <table:table-cell office:value-type="string">
            <text:p>CIMINO EUGENE R||CIMINO GENE||CIMINO MARY ANN||CIMINO MARYANN||UNITED STATES OF AMERICA-INTERNAL REVENUE SERVICE||ILLINOIS STATE OF DEPT OF EMPLOYMENT SECURITY||COLUMBIA PIPE &amp;amp; SUPPLY CO</text:p>
          </table:table-cell>
          <table:table-cell office:value-type="string">
            <text:p>Eugene R Cimino, Gene Cimino, Mary Ann Cimino, Maryann Cimino, United States Of America-Internal Revenue Service, Illinois State Of Dept Of Employment Security and Columbia Pipe Supply Co</text:p>
          </table:table-cell>
          <table:table-cell office:value-type="string">
            <text:p>Eugene R., Gene, Mary Ann and Maryann Cimino, United States of America-Internal Revenue Service, Illinois State of Department of Employment Security and Columbia Pipe &amp; Supply Co.</text:p>
          </table:table-cell>
          <table:table-cell table:number-columns-repeated="2"/>
        </table:table-row>
        <table:table-row table:style-name="ro2">
          <table:table-cell office:value-type="string">
            <text:p>SETORK ABBAS||COVES OF HARBOR SPRINGS CONODMINIUM ASSOCIATION</text:p>
          </table:table-cell>
          <table:table-cell office:value-type="string">
            <text:p>Abbas Setork and Coves Of Harbor Springs Conodminium Association</text:p>
          </table:table-cell>
          <table:table-cell office:value-type="string">
            <text:p>Abbas Setork and Coves of Harbor Springs Conodminium Association</text:p>
          </table:table-cell>
          <table:table-cell table:number-columns-repeated="2"/>
        </table:table-row>
        <table:table-row table:style-name="ro2">
          <table:table-cell office:value-type="string">
            <text:p>RIDGES DAVID B||MCCARRON KELLY A</text:p>
          </table:table-cell>
          <table:table-cell office:value-type="string">
            <text:p>David B Ridges and Kelly A McCarron</text:p>
          </table:table-cell>
          <table:table-cell office:value-type="string">
            <text:p>David B. Ridges and Kelly A. McCarron</text:p>
          </table:table-cell>
          <table:table-cell table:number-columns-repeated="2"/>
        </table:table-row>
        <table:table-row table:style-name="ro2">
          <table:table-cell office:value-type="string">
            <text:p>ALEXANDER MANOR INDEPENDENT LIVING SERVICES</text:p>
          </table:table-cell>
          <table:table-cell table:number-columns-repeated="2" office:value-type="string">
            <text:p>Alexander Manor Independent Living Services</text:p>
          </table:table-cell>
          <table:table-cell table:number-columns-repeated="2"/>
        </table:table-row>
        <table:table-row table:style-name="ro2">
          <table:table-cell office:value-type="string">
            <text:p>KING GARY L||KING PATRICIA A</text:p>
          </table:table-cell>
          <table:table-cell office:value-type="string">
            <text:p>Gary L King and Patricia A King</text:p>
          </table:table-cell>
          <table:table-cell office:value-type="string">
            <text:p>Gary L. and Patricia A. King</text:p>
          </table:table-cell>
          <table:table-cell table:number-columns-repeated="2"/>
        </table:table-row>
        <table:table-row table:style-name="ro2">
          <table:table-cell office:value-type="string">
            <text:p>YAWN BOBBY W||PAGE JUDITH A</text:p>
          </table:table-cell>
          <table:table-cell office:value-type="string">
            <text:p>Bobby W Yawn and Judith A Page</text:p>
          </table:table-cell>
          <table:table-cell office:value-type="string">
            <text:p>Bobby W. Yawn and Judith A. Page</text:p>
          </table:table-cell>
          <table:table-cell table:number-columns-repeated="2"/>
        </table:table-row>
        <table:table-row table:style-name="ro2">
          <table:table-cell office:value-type="string">
            <text:p>RENDELL MICHAEL T||RENDELL KIMBERLY A</text:p>
          </table:table-cell>
          <table:table-cell office:value-type="string">
            <text:p>Michael T Rendell and Kimberly A Rendell</text:p>
          </table:table-cell>
          <table:table-cell office:value-type="string">
            <text:p>Michael T. and Kimberly A. Rendell</text:p>
          </table:table-cell>
          <table:table-cell table:number-columns-repeated="2"/>
        </table:table-row>
        <table:table-row table:style-name="ro2">
          <table:table-cell office:value-type="string">
            <text:p>SUGAR CREEK HOMES INC</text:p>
          </table:table-cell>
          <table:table-cell office:value-type="string">
            <text:p>Sugar Creek Homes Inc</text:p>
          </table:table-cell>
          <table:table-cell office:value-type="string">
            <text:p>Sugar Creek Homes Inc.</text:p>
          </table:table-cell>
          <table:table-cell table:number-columns-repeated="2"/>
        </table:table-row>
        <table:table-row table:style-name="ro2">
          <table:table-cell office:value-type="string">
            <text:p>BAKSE DUSTIN A||WILLIAMS TRACY L</text:p>
          </table:table-cell>
          <table:table-cell office:value-type="string">
            <text:p>Dustin A Bakse and Tracy L Williams</text:p>
          </table:table-cell>
          <table:table-cell office:value-type="string">
            <text:p>Dustin A. Bakse and Tracy L. Williams</text:p>
          </table:table-cell>
          <table:table-cell table:number-columns-repeated="2"/>
        </table:table-row>
        <table:table-row table:style-name="ro2">
          <table:table-cell office:value-type="string">
            <text:p>HANSEN LARRY R||HANSEN VICKIE S</text:p>
          </table:table-cell>
          <table:table-cell office:value-type="string">
            <text:p>Larry R Hansen and Vickie S Hansen</text:p>
          </table:table-cell>
          <table:table-cell office:value-type="string">
            <text:p>Larry R. and Vickie S. Hansen</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CRYER DAVID R</text:p>
          </table:table-cell>
          <table:table-cell office:value-type="string">
            <text:p>David R Cryer</text:p>
          </table:table-cell>
          <table:table-cell office:value-type="string">
            <text:p>David R. Cryer</text:p>
          </table:table-cell>
          <table:table-cell table:number-columns-repeated="2"/>
        </table:table-row>
        <table:table-row table:style-name="ro2">
          <table:table-cell office:value-type="string">
            <text:p>OLSZEWSKI JEAN||OLSZEWSKI DOUGLAS F</text:p>
          </table:table-cell>
          <table:table-cell office:value-type="string">
            <text:p>Jean Olszewski and Douglas F Olszewski</text:p>
          </table:table-cell>
          <table:table-cell office:value-type="string">
            <text:p>Jean and Douglas F. Olszewski</text:p>
          </table:table-cell>
          <table:table-cell table:number-columns-repeated="2"/>
        </table:table-row>
        <table:table-row table:style-name="ro2">
          <table:table-cell office:value-type="string">
            <text:p>NLSB||NEW LENOX STATE BANK||2917 NLSB &amp;amp; NLSBK</text:p>
          </table:table-cell>
          <table:table-cell office:value-type="string">
            <text:p>Nlsb, New Lenox State Bank, Nlsb 2917 and Amp; Nlsbk</text:p>
          </table:table-cell>
          <table:table-cell office:value-type="string">
            <text:p>New Lenox State Bank (Trust No. 2917)</text:p>
          </table:table-cell>
          <table:table-cell table:number-columns-repeated="2"/>
        </table:table-row>
        <table:table-row table:style-name="ro2">
          <table:table-cell office:value-type="string">
            <text:p>SPAIN ANNA M||SPAIN ANNA||LITTIG ANNA M||SPAIN ANNA MARIE</text:p>
          </table:table-cell>
          <table:table-cell office:value-type="string">
            <text:p>Anna M Spain, Anna Spain, Anna M Littig and Anna Marie Spain</text:p>
          </table:table-cell>
          <table:table-cell office:value-type="string">
            <text:p>Anna M. Littig and Anna Marie Spain</text:p>
          </table:table-cell>
          <table:table-cell table:number-columns-repeated="2"/>
        </table:table-row>
        <table:table-row table:style-name="ro2">
          <table:table-cell office:value-type="string">
            <text:p>FRANTIK PETER T||HICKS KATHLEEN M||FRANTIK KATHLEEN M</text:p>
          </table:table-cell>
          <table:table-cell office:value-type="string">
            <text:p>Peter T Frantik, Kathleen M Hicks and Kathleen M Frantik</text:p>
          </table:table-cell>
          <table:table-cell office:value-type="string">
            <text:p>Peter T. and Kathleen M. Frantik and Kathleen M. Hicks</text:p>
          </table:table-cell>
          <table:table-cell table:number-columns-repeated="2"/>
        </table:table-row>
        <table:table-row table:style-name="ro2">
          <table:table-cell office:value-type="string">
            <text:p>SCIP 09-05 LLC</text:p>
          </table:table-cell>
          <table:table-cell office:value-type="string">
            <text:p>Scip 09-05 Llc</text:p>
          </table:table-cell>
          <table:table-cell office:value-type="string">
            <text:p>Scip 09-05 LLC</text:p>
          </table:table-cell>
          <table:table-cell table:number-columns-repeated="2"/>
        </table:table-row>
        <table:table-row table:style-name="ro2">
          <table:table-cell office:value-type="string">
            <text:p>WILMSEN STEVEN A||WILMSEN KATHY L</text:p>
          </table:table-cell>
          <table:table-cell office:value-type="string">
            <text:p>Wilmsen Steven A and Kathy L Wilmsen</text:p>
          </table:table-cell>
          <table:table-cell office:value-type="string">
            <text:p>Steven a Wilmsen and Kathy L. Wilmsen</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BORIO-SMITH MARY E||SMITH JAMES L</text:p>
          </table:table-cell>
          <table:table-cell office:value-type="string">
            <text:p>Mary E Borio-Smith and James L Smith</text:p>
          </table:table-cell>
          <table:table-cell office:value-type="string">
            <text:p>Mary E. Borio-Smith and James L. Smith</text:p>
          </table:table-cell>
          <table:table-cell table:number-columns-repeated="2"/>
        </table:table-row>
        <table:table-row table:style-name="ro2">
          <table:table-cell office:value-type="string">
            <text:p>BALTA DONNA A</text:p>
          </table:table-cell>
          <table:table-cell office:value-type="string">
            <text:p>Donna A Balta</text:p>
          </table:table-cell>
          <table:table-cell office:value-type="string">
            <text:p>Donna A. Balta</text:p>
          </table:table-cell>
          <table:table-cell table:number-columns-repeated="2"/>
        </table:table-row>
        <table:table-row table:style-name="ro2">
          <table:table-cell office:value-type="string">
            <text:p>COUNTY CLERK WILL COUNTY</text:p>
          </table:table-cell>
          <table:table-cell office:value-type="string">
            <text:p>County Clerk Will County</text:p>
          </table:table-cell>
          <table:table-cell office:value-type="string">
            <text:p>Will County Clerk</text:p>
          </table:table-cell>
          <table:table-cell table:number-columns-repeated="2"/>
        </table:table-row>
        <table:table-row table:style-name="ro2">
          <table:table-cell office:value-type="string">
            <text:p>CENTEX HOMES||CENTEX REAL ESTATE CORP</text:p>
          </table:table-cell>
          <table:table-cell office:value-type="string">
            <text:p>Centex Homes and Centex Real Estate Corp</text:p>
          </table:table-cell>
          <table:table-cell office:value-type="string">
            <text:p>Centex Homes and Centex Real Estate Corp.</text:p>
          </table:table-cell>
          <table:table-cell table:number-columns-repeated="2"/>
        </table:table-row>
        <table:table-row table:style-name="ro2">
          <table:table-cell office:value-type="string">
            <text:p>NLSB||NEW LENOX STATE BANK||1985 NLSB &amp;amp; NLSBK</text:p>
          </table:table-cell>
          <table:table-cell office:value-type="string">
            <text:p>Nlsb, New Lenox State Bank, Nlsb 1985 and Amp; Nlsbk</text:p>
          </table:table-cell>
          <table:table-cell office:value-type="string">
            <text:p>New Lenox State Bank (Trust No. 1985)</text:p>
          </table:table-cell>
          <table:table-cell table:number-columns-repeated="2"/>
        </table:table-row>
        <table:table-row table:style-name="ro2">
          <table:table-cell office:value-type="string">
            <text:p>ARBY ELECTRICAL COMPANY INC</text:p>
          </table:table-cell>
          <table:table-cell office:value-type="string">
            <text:p>Arby Electrical Company Inc</text:p>
          </table:table-cell>
          <table:table-cell office:value-type="string">
            <text:p>Arby Electrical Co. Inc.</text:p>
          </table:table-cell>
          <table:table-cell table:number-columns-repeated="2"/>
        </table:table-row>
        <table:table-row table:style-name="ro2">
          <table:table-cell office:value-type="string">
            <text:p>LA SALLE BANK||860897 LSB &amp;amp; CIB||CITIZENS BANK ILLINOIS</text:p>
          </table:table-cell>
          <table:table-cell office:value-type="string">
            <text:p>La Salle Bank, Lsb 860897, Citizens Bank Illinois and Amp; Cib</text:p>
          </table:table-cell>
          <table:table-cell office:value-type="string">
            <text:p>La Salle Bank (Trust No. 860897) and Citizens Bank Illinois</text:p>
          </table:table-cell>
          <table:table-cell table:number-columns-repeated="2"/>
        </table:table-row>
        <table:table-row table:style-name="ro2">
          <table:table-cell office:value-type="string">
            <text:p>ALDWORTH ALAN W - TRUSTEE||ALAN W ALDWORTH REVOCABLE TRUST||ALDWORTH JANICE F - TRUSTEE||JANICE F ALDWORTH REVOCABLE TRUST</text:p>
          </table:table-cell>
          <table:table-cell office:value-type="string">
            <text:p>Alan W Aldworth (Trustee), Alan W Aldworth (Revocable Trust), Aldworth Janice F (Revocable Trust) and Janice F Aldworth</text:p>
          </table:table-cell>
          <table:table-cell office:value-type="string">
            <text:p>Alan W. Aldworth (trustee), Alan W. Aldworth Revocable Trust, Janice F. Aldworth (trustee) and Janice F. Aldworth Revocable Trust</text:p>
          </table:table-cell>
          <table:table-cell table:number-columns-repeated="2"/>
        </table:table-row>
        <table:table-row table:style-name="ro2">
          <table:table-cell office:value-type="string">
            <text:p>OLD KENT BANK||MERCHANTS NATIONAL BANK AURORA||4980 OLKB &amp;amp; MNBA</text:p>
          </table:table-cell>
          <table:table-cell office:value-type="string">
            <text:p>Old Kent Bank, Merchants National Bank Aurora, Olkb 4980 and Amp; Mnba</text:p>
          </table:table-cell>
          <table:table-cell office:value-type="string">
            <text:p>Old Kent Bank and Merchants National Bank Aurora (Trust No. 4980)</text:p>
          </table:table-cell>
          <table:table-cell table:number-columns-repeated="2"/>
        </table:table-row>
        <table:table-row table:style-name="ro2">
          <table:table-cell office:value-type="string">
            <text:p>GRAVES CATHERINE M</text:p>
          </table:table-cell>
          <table:table-cell office:value-type="string">
            <text:p>Catherine M Graves</text:p>
          </table:table-cell>
          <table:table-cell office:value-type="string">
            <text:p>Catherine M. Graves</text:p>
          </table:table-cell>
          <table:table-cell table:number-columns-repeated="2"/>
        </table:table-row>
        <table:table-row table:style-name="ro2">
          <table:table-cell office:value-type="string">
            <text:p>ULASKAS ROGER J||ULASKAS JOAN FRANCES||ULASKAS JOAN F</text:p>
          </table:table-cell>
          <table:table-cell office:value-type="string">
            <text:p>Roger J Ulaskas, Joan Frances Ulaskas and Joan F Ulaskas</text:p>
          </table:table-cell>
          <table:table-cell office:value-type="string">
            <text:p>Roger J. and Joan Frances Ulaskas</text:p>
          </table:table-cell>
          <table:table-cell table:number-columns-repeated="2"/>
        </table:table-row>
        <table:table-row table:style-name="ro2">
          <table:table-cell office:value-type="string">
            <text:p>CHARTER ONE BANK||FIRST NATIONAL BANK WILMINGTON</text:p>
          </table:table-cell>
          <table:table-cell table:number-columns-repeated="2" office:value-type="string">
            <text:p>Charter One Bank and First National Bank Wilmington</text:p>
          </table:table-cell>
          <table:table-cell table:number-columns-repeated="2"/>
        </table:table-row>
        <table:table-row table:style-name="ro2">
          <table:table-cell office:value-type="string">
            <text:p>PEKICH MEGAN T||HAYES MEGAN T</text:p>
          </table:table-cell>
          <table:table-cell office:value-type="string">
            <text:p>Megan T Pekich and Megan T Hayes</text:p>
          </table:table-cell>
          <table:table-cell office:value-type="string">
            <text:p>Megan T. Pekich and Megan T. Hayes</text:p>
          </table:table-cell>
          <table:table-cell table:number-columns-repeated="2"/>
        </table:table-row>
        <table:table-row table:style-name="ro2">
          <table:table-cell office:value-type="string">
            <text:p>WOODROW CORP BE</text:p>
          </table:table-cell>
          <table:table-cell office:value-type="string">
            <text:p>Woodrow Corp Be</text:p>
          </table:table-cell>
          <table:table-cell office:value-type="string">
            <text:p>Woodrow Corp. Be</text:p>
          </table:table-cell>
          <table:table-cell table:number-columns-repeated="2"/>
        </table:table-row>
        <table:table-row table:style-name="ro2">
          <table:table-cell office:value-type="string">
            <text:p>WC AERO LLC U23||AERO MANAGEMENT GROUP LLC</text:p>
          </table:table-cell>
          <table:table-cell office:value-type="string">
            <text:p>Wc Aero Llc U23 and Aero Management Group Llc</text:p>
          </table:table-cell>
          <table:table-cell office:value-type="string">
            <text:p>Wc Aero U23 LLC and Aero Management Group LLC</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KING BARBARA</text:p>
          </table:table-cell>
          <table:table-cell table:number-columns-repeated="2" office:value-type="string">
            <text:p>Barbara King</text:p>
          </table:table-cell>
          <table:table-cell table:number-columns-repeated="2"/>
        </table:table-row>
        <table:table-row table:style-name="ro2">
          <table:table-cell office:value-type="string">
            <text:p>ARONSON CAROL J</text:p>
          </table:table-cell>
          <table:table-cell office:value-type="string">
            <text:p>Carol J Aronson</text:p>
          </table:table-cell>
          <table:table-cell office:value-type="string">
            <text:p>Carol J. Aronson</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ALONZO BERTHA</text:p>
          </table:table-cell>
          <table:table-cell table:number-columns-repeated="2" office:value-type="string">
            <text:p>Bertha Alonzo</text:p>
          </table:table-cell>
          <table:table-cell table:number-columns-repeated="2"/>
        </table:table-row>
        <table:table-row table:style-name="ro2">
          <table:table-cell office:value-type="string">
            <text:p>SPECIALTY LIGHTING INC</text:p>
          </table:table-cell>
          <table:table-cell office:value-type="string">
            <text:p>Specialty Lighting Inc</text:p>
          </table:table-cell>
          <table:table-cell office:value-type="string">
            <text:p>Specialty Lighting Inc.</text:p>
          </table:table-cell>
          <table:table-cell table:number-columns-repeated="2"/>
        </table:table-row>
        <table:table-row table:style-name="ro2">
          <table:table-cell office:value-type="string">
            <text:p>LEE GARY D</text:p>
          </table:table-cell>
          <table:table-cell office:value-type="string">
            <text:p>Gary D Lee</text:p>
          </table:table-cell>
          <table:table-cell office:value-type="string">
            <text:p>Gary D. Lee</text:p>
          </table:table-cell>
          <table:table-cell table:number-columns-repeated="2"/>
        </table:table-row>
        <table:table-row table:style-name="ro2">
          <table:table-cell office:value-type="string">
            <text:p>PETROVIC BROTHERS CONSTRUCTION INC</text:p>
          </table:table-cell>
          <table:table-cell office:value-type="string">
            <text:p>Petrovic Brothers Construction Inc</text:p>
          </table:table-cell>
          <table:table-cell office:value-type="string">
            <text:p>Petrovic Brothers Construction Inc.</text:p>
          </table:table-cell>
          <table:table-cell table:number-columns-repeated="2"/>
        </table:table-row>
        <table:table-row table:style-name="ro2">
          <table:table-cell office:value-type="string">
            <text:p>BRASHLER LOIS K||ROWLEY LOIS K</text:p>
          </table:table-cell>
          <table:table-cell office:value-type="string">
            <text:p>Lois K Brashler and Lois K Rowley</text:p>
          </table:table-cell>
          <table:table-cell office:value-type="string">
            <text:p>Lois K. Brashler and Lois K. Rowley</text:p>
          </table:table-cell>
          <table:table-cell table:number-columns-repeated="2"/>
        </table:table-row>
        <table:table-row table:style-name="ro2">
          <table:table-cell office:value-type="string">
            <text:p>MAZON STATE BANK</text:p>
          </table:table-cell>
          <table:table-cell office:value-type="string">
            <text:p>Mazon State Bank</text:p>
          </table:table-cell>
          <table:table-cell office:value-type="string">
            <text:p>Mazon State Bank</text:p>
          </table:table-cell>
          <table:table-cell table:number-columns-repeated="2"/>
        </table:table-row>
        <table:table-row table:style-name="ro2">
          <table:table-cell office:value-type="string">
            <text:p>PIONEER LANES CO</text:p>
          </table:table-cell>
          <table:table-cell office:value-type="string">
            <text:p>Pioneer Lanes Co</text:p>
          </table:table-cell>
          <table:table-cell office:value-type="string">
            <text:p>Pioneer Lanes Co.</text:p>
          </table:table-cell>
          <table:table-cell table:number-columns-repeated="2"/>
        </table:table-row>
        <table:table-row table:style-name="ro2">
          <table:table-cell office:value-type="string">
            <text:p>WILLIAMS GERALDINE M||PEARSON GERALDINE M</text:p>
          </table:table-cell>
          <table:table-cell office:value-type="string">
            <text:p>Geraldine M Williams and Geraldine M Pearson</text:p>
          </table:table-cell>
          <table:table-cell office:value-type="string">
            <text:p>Geraldine M. Williams and Geraldine M. Pearson</text:p>
          </table:table-cell>
          <table:table-cell table:number-columns-repeated="2"/>
        </table:table-row>
        <table:table-row table:style-name="ro2">
          <table:table-cell office:value-type="string">
            <text:p>HOUSING THOMAS||MC FEDRIES LAURA L||HOUSING LAURA L</text:p>
          </table:table-cell>
          <table:table-cell office:value-type="string">
            <text:p>Housing Thomas, Laura L McFedries and Housing Laura L</text:p>
          </table:table-cell>
          <table:table-cell office:value-type="string">
            <text:p>Housing Thomas, Laura L. McFedries and Housing Laura L</text:p>
          </table:table-cell>
          <table:table-cell table:number-columns-repeated="2"/>
        </table:table-row>
        <table:table-row table:style-name="ro2">
          <table:table-cell office:value-type="string">
            <text:p>MARATHON OIL CO</text:p>
          </table:table-cell>
          <table:table-cell office:value-type="string">
            <text:p>Marathon Oil Co</text:p>
          </table:table-cell>
          <table:table-cell office:value-type="string">
            <text:p>Marathon Oil Co.</text:p>
          </table:table-cell>
          <table:table-cell table:number-columns-repeated="2"/>
        </table:table-row>
        <table:table-row table:style-name="ro2">
          <table:table-cell office:value-type="string">
            <text:p>BROWN GREGORY A||BROWN DIANE M</text:p>
          </table:table-cell>
          <table:table-cell office:value-type="string">
            <text:p>Gregory A Brown and Diane M Brown</text:p>
          </table:table-cell>
          <table:table-cell office:value-type="string">
            <text:p>Gregory A. and Diane M. Brown</text:p>
          </table:table-cell>
          <table:table-cell table:number-columns-repeated="2"/>
        </table:table-row>
        <table:table-row table:style-name="ro2">
          <table:table-cell office:value-type="string">
            <text:p>MANSHOLT KENNETH S||MANSHOLT HEATHER L</text:p>
          </table:table-cell>
          <table:table-cell office:value-type="string">
            <text:p>Kenneth S Mansholt and Heather L Mansholt</text:p>
          </table:table-cell>
          <table:table-cell office:value-type="string">
            <text:p>Kenneth S. and Heather L. Mansholt</text:p>
          </table:table-cell>
          <table:table-cell table:number-columns-repeated="2"/>
        </table:table-row>
        <table:table-row table:style-name="ro2">
          <table:table-cell office:value-type="string">
            <text:p>SWEARINGEN PAMELA A||SWEARINGEN JOHN</text:p>
          </table:table-cell>
          <table:table-cell office:value-type="string">
            <text:p>Pamela A Swearingen and John Swearingen</text:p>
          </table:table-cell>
          <table:table-cell office:value-type="string">
            <text:p>Pamela A. and John Swearingen</text:p>
          </table:table-cell>
          <table:table-cell table:number-columns-repeated="2"/>
        </table:table-row>
        <table:table-row table:style-name="ro2">
          <table:table-cell office:value-type="string">
            <text:p>HECK RONALD||HECK RONALD E</text:p>
          </table:table-cell>
          <table:table-cell office:value-type="string">
            <text:p>Ronald Heck and Ronald E Heck</text:p>
          </table:table-cell>
          <table:table-cell office:value-type="string">
            <text:p>Ronald E. Heck</text:p>
          </table:table-cell>
          <table:table-cell table:number-columns-repeated="2"/>
        </table:table-row>
        <table:table-row table:style-name="ro2">
          <table:table-cell office:value-type="string">
            <text:p>RYLAND GROUP INC</text:p>
          </table:table-cell>
          <table:table-cell office:value-type="string">
            <text:p>Ryland Group Inc</text:p>
          </table:table-cell>
          <table:table-cell office:value-type="string">
            <text:p>Ryland Group Inc.</text:p>
          </table:table-cell>
          <table:table-cell table:number-columns-repeated="2"/>
        </table:table-row>
        <table:table-row table:style-name="ro2">
          <table:table-cell office:value-type="string">
            <text:p>JANAS FITNESS INC</text:p>
          </table:table-cell>
          <table:table-cell office:value-type="string">
            <text:p>Janas Fitness Inc</text:p>
          </table:table-cell>
          <table:table-cell office:value-type="string">
            <text:p>Janas Fitness Inc.</text:p>
          </table:table-cell>
          <table:table-cell table:number-columns-repeated="2"/>
        </table:table-row>
        <table:table-row table:style-name="ro2">
          <table:table-cell office:value-type="string">
            <text:p>CONNORS ROBERT E</text:p>
          </table:table-cell>
          <table:table-cell office:value-type="string">
            <text:p>Robert E Connors</text:p>
          </table:table-cell>
          <table:table-cell office:value-type="string">
            <text:p>Robert E. Connors</text:p>
          </table:table-cell>
          <table:table-cell table:number-columns-repeated="2"/>
        </table:table-row>
        <table:table-row table:style-name="ro2">
          <table:table-cell office:value-type="string">
            <text:p>MC COY FARM LLC||KIPLING ESTATES</text:p>
          </table:table-cell>
          <table:table-cell office:value-type="string">
            <text:p>McCoy Farm Llc and Kipling Estates</text:p>
          </table:table-cell>
          <table:table-cell office:value-type="string">
            <text:p>McCoy Farm LLC and Kipling Estates</text:p>
          </table:table-cell>
          <table:table-cell table:number-columns-repeated="2"/>
        </table:table-row>
        <table:table-row table:style-name="ro2">
          <table:table-cell office:value-type="string">
            <text:p>LEACH HOMES INC</text:p>
          </table:table-cell>
          <table:table-cell office:value-type="string">
            <text:p>Leach Homes Inc</text:p>
          </table:table-cell>
          <table:table-cell office:value-type="string">
            <text:p>Leach Homes Inc.</text:p>
          </table:table-cell>
          <table:table-cell table:number-columns-repeated="2"/>
        </table:table-row>
        <table:table-row table:style-name="ro2">
          <table:table-cell office:value-type="string">
            <text:p>SHELTON KENNETH R||SHELTON BARBARA H</text:p>
          </table:table-cell>
          <table:table-cell office:value-type="string">
            <text:p>Kenneth R Shelton and Barbara H Shelton</text:p>
          </table:table-cell>
          <table:table-cell office:value-type="string">
            <text:p>Kenneth R. and Barbara H. Shelton</text:p>
          </table:table-cell>
          <table:table-cell table:number-columns-repeated="2"/>
        </table:table-row>
        <table:table-row table:style-name="ro2">
          <table:table-cell office:value-type="string">
            <text:p>NLSB||NEW LENOX STATE BANK||2334 NLSB &amp;amp; NLSBK</text:p>
          </table:table-cell>
          <table:table-cell office:value-type="string">
            <text:p>Nlsb, New Lenox State Bank, Nlsb 2334 and Amp; Nlsbk</text:p>
          </table:table-cell>
          <table:table-cell office:value-type="string">
            <text:p>New Lenox State Bank (Trust No. 2334)</text:p>
          </table:table-cell>
          <table:table-cell table:number-columns-repeated="2"/>
        </table:table-row>
        <table:table-row table:style-name="ro2">
          <table:table-cell office:value-type="string">
            <text:p>FEDERAL HOME LOAN MORTGAGE CORPORATION||PIERCE &amp;amp; ASSOCIATES - ATTORNEY IN FACT</text:p>
          </table:table-cell>
          <table:table-cell office:value-type="string">
            <text:p>Federal Home Loan Mortgage Corporation and Pierce Associates Attorney In Fact</text:p>
          </table:table-cell>
          <table:table-cell office:value-type="string">
            <text:p>Federal Home Loan Mortgage Corp. and Pierce &amp; Associates (as attorney-in-fact)</text:p>
          </table:table-cell>
          <table:table-cell table:number-columns-repeated="2"/>
        </table:table-row>
        <table:table-row table:style-name="ro2">
          <table:table-cell office:value-type="string">
            <text:p>PINNACLE CUSTOM HOMEBUILDERS INC</text:p>
          </table:table-cell>
          <table:table-cell office:value-type="string">
            <text:p>Pinnacle Custom Homebuilders Inc</text:p>
          </table:table-cell>
          <table:table-cell office:value-type="string">
            <text:p>Pinnacle Custom Homebuilders Inc.</text:p>
          </table:table-cell>
          <table:table-cell table:number-columns-repeated="2"/>
        </table:table-row>
        <table:table-row table:style-name="ro2">
          <table:table-cell office:value-type="string">
            <text:p>STATE BANK OF COUNTRYSIDE||032501 STBC</text:p>
          </table:table-cell>
          <table:table-cell office:value-type="string">
            <text:p>State Bank Of Countryside and 032501 Stbc</text:p>
          </table:table-cell>
          <table:table-cell office:value-type="string">
            <text:p>State Bank of Countryside (Trust No. 032501)</text:p>
          </table:table-cell>
          <table:table-cell table:number-columns-repeated="2"/>
        </table:table-row>
        <table:table-row table:style-name="ro2">
          <table:table-cell office:value-type="string">
            <text:p>GOLDSTONE JEFFREY M||GOLDSTONE KIMBERLY G||DREVALAS KIMBERLY G</text:p>
          </table:table-cell>
          <table:table-cell office:value-type="string">
            <text:p>Jeffrey M Goldstone, Kimberly G Goldstone and Kimberly G Drevalas</text:p>
          </table:table-cell>
          <table:table-cell office:value-type="string">
            <text:p>Jeffrey M. and Kimberly G. Goldstone and Kimberly G. Drevalas</text:p>
          </table:table-cell>
          <table:table-cell table:number-columns-repeated="2"/>
        </table:table-row>
        <table:table-row table:style-name="ro2">
          <table:table-cell office:value-type="string">
            <text:p>DRH CAMBRIDGE HOMES INC</text:p>
          </table:table-cell>
          <table:table-cell office:value-type="string">
            <text:p>DRH Cambridge Homes, Inc</text:p>
          </table:table-cell>
          <table:table-cell office:value-type="string">
            <text:p>DRH Cambridge Homes Inc.</text:p>
          </table:table-cell>
          <table:table-cell table:number-columns-repeated="2"/>
        </table:table-row>
        <table:table-row table:style-name="ro2">
          <table:table-cell office:value-type="string">
            <text:p>GESTNER CHARLES A||GESTNER PATRICIA M</text:p>
          </table:table-cell>
          <table:table-cell office:value-type="string">
            <text:p>Charles A Gestner and Patricia M Gestner</text:p>
          </table:table-cell>
          <table:table-cell office:value-type="string">
            <text:p>Charles A. and Patricia M. Gestner</text:p>
          </table:table-cell>
          <table:table-cell table:number-columns-repeated="2"/>
        </table:table-row>
        <table:table-row table:style-name="ro2">
          <table:table-cell office:value-type="string">
            <text:p>JOB WELL DONE INC</text:p>
          </table:table-cell>
          <table:table-cell office:value-type="string">
            <text:p>Job Well Done Inc</text:p>
          </table:table-cell>
          <table:table-cell office:value-type="string">
            <text:p>Job Well Done Inc.</text:p>
          </table:table-cell>
          <table:table-cell table:number-columns-repeated="2"/>
        </table:table-row>
        <table:table-row table:style-name="ro2">
          <table:table-cell office:value-type="string">
            <text:p>HALABURT EDWARD J||HALABURT MARY ELLEN</text:p>
          </table:table-cell>
          <table:table-cell office:value-type="string">
            <text:p>Edward J Halaburt and Mary Ellen Halaburt</text:p>
          </table:table-cell>
          <table:table-cell office:value-type="string">
            <text:p>Edward J. and Mary Ellen Halaburt</text:p>
          </table:table-cell>
          <table:table-cell table:number-columns-repeated="2"/>
        </table:table-row>
        <table:table-row table:style-name="ro2">
          <table:table-cell office:value-type="string">
            <text:p>SUNSET LAKES DEVELOPMENT LLC</text:p>
          </table:table-cell>
          <table:table-cell office:value-type="string">
            <text:p>Sunset Lakes Development Llc</text:p>
          </table:table-cell>
          <table:table-cell office:value-type="string">
            <text:p>Sunset Lakes Development LLC</text:p>
          </table:table-cell>
          <table:table-cell table:number-columns-repeated="2"/>
        </table:table-row>
        <table:table-row table:style-name="ro2">
          <table:table-cell office:value-type="string">
            <text:p>DANIEL CONSTRUCTION INC</text:p>
          </table:table-cell>
          <table:table-cell office:value-type="string">
            <text:p>Daniel Construction Inc</text:p>
          </table:table-cell>
          <table:table-cell office:value-type="string">
            <text:p>Daniel Construction Inc.</text:p>
          </table:table-cell>
          <table:table-cell table:number-columns-repeated="2"/>
        </table:table-row>
        <table:table-row table:style-name="ro2">
          <table:table-cell office:value-type="string">
            <text:p>WILDFLOWER RIDGE LLC</text:p>
          </table:table-cell>
          <table:table-cell office:value-type="string">
            <text:p>Wildflower Ridge Llc</text:p>
          </table:table-cell>
          <table:table-cell office:value-type="string">
            <text:p>Wildflower Ridge LLC</text:p>
          </table:table-cell>
          <table:table-cell table:number-columns-repeated="2"/>
        </table:table-row>
        <table:table-row table:style-name="ro2">
          <table:table-cell office:value-type="string">
            <text:p>GARRISON MARCIA S - SUCCESSOR/TRUSTEE||MARGARET-HELEN M SALLENGER TRUST</text:p>
          </table:table-cell>
          <table:table-cell office:value-type="string">
            <text:p>Marcia S Successor, Trustee Garrison and Margaret-Helen M Sallenger (Trust)</text:p>
          </table:table-cell>
          <table:table-cell office:value-type="string">
            <text:p>Marcia S. Garrison (successor trustee) and Margaret-Helen M. Sallenger (trust)</text:p>
          </table:table-cell>
          <table:table-cell table:number-columns-repeated="2"/>
        </table:table-row>
        <table:table-row table:style-name="ro2">
          <table:table-cell office:value-type="string">
            <text:p>MILLER JASON||MILLER MICHELLE</text:p>
          </table:table-cell>
          <table:table-cell office:value-type="string">
            <text:p>Jason Miller and Michelle Miller</text:p>
          </table:table-cell>
          <table:table-cell office:value-type="string">
            <text:p>Jason and Michelle Miller</text:p>
          </table:table-cell>
          <table:table-cell table:number-columns-repeated="2"/>
        </table:table-row>
        <table:table-row table:style-name="ro2">
          <table:table-cell office:value-type="string">
            <text:p>FREDRICKSON RICHARD L||FREDRICKSON NANCY S</text:p>
          </table:table-cell>
          <table:table-cell office:value-type="string">
            <text:p>Richard L Fredrickson and Nancy S Fredrickson</text:p>
          </table:table-cell>
          <table:table-cell office:value-type="string">
            <text:p>Richard L. and Nancy S. Fredrickson</text:p>
          </table:table-cell>
          <table:table-cell table:number-columns-repeated="2"/>
        </table:table-row>
        <table:table-row table:style-name="ro2">
          <table:table-cell office:value-type="string">
            <text:p>LEACH HOMES INC</text:p>
          </table:table-cell>
          <table:table-cell office:value-type="string">
            <text:p>Leach Homes Inc</text:p>
          </table:table-cell>
          <table:table-cell office:value-type="string">
            <text:p>Leach Homes Inc.</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NOAH KHAWLA</text:p>
          </table:table-cell>
          <table:table-cell office:value-type="string">
            <text:p>Khawla Noah</text:p>
          </table:table-cell>
          <table:table-cell office:value-type="string">
            <text:p>Khawla Noah</text:p>
          </table:table-cell>
          <table:table-cell table:number-columns-repeated="2"/>
        </table:table-row>
        <table:table-row table:style-name="ro2">
          <table:table-cell office:value-type="string">
            <text:p>DRABEK DAVID W||DRABEK KRISTEN J||WHALEN KRISTEN J</text:p>
          </table:table-cell>
          <table:table-cell office:value-type="string">
            <text:p>David W Drabek, Kristen J Drabek and Kristen J Whalen</text:p>
          </table:table-cell>
          <table:table-cell office:value-type="string">
            <text:p>David W. and Kristen J. Drabek and Kristen J. Whalen</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CHICAGO TITLE LAND TRUST CO - SUCCESSOR/TRUSTEE||FIFTH THIRD BANK||17490 FIFTB</text:p>
          </table:table-cell>
          <table:table-cell office:value-type="string">
            <text:p>Chicago Title Land Trust Co Successor, Trustee, Fifth Third Bank and Fiftb 17490</text:p>
          </table:table-cell>
          <table:table-cell office:value-type="string">
            <text:p>Chicago Title Land Trust Co (successor trustee) and Fifth Third Bank (Trust No. 17490)</text:p>
          </table:table-cell>
          <table:table-cell table:number-columns-repeated="2"/>
        </table:table-row>
        <table:table-row table:style-name="ro2">
          <table:table-cell office:value-type="string">
            <text:p>PULTE HOME CORP</text:p>
          </table:table-cell>
          <table:table-cell office:value-type="string">
            <text:p>Pulte Home Corporation</text:p>
          </table:table-cell>
          <table:table-cell office:value-type="string">
            <text:p>Pulte Home Corp.</text:p>
          </table:table-cell>
          <table:table-cell table:number-columns-repeated="2"/>
        </table:table-row>
        <table:table-row table:style-name="ro2">
          <table:table-cell office:value-type="string">
            <text:p>NEUMANN HOMES INC</text:p>
          </table:table-cell>
          <table:table-cell office:value-type="string">
            <text:p>Neumann Homes Inc</text:p>
          </table:table-cell>
          <table:table-cell office:value-type="string">
            <text:p>Neumann Homes Inc.</text:p>
          </table:table-cell>
          <table:table-cell table:number-columns-repeated="2"/>
        </table:table-row>
        <table:table-row table:style-name="ro2">
          <table:table-cell office:value-type="string">
            <text:p>RUNNING ALPACA LLC-SUNBURST SERIES</text:p>
          </table:table-cell>
          <table:table-cell office:value-type="string">
            <text:p>Running Alpaca Llc-Sunburst Series</text:p>
          </table:table-cell>
          <table:table-cell office:value-type="string">
            <text:p>Running Alpaca LLC - Sunburst Series</text:p>
          </table:table-cell>
          <table:table-cell table:number-columns-repeated="2"/>
        </table:table-row>
        <table:table-row table:style-name="ro2">
          <table:table-cell office:value-type="string">
            <text:p>JESSHEL INC</text:p>
          </table:table-cell>
          <table:table-cell office:value-type="string">
            <text:p>Jesshel Inc</text:p>
          </table:table-cell>
          <table:table-cell office:value-type="string">
            <text:p>Jesshel Inc.</text:p>
          </table:table-cell>
          <table:table-cell table:number-columns-repeated="2"/>
        </table:table-row>
        <table:table-row table:style-name="ro2">
          <table:table-cell office:value-type="string">
            <text:p>MURILLO JUAN||MURILLO AMELIA</text:p>
          </table:table-cell>
          <table:table-cell office:value-type="string">
            <text:p>Juan Murillo and Amelia Murillo</text:p>
          </table:table-cell>
          <table:table-cell office:value-type="string">
            <text:p>Juan and Amelia Murillo</text:p>
          </table:table-cell>
          <table:table-cell table:number-columns-repeated="2"/>
        </table:table-row>
        <table:table-row table:style-name="ro2">
          <table:table-cell office:value-type="string">
            <text:p>HUBNER CHARLES</text:p>
          </table:table-cell>
          <table:table-cell office:value-type="string">
            <text:p>Charles Hubner</text:p>
          </table:table-cell>
          <table:table-cell office:value-type="string">
            <text:p>Charles Hubner</text:p>
          </table:table-cell>
          <table:table-cell table:number-columns-repeated="2"/>
        </table:table-row>
        <table:table-row table:style-name="ro2">
          <table:table-cell office:value-type="string">
            <text:p>BLACKWELL JAMIE T</text:p>
          </table:table-cell>
          <table:table-cell office:value-type="string">
            <text:p>Jamie T Blackwell</text:p>
          </table:table-cell>
          <table:table-cell office:value-type="string">
            <text:p>Jamie T. Blackwell</text:p>
          </table:table-cell>
          <table:table-cell table:number-columns-repeated="2"/>
        </table:table-row>
        <table:table-row table:style-name="ro2">
          <table:table-cell office:value-type="string">
            <text:p>MACOM CORP</text:p>
          </table:table-cell>
          <table:table-cell office:value-type="string">
            <text:p>Macom Corp</text:p>
          </table:table-cell>
          <table:table-cell office:value-type="string">
            <text:p>MacOm Corp.</text:p>
          </table:table-cell>
          <table:table-cell table:number-columns-repeated="2"/>
        </table:table-row>
        <table:table-row table:style-name="ro2">
          <table:table-cell office:value-type="string">
            <text:p>DINO JUMP INC||DINO JUMP.NET INC</text:p>
          </table:table-cell>
          <table:table-cell office:value-type="string">
            <text:p>Dino Jump Inc and Dino Jump Net Inc</text:p>
          </table:table-cell>
          <table:table-cell office:value-type="string">
            <text:p>Dino Jump Inc. and Dino Jump.net Inc.</text:p>
          </table:table-cell>
          <table:table-cell table:number-columns-repeated="2"/>
        </table:table-row>
        <table:table-row table:style-name="ro2">
          <table:table-cell office:value-type="string">
            <text:p>FROG MOBILE CORPORATION</text:p>
          </table:table-cell>
          <table:table-cell office:value-type="string">
            <text:p>Frog Mobile Corporation</text:p>
          </table:table-cell>
          <table:table-cell office:value-type="string">
            <text:p>Frog Mobile Corp.</text:p>
          </table:table-cell>
          <table:table-cell table:number-columns-repeated="2"/>
        </table:table-row>
        <table:table-row table:style-name="ro2">
          <table:table-cell office:value-type="string">
            <text:p>DAUP NANCY S</text:p>
          </table:table-cell>
          <table:table-cell office:value-type="string">
            <text:p>Nancy S Daup</text:p>
          </table:table-cell>
          <table:table-cell office:value-type="string">
            <text:p>Nancy S. Daup</text:p>
          </table:table-cell>
          <table:table-cell table:number-columns-repeated="2"/>
        </table:table-row>
        <table:table-row table:style-name="ro2">
          <table:table-cell office:value-type="string">
            <text:p>O BRIEN RANDY||O BRIEN OPHELIA</text:p>
          </table:table-cell>
          <table:table-cell office:value-type="string">
            <text:p>Randy OBrien and Ophelia OBrien</text:p>
          </table:table-cell>
          <table:table-cell office:value-type="string">
            <text:p>Randy O'Brien and Ophelia O'Brien</text:p>
          </table:table-cell>
          <table:table-cell table:number-columns-repeated="2"/>
        </table:table-row>
        <table:table-row table:style-name="ro2">
          <table:table-cell office:value-type="string">
            <text:p>BOBOSKY J BLAKE||BOBOSKY ANDREA K</text:p>
          </table:table-cell>
          <table:table-cell office:value-type="string">
            <text:p>J Blake Bobosky and Andrea K Bobosky</text:p>
          </table:table-cell>
          <table:table-cell office:value-type="string">
            <text:p>J. Blake and Andrea K. Bobosky</text:p>
          </table:table-cell>
          <table:table-cell table:number-columns-repeated="2"/>
        </table:table-row>
        <table:table-row table:style-name="ro2">
          <table:table-cell office:value-type="string">
            <text:p>DE RIGGI CONSTRUCTION CO</text:p>
          </table:table-cell>
          <table:table-cell office:value-type="string">
            <text:p>De Riggi Construction Co</text:p>
          </table:table-cell>
          <table:table-cell office:value-type="string">
            <text:p>De Riggi Construction Co.</text:p>
          </table:table-cell>
          <table:table-cell table:number-columns-repeated="2"/>
        </table:table-row>
        <table:table-row table:style-name="ro2">
          <table:table-cell office:value-type="string">
            <text:p>MUNICIPAL TRUST &amp;amp; SAVINGS BANK</text:p>
          </table:table-cell>
          <table:table-cell office:value-type="string">
            <text:p>Municipal Trust Savings Bank</text:p>
          </table:table-cell>
          <table:table-cell office:value-type="string">
            <text:p>Municipal Trust and Savings Bank</text:p>
          </table:table-cell>
          <table:table-cell table:number-columns-repeated="2"/>
        </table:table-row>
        <table:table-row table:style-name="ro2">
          <table:table-cell office:value-type="string">
            <text:p>SCHLECHTE GARY L||SCHLECHTE DELORES DIANE</text:p>
          </table:table-cell>
          <table:table-cell office:value-type="string">
            <text:p>Gary L Schlechte and Delores Diane Schlechte</text:p>
          </table:table-cell>
          <table:table-cell office:value-type="string">
            <text:p>Gary L. and Delores Diane Schlechte</text:p>
          </table:table-cell>
          <table:table-cell table:number-columns-repeated="2"/>
        </table:table-row>
        <table:table-row table:style-name="ro2">
          <table:table-cell office:value-type="string">
            <text:p>GIVENS JOAN C||GIVENS DWAIN T JR</text:p>
          </table:table-cell>
          <table:table-cell office:value-type="string">
            <text:p>Joan C Givens and Dwain T Givens Jr</text:p>
          </table:table-cell>
          <table:table-cell office:value-type="string">
            <text:p>Joan C. Givens and Dwain T. Givens Jr.</text:p>
          </table:table-cell>
          <table:table-cell table:number-columns-repeated="2"/>
        </table:table-row>
        <table:table-row table:style-name="ro2">
          <table:table-cell office:value-type="string">
            <text:p>SALEH MUNA</text:p>
          </table:table-cell>
          <table:table-cell office:value-type="string">
            <text:p>Muna Saleh</text:p>
          </table:table-cell>
          <table:table-cell office:value-type="string">
            <text:p>Muna Saleh</text:p>
          </table:table-cell>
          <table:table-cell table:number-columns-repeated="2"/>
        </table:table-row>
        <table:table-row table:style-name="ro2">
          <table:table-cell office:value-type="string">
            <text:p>FIRST NATIONAL BANK ILLINOIS||5076 FNBI</text:p>
          </table:table-cell>
          <table:table-cell office:value-type="string">
            <text:p>First National Bank Illinois and Fnbi 5076</text:p>
          </table:table-cell>
          <table:table-cell office:value-type="string">
            <text:p>First National Bank Illinois (Trust No. 5076)</text:p>
          </table:table-cell>
          <table:table-cell table:number-columns-repeated="2"/>
        </table:table-row>
        <table:table-row table:style-name="ro2">
          <table:table-cell office:value-type="string">
            <text:p>DWYER JANICE G||DWYER CRAIG P||DWYER DEAN J</text:p>
          </table:table-cell>
          <table:table-cell office:value-type="string">
            <text:p>Janice G Dwyer, Craig P Dwyer and Dean J Dwyer</text:p>
          </table:table-cell>
          <table:table-cell office:value-type="string">
            <text:p>Janice G., Craig P. and Dean J. Dwyer</text:p>
          </table:table-cell>
          <table:table-cell table:number-columns-repeated="2"/>
        </table:table-row>
        <table:table-row table:style-name="ro2">
          <table:table-cell office:value-type="string">
            <text:p>UNITED STATES OF AMERICA||WOMMACK GILBERT||WOMMACK GILBERT A||LONGO-WOMMACK ERICA N||LONGO-WOMMACK ERICA</text:p>
          </table:table-cell>
          <table:table-cell office:value-type="string">
            <text:p>United States Of America, Gilbert Wommack, Gilbert A Wommack, Erica N Longo-Wommack and Erica Longo-Wommack</text:p>
          </table:table-cell>
          <table:table-cell office:value-type="string">
            <text:p>United States of America, Gilbert A. Wommack and Erica N Longo-Wommack</text:p>
          </table:table-cell>
          <table:table-cell table:number-columns-repeated="2"/>
        </table:table-row>
        <table:table-row table:style-name="ro2">
          <table:table-cell office:value-type="string">
            <text:p>CARDONA GARY L||CARDONA ANITA J</text:p>
          </table:table-cell>
          <table:table-cell office:value-type="string">
            <text:p>Gary L Cardona and Anita J Cardona</text:p>
          </table:table-cell>
          <table:table-cell office:value-type="string">
            <text:p>Gary L. and Anita J. Cardona</text:p>
          </table:table-cell>
          <table:table-cell table:number-columns-repeated="2"/>
        </table:table-row>
        <table:table-row table:style-name="ro2">
          <table:table-cell office:value-type="string">
            <text:p>OLSON THOMAS J||OLSON KIMBERLY||OLSON KIMBERLY A</text:p>
          </table:table-cell>
          <table:table-cell office:value-type="string">
            <text:p>Thomas J Olson, Kimberly Olson and Kimberly A Olson</text:p>
          </table:table-cell>
          <table:table-cell office:value-type="string">
            <text:p>Thomas J. and Kimberly A. Olson</text:p>
          </table:table-cell>
          <table:table-cell table:number-columns-repeated="2"/>
        </table:table-row>
        <table:table-row table:style-name="ro2">
          <table:table-cell office:value-type="string">
            <text:p>CENTEX HOMES</text:p>
          </table:table-cell>
          <table:table-cell office:value-type="string">
            <text:p>Centex Homes</text:p>
          </table:table-cell>
          <table:table-cell office:value-type="string">
            <text:p>Centex Homes</text:p>
          </table:table-cell>
          <table:table-cell table:number-columns-repeated="2"/>
        </table:table-row>
        <table:table-row table:style-name="ro2">
          <table:table-cell office:value-type="string">
            <text:p>PEOTONE BANK &amp;amp; TRUST CO||91358 PEBTC</text:p>
          </table:table-cell>
          <table:table-cell office:value-type="string">
            <text:p>Peotone Bank Trust Co and Pebtc 91358</text:p>
          </table:table-cell>
          <table:table-cell office:value-type="string">
            <text:p>Peotone Bank &amp; Trust Co. (Trust No. 91358)</text:p>
          </table:table-cell>
          <table:table-cell table:number-columns-repeated="2"/>
        </table:table-row>
        <table:table-row table:style-name="ro2">
          <table:table-cell office:value-type="string">
            <text:p>COX JOSEPH EUGENE||COX GRETCHEN BRAKER</text:p>
          </table:table-cell>
          <table:table-cell office:value-type="string">
            <text:p>Joseph Eugene Cox and Gretchen Braker Cox</text:p>
          </table:table-cell>
          <table:table-cell office:value-type="string">
            <text:p>Joseph Eugene and Gretchen Braker Cox</text:p>
          </table:table-cell>
          <table:table-cell table:number-columns-repeated="2"/>
        </table:table-row>
        <table:table-row table:style-name="ro2">
          <table:table-cell office:value-type="string">
            <text:p>CASSEM DANIEL M||CASSEM ANDREA D</text:p>
          </table:table-cell>
          <table:table-cell office:value-type="string">
            <text:p>Daniel M Cassem and Andrea D Cassem</text:p>
          </table:table-cell>
          <table:table-cell office:value-type="string">
            <text:p>Daniel M. and Andrea D. Cassem</text:p>
          </table:table-cell>
          <table:table-cell table:number-columns-repeated="2"/>
        </table:table-row>
        <table:table-row table:style-name="ro2">
          <table:table-cell office:value-type="string">
            <text:p>FIRST UNITED BANK||1977 FUB</text:p>
          </table:table-cell>
          <table:table-cell office:value-type="string">
            <text:p>First United Bank and Fub 1977</text:p>
          </table:table-cell>
          <table:table-cell office:value-type="string">
            <text:p>First United Bank (Trust No. 1977)</text:p>
          </table:table-cell>
          <table:table-cell table:number-columns-repeated="2"/>
        </table:table-row>
        <table:table-row table:style-name="ro2">
          <table:table-cell office:value-type="string">
            <text:p>SANNER STEVE</text:p>
          </table:table-cell>
          <table:table-cell office:value-type="string">
            <text:p>Sanner Steve</text:p>
          </table:table-cell>
          <table:table-cell office:value-type="string">
            <text:p>Steve Sanner</text:p>
          </table:table-cell>
          <table:table-cell table:number-columns-repeated="2"/>
        </table:table-row>
        <table:table-row table:style-name="ro2">
          <table:table-cell office:value-type="string">
            <text:p>CARPENTER KENNETH E JR||CARPENTER MARSHA L</text:p>
          </table:table-cell>
          <table:table-cell office:value-type="string">
            <text:p>Kenneth E Carpenter Jr and Marsha L Carpenter</text:p>
          </table:table-cell>
          <table:table-cell office:value-type="string">
            <text:p>Kenneth E. Carpenter Jr. and Marsha L. Carpenter</text:p>
          </table:table-cell>
          <table:table-cell table:number-columns-repeated="2"/>
        </table:table-row>
        <table:table-row table:style-name="ro2">
          <table:table-cell office:value-type="string">
            <text:p>MGM CONSTRUCTION CO INC</text:p>
          </table:table-cell>
          <table:table-cell office:value-type="string">
            <text:p>Mgm Construction Co Inc</text:p>
          </table:table-cell>
          <table:table-cell office:value-type="string">
            <text:p>MGM Construction Co. Inc.</text:p>
          </table:table-cell>
          <table:table-cell table:number-columns-repeated="2"/>
        </table:table-row>
        <table:table-row table:style-name="ro2">
          <table:table-cell office:value-type="string">
            <text:p>BRODIGAN BRADLEY B||BRODIGAN MELISSA</text:p>
          </table:table-cell>
          <table:table-cell office:value-type="string">
            <text:p>Bradley B Brodigan and Melissa Brodigan</text:p>
          </table:table-cell>
          <table:table-cell office:value-type="string">
            <text:p>Bradley B. and Melissa Brodigan</text:p>
          </table:table-cell>
          <table:table-cell table:number-columns-repeated="2"/>
        </table:table-row>
        <table:table-row table:style-name="ro2">
          <table:table-cell office:value-type="string">
            <text:p>ERLEWINE PAUL JR</text:p>
          </table:table-cell>
          <table:table-cell office:value-type="string">
            <text:p>Paul Erlewine Jr</text:p>
          </table:table-cell>
          <table:table-cell office:value-type="string">
            <text:p>Paul Erlewine Jr.</text:p>
          </table:table-cell>
          <table:table-cell table:number-columns-repeated="2"/>
        </table:table-row>
        <table:table-row table:style-name="ro2">
          <table:table-cell office:value-type="string">
            <text:p>JEFFERSON LAND HOLDINGS LLC</text:p>
          </table:table-cell>
          <table:table-cell office:value-type="string">
            <text:p>Jefferson Land Holdings Llc</text:p>
          </table:table-cell>
          <table:table-cell office:value-type="string">
            <text:p>Jefferson Land Holdings LLC</text:p>
          </table:table-cell>
          <table:table-cell table:number-columns-repeated="2"/>
        </table:table-row>
        <table:table-row table:style-name="ro2">
          <table:table-cell office:value-type="string">
            <text:p>SHERIFF WILL COUNTY</text:p>
          </table:table-cell>
          <table:table-cell office:value-type="string">
            <text:p>Sheriff Will County</text:p>
          </table:table-cell>
          <table:table-cell office:value-type="string">
            <text:p>Will County Sheriff</text:p>
          </table:table-cell>
          <table:table-cell table:number-columns-repeated="2"/>
        </table:table-row>
        <table:table-row table:style-name="ro2">
          <table:table-cell office:value-type="string">
            <text:p>AUTO MART CREDIT INC</text:p>
          </table:table-cell>
          <table:table-cell office:value-type="string">
            <text:p>Auto Mart Credit Inc</text:p>
          </table:table-cell>
          <table:table-cell office:value-type="string">
            <text:p>Auto Mart Credit Inc.</text:p>
          </table:table-cell>
          <table:table-cell table:number-columns-repeated="2"/>
        </table:table-row>
        <table:table-row table:style-name="ro2">
          <table:table-cell office:value-type="string">
            <text:p>SOMMERVILLE TREVON T||SOMMERVILLE ANTONETTE L</text:p>
          </table:table-cell>
          <table:table-cell office:value-type="string">
            <text:p>Trevon T Sommerville and Antonette L Sommerville</text:p>
          </table:table-cell>
          <table:table-cell office:value-type="string">
            <text:p>Trevon T. and Antonette L. Sommerville</text:p>
          </table:table-cell>
          <table:table-cell table:number-columns-repeated="2"/>
        </table:table-row>
        <table:table-row table:style-name="ro2">
          <table:table-cell office:value-type="string">
            <text:p>JOE KEIM LAND CORP</text:p>
          </table:table-cell>
          <table:table-cell office:value-type="string">
            <text:p>Joe Keim Land Corp</text:p>
          </table:table-cell>
          <table:table-cell office:value-type="string">
            <text:p>Joe Keim Land Corp.</text:p>
          </table:table-cell>
          <table:table-cell table:number-columns-repeated="2"/>
        </table:table-row>
        <table:table-row table:style-name="ro2">
          <table:table-cell office:value-type="string">
            <text:p>GONZALEZ SERGIO||GONZALEZ SERGIO JR</text:p>
          </table:table-cell>
          <table:table-cell office:value-type="string">
            <text:p>Sergio Gonzalez and Sergio Gonzalez Jr</text:p>
          </table:table-cell>
          <table:table-cell office:value-type="string">
            <text:p>Sergio Gonzalez Jr.</text:p>
          </table:table-cell>
          <table:table-cell table:number-columns-repeated="2"/>
        </table:table-row>
        <table:table-row table:style-name="ro2">
          <table:table-cell office:value-type="string">
            <text:p>LARSEN CARL W||LARSEN KATHLEEN M</text:p>
          </table:table-cell>
          <table:table-cell office:value-type="string">
            <text:p>Carl W Larsen and Kathleen M Larsen</text:p>
          </table:table-cell>
          <table:table-cell office:value-type="string">
            <text:p>Carl W. and Kathleen M. Larsen</text:p>
          </table:table-cell>
          <table:table-cell table:number-columns-repeated="2"/>
        </table:table-row>
        <table:table-row table:style-name="ro2">
          <table:table-cell office:value-type="string">
            <text:p>CASI GROUP INC</text:p>
          </table:table-cell>
          <table:table-cell office:value-type="string">
            <text:p>Casi Group Inc</text:p>
          </table:table-cell>
          <table:table-cell office:value-type="string">
            <text:p>Casi Group Inc.</text:p>
          </table:table-cell>
          <table:table-cell table:number-columns-repeated="2"/>
        </table:table-row>
        <table:table-row table:style-name="ro2">
          <table:table-cell office:value-type="string">
            <text:p>NEUMANN HOMES INC</text:p>
          </table:table-cell>
          <table:table-cell office:value-type="string">
            <text:p>Neumann Homes Inc</text:p>
          </table:table-cell>
          <table:table-cell office:value-type="string">
            <text:p>Neumann Homes Inc.</text:p>
          </table:table-cell>
          <table:table-cell table:number-columns-repeated="2"/>
        </table:table-row>
        <table:table-row table:style-name="ro2">
          <table:table-cell office:value-type="string">
            <text:p>FR JOLIET LLC</text:p>
          </table:table-cell>
          <table:table-cell office:value-type="string">
            <text:p>Fr Joliet Llc</text:p>
          </table:table-cell>
          <table:table-cell office:value-type="string">
            <text:p>Fr Joliet LLC</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7T18:20:48</dc:date>
    <meta:generator>LibreOffice/3.6$Linux_X86_64 LibreOffice_project/360m1$Build-2</meta:generator>
    <meta:editing-duration>P0D</meta:editing-duration>
    <meta:editing-cycles>1</meta:editing-cycles>
    <meta:document-statistic meta:table-count="1" meta:cell-count="1302" meta:object-count="0"/>
  </office:meta>
</office:document-meta>
</file>